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eorgia" svg:font-family="Georgia, 'Times New Roman', Times, serif"/>
    <style:font-face style:name="Mangal1" svg:font-family="Mangal"/>
    <style:font-face style:name="OpenSymbol" svg:font-family="OpenSymbol"/>
    <style:font-face style:name="SymbolMT" svg:font-family="SymbolMT"/>
    <style:font-face style:name="Verdana" svg:font-family="Verdana, Geneva, Arial, Helvetica, sans-serif"/>
    <style:font-face style:name="TimesNewRomanPSMT" svg:font-family="TimesNewRomanPSMT" style:font-family-generic="roman"/>
    <style:font-face style:name="Helvetica-Bold" svg:font-family="Helvetica-Bold"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inMode" style:family="table">
      <style:table-properties style:width="6.925in" table:align="margins"/>
    </style:style>
    <style:style style:name="pinMode.A" style:family="table-column">
      <style:table-column-properties style:column-width="1.375in" style:rel-column-width="13012*"/>
    </style:style>
    <style:style style:name="pinMode.B" style:family="table-column">
      <style:table-column-properties style:column-width="1.6167in" style:rel-column-width="15299*"/>
    </style:style>
    <style:style style:name="pinMode.C" style:family="table-column">
      <style:table-column-properties style:column-width="3.0083in" style:rel-column-width="28469*"/>
    </style:style>
    <style:style style:name="pinMode.D" style:family="table-column">
      <style:table-column-properties style:column-width="0.925in" style:rel-column-width="8755*"/>
    </style:style>
    <style:style style:name="pinMode.A1" style:family="table-cell">
      <style:table-cell-properties fo:padding="0.0799in" fo:border-left="0.0069in solid #000000" fo:border-right="none" fo:border-top="0.0069in solid #000000" fo:border-bottom="none"/>
    </style:style>
    <style:style style:name="pinMode.B1" style:family="table-cell">
      <style:table-cell-properties fo:padding="0.0799in" fo:border-left="none" fo:border-right="0.0069in solid #000000" fo:border-top="0.0069in solid #000000" fo:border-bottom="none"/>
    </style:style>
    <style:style style:name="pinMode.A2" style:family="table-cell">
      <style:table-cell-properties fo:padding="0.0799in" fo:border-left="0.0069in solid #000000" fo:border-right="none" fo:border-top="none" fo:border-bottom="none"/>
    </style:style>
    <style:style style:name="pinMode.B2" style:family="table-cell">
      <style:table-cell-properties fo:padding="0.0799in" fo:border="none"/>
    </style:style>
    <style:style style:name="pinMode.D2" style:family="table-cell">
      <style:table-cell-properties fo:padding="0.0799in" fo:border-left="none" fo:border-right="0.0069in solid #000000" fo:border-top="none" fo:border-bottom="none"/>
    </style:style>
    <style:style style:name="pinMode.A3" style:family="table-cell">
      <style:table-cell-properties fo:padding="0.0799in" fo:border-left="0.0069in solid #000000" fo:border-right="none" fo:border-top="none" fo:border-bottom="0.0069in solid #000000"/>
    </style:style>
    <style:style style:name="pinMode.B3" style:family="table-cell">
      <style:table-cell-properties fo:padding="0.0799in" fo:border-left="none" fo:border-right="none" fo:border-top="none" fo:border-bottom="0.0069in solid #000000"/>
    </style:style>
    <style:style style:name="pinMode.D3" style:family="table-cell">
      <style:table-cell-properties fo:padding="0.0799in" fo:border-left="none" fo:border-right="0.0069in solid #000000" fo:border-top="none" fo:border-bottom="0.0069in solid #000000"/>
    </style:style>
    <style:style style:name="pinModeEx" style:family="table">
      <style:table-properties style:width="6.925in" table:align="margins"/>
    </style:style>
    <style:style style:name="pinModeEx.A" style:family="table-column">
      <style:table-column-properties style:column-width="1.375in" style:rel-column-width="13012*"/>
    </style:style>
    <style:style style:name="pinModeEx.B" style:family="table-column">
      <style:table-column-properties style:column-width="1.6167in" style:rel-column-width="15299*"/>
    </style:style>
    <style:style style:name="pinModeEx.C" style:family="table-column">
      <style:table-column-properties style:column-width="3.0083in" style:rel-column-width="28469*"/>
    </style:style>
    <style:style style:name="pinModeEx.D" style:family="table-column">
      <style:table-column-properties style:column-width="0.925in" style:rel-column-width="8755*"/>
    </style:style>
    <style:style style:name="pinModeEx.A1" style:family="table-cell">
      <style:table-cell-properties fo:padding="0.0799in" fo:border-left="0.0069in solid #000000" fo:border-right="none" fo:border-top="0.0069in solid #000000" fo:border-bottom="none"/>
    </style:style>
    <style:style style:name="pinModeEx.B1" style:family="table-cell">
      <style:table-cell-properties fo:padding="0.0799in" fo:border-left="none" fo:border-right="0.0069in solid #000000" fo:border-top="0.0069in solid #000000" fo:border-bottom="none"/>
    </style:style>
    <style:style style:name="pinModeEx.A2" style:family="table-cell">
      <style:table-cell-properties fo:padding="0.0799in" fo:border-left="0.0069in solid #000000" fo:border-right="none" fo:border-top="none" fo:border-bottom="none"/>
    </style:style>
    <style:style style:name="pinModeEx.B2" style:family="table-cell">
      <style:table-cell-properties fo:padding="0.0799in" fo:border="none"/>
    </style:style>
    <style:style style:name="pinModeEx.D2" style:family="table-cell">
      <style:table-cell-properties fo:padding="0.0799in" fo:border-left="none" fo:border-right="0.0069in solid #000000" fo:border-top="none" fo:border-bottom="none"/>
    </style:style>
    <style:style style:name="pinModeEx.A3" style:family="table-cell">
      <style:table-cell-properties fo:padding="0.0799in" fo:border-left="0.0069in solid #000000" fo:border-right="none" fo:border-top="none" fo:border-bottom="0.0069in solid #000000"/>
    </style:style>
    <style:style style:name="pinModeEx.B3" style:family="table-cell">
      <style:table-cell-properties fo:padding="0.0799in" fo:border-left="none" fo:border-right="none" fo:border-top="none" fo:border-bottom="0.0069in solid #000000"/>
    </style:style>
    <style:style style:name="pinModeEx.D3" style:family="table-cell">
      <style:table-cell-properties fo:padding="0.0799in" fo:border-left="none" fo:border-right="0.0069in solid #000000" fo:border-top="none" fo:border-bottom="0.0069in solid #000000"/>
    </style:style>
    <style:style style:name="pinmodeEx_5f_modes" style:display-name="pinmodeEx_modes" style:family="table">
      <style:table-properties style:width="6.925in" table:align="margins" fo:keep-with-next="always"/>
    </style:style>
    <style:style style:name="pinmodeEx_5f_modes.A" style:display-name="pinmodeEx_modes.A" style:family="table-column">
      <style:table-column-properties style:column-width="1.4417in" style:rel-column-width="13643*"/>
    </style:style>
    <style:style style:name="pinmodeEx_5f_modes.B" style:display-name="pinmodeEx_modes.B" style:family="table-column">
      <style:table-column-properties style:column-width="5.4833in" style:rel-column-width="51892*"/>
    </style:style>
    <style:style style:name="pinmodeEx_5f_modes.A1" style:display-name="pinmodeEx_modes.A1" style:family="table-cell">
      <style:table-cell-properties fo:padding="0.0382in" fo:border-left="0.0007in solid #000000" fo:border-right="none" fo:border-top="0.0007in solid #000000" fo:border-bottom="0.0007in solid #000000"/>
    </style:style>
    <style:style style:name="pinmodeEx_5f_modes.B1" style:display-name="pinmodeEx_modes.B1" style:family="table-cell">
      <style:table-cell-properties fo:padding="0.0382in" fo:border="0.0007in solid #000000"/>
    </style:style>
    <style:style style:name="pinmodeEx_5f_modes.A2" style:display-name="pinmodeEx_modes.A2" style:family="table-cell">
      <style:table-cell-properties fo:padding="0.0382in" fo:border-left="0.0007in solid #000000" fo:border-right="none" fo:border-top="none" fo:border-bottom="0.0007in solid #000000"/>
    </style:style>
    <style:style style:name="pinmodeEx_5f_modes.B2" style:display-name="pinmodeEx_modes.B2" style:family="table-cell">
      <style:table-cell-properties fo:padding="0.0382in" fo:border-left="0.0007in solid #000000" fo:border-right="0.0007in solid #000000" fo:border-top="none" fo:border-bottom="0.0007in solid #000000"/>
    </style:style>
    <style:style style:name="digitalWrite" style:family="table">
      <style:table-properties style:width="6.925in" table:align="margins"/>
    </style:style>
    <style:style style:name="digitalWrite.A" style:family="table-column">
      <style:table-column-properties style:column-width="1.7313in" style:rel-column-width="16383*"/>
    </style:style>
    <style:style style:name="digitalWrite.C" style:family="table-column">
      <style:table-column-properties style:column-width="2.6042in" style:rel-column-width="24644*"/>
    </style:style>
    <style:style style:name="digitalWrite.D" style:family="table-column">
      <style:table-column-properties style:column-width="0.8583in" style:rel-column-width="8125*"/>
    </style:style>
    <style:style style:name="digitalWrite.A1" style:family="table-cell">
      <style:table-cell-properties fo:padding="0.0382in" fo:border-left="0.0069in solid #000000" fo:border-right="none" fo:border-top="0.0069in solid #000000" fo:border-bottom="none"/>
    </style:style>
    <style:style style:name="digitalWrite.B1" style:family="table-cell">
      <style:table-cell-properties fo:padding="0.0382in" fo:border-left="none" fo:border-right="0.0069in solid #000000" fo:border-top="0.0069in solid #000000" fo:border-bottom="none"/>
    </style:style>
    <style:style style:name="digitalWrite.A2" style:family="table-cell">
      <style:table-cell-properties fo:padding="0.0382in" fo:border-left="0.0069in solid #000000" fo:border-right="none" fo:border-top="none" fo:border-bottom="none"/>
    </style:style>
    <style:style style:name="digitalWrite.B2" style:family="table-cell">
      <style:table-cell-properties fo:padding="0.0382in" fo:border="none"/>
    </style:style>
    <style:style style:name="digitalWrite.D2" style:family="table-cell">
      <style:table-cell-properties fo:padding="0.0382in" fo:border-left="none" fo:border-right="0.0069in solid #000000" fo:border-top="none" fo:border-bottom="none"/>
    </style:style>
    <style:style style:name="digitalWrite.A3" style:family="table-cell">
      <style:table-cell-properties fo:padding="0.0382in" fo:border-left="0.0069in solid #000000" fo:border-right="none" fo:border-top="none" fo:border-bottom="0.0069in solid #000000"/>
    </style:style>
    <style:style style:name="digitalWrite.B3" style:family="table-cell">
      <style:table-cell-properties fo:padding="0.0382in" fo:border-left="none" fo:border-right="none" fo:border-top="none" fo:border-bottom="0.0069in solid #000000"/>
    </style:style>
    <style:style style:name="digitalWrite.D3" style:family="table-cell">
      <style:table-cell-properties fo:padding="0.0382in" fo:border-left="none" fo:border-right="0.0069in solid #000000" fo:border-top="none" fo:border-bottom="0.0069in solid #000000"/>
    </style:style>
    <style:style style:name="digitalRead" style:family="table">
      <style:table-properties style:width="6.925in" table:align="margins" style:may-break-between-rows="false"/>
    </style:style>
    <style:style style:name="digitalRead.A" style:family="table-column">
      <style:table-column-properties style:column-width="1.7313in" style:rel-column-width="16383*"/>
    </style:style>
    <style:style style:name="digitalRead.C" style:family="table-column">
      <style:table-column-properties style:column-width="2.6042in" style:rel-column-width="24644*"/>
    </style:style>
    <style:style style:name="digitalRead.D" style:family="table-column">
      <style:table-column-properties style:column-width="0.8583in" style:rel-column-width="8125*"/>
    </style:style>
    <style:style style:name="digitalRead.A1" style:family="table-cell">
      <style:table-cell-properties fo:padding="0.0382in" fo:border-left="0.0069in solid #000000" fo:border-right="none" fo:border-top="0.0069in solid #000000" fo:border-bottom="none"/>
    </style:style>
    <style:style style:name="digitalRead.B1" style:family="table-cell">
      <style:table-cell-properties fo:padding="0.0382in" fo:border-left="none" fo:border-right="0.0069in solid #000000" fo:border-top="0.0069in solid #000000" fo:border-bottom="none"/>
    </style:style>
    <style:style style:name="digitalRead.A2" style:family="table-cell">
      <style:table-cell-properties fo:padding="0.0382in" fo:border-left="0.0069in solid #000000" fo:border-right="none" fo:border-top="none" fo:border-bottom="none"/>
    </style:style>
    <style:style style:name="digitalRead.B2" style:family="table-cell">
      <style:table-cell-properties fo:padding="0.0382in" fo:border="none"/>
    </style:style>
    <style:style style:name="digitalRead.D2" style:family="table-cell">
      <style:table-cell-properties fo:padding="0.0382in" fo:border-left="none" fo:border-right="0.0069in solid #000000" fo:border-top="none" fo:border-bottom="none"/>
    </style:style>
    <style:style style:name="digitalRead.A3" style:family="table-cell">
      <style:table-cell-properties fo:padding="0.0382in" fo:border-left="0.0069in solid #000000" fo:border-right="none" fo:border-top="none" fo:border-bottom="0.0069in solid #000000"/>
    </style:style>
    <style:style style:name="digitalRead.B3" style:family="table-cell">
      <style:table-cell-properties fo:padding="0.0382in" fo:border-left="none" fo:border-right="none" fo:border-top="none" fo:border-bottom="0.0069in solid #000000"/>
    </style:style>
    <style:style style:name="digitalRead.D3" style:family="table-cell">
      <style:table-cell-properties fo:padding="0.0382in" fo:border-left="none" fo:border-right="0.0069in solid #000000" fo:border-top="none" fo:border-bottom="0.0069in solid #000000"/>
    </style:style>
    <style:style style:name="portMode" style:family="table">
      <style:table-properties style:width="6.925in" table:align="margins"/>
    </style:style>
    <style:style style:name="portMode.A" style:family="table-column">
      <style:table-column-properties style:column-width="1.7313in" style:rel-column-width="16383*"/>
    </style:style>
    <style:style style:name="portMode.C" style:family="table-column">
      <style:table-column-properties style:column-width="2.6042in" style:rel-column-width="24644*"/>
    </style:style>
    <style:style style:name="portMode.D" style:family="table-column">
      <style:table-column-properties style:column-width="0.8583in" style:rel-column-width="8125*"/>
    </style:style>
    <style:style style:name="portMode.A1" style:family="table-cell">
      <style:table-cell-properties fo:padding="0.0382in" fo:border-left="0.0069in solid #000000" fo:border-right="none" fo:border-top="0.0069in solid #000000" fo:border-bottom="none"/>
    </style:style>
    <style:style style:name="portMode.B1" style:family="table-cell">
      <style:table-cell-properties fo:padding="0.0382in" fo:border-left="none" fo:border-right="0.0069in solid #000000" fo:border-top="0.0069in solid #000000" fo:border-bottom="none"/>
    </style:style>
    <style:style style:name="portMode.A2" style:family="table-cell">
      <style:table-cell-properties fo:padding="0.0382in" fo:border-left="0.0069in solid #000000" fo:border-right="none" fo:border-top="none" fo:border-bottom="none"/>
    </style:style>
    <style:style style:name="portMode.B2" style:family="table-cell">
      <style:table-cell-properties fo:padding="0.0382in" fo:border="none"/>
    </style:style>
    <style:style style:name="portMode.D2" style:family="table-cell">
      <style:table-cell-properties fo:padding="0.0382in" fo:border-left="none" fo:border-right="0.0069in solid #000000" fo:border-top="none" fo:border-bottom="none"/>
    </style:style>
    <style:style style:name="portMode.A3" style:family="table-cell">
      <style:table-cell-properties fo:padding="0.0382in" fo:border-left="0.0069in solid #000000" fo:border-right="none" fo:border-top="none" fo:border-bottom="0.0069in solid #000000"/>
    </style:style>
    <style:style style:name="portMode.B3" style:family="table-cell">
      <style:table-cell-properties fo:padding="0.0382in" fo:border-left="none" fo:border-right="none" fo:border-top="none" fo:border-bottom="0.0069in solid #000000"/>
    </style:style>
    <style:style style:name="portMode.D3" style:family="table-cell">
      <style:table-cell-properties fo:padding="0.0382in" fo:border-left="none" fo:border-right="0.0069in solid #000000" fo:border-top="none" fo:border-bottom="0.0069in solid #000000"/>
    </style:style>
    <style:style style:name="portRead" style:family="table">
      <style:table-properties style:width="6.925in" table:align="margins" fo:keep-with-next="always" style:may-break-between-rows="false"/>
    </style:style>
    <style:style style:name="portRead.A" style:family="table-column">
      <style:table-column-properties style:column-width="1.7313in" style:rel-column-width="16383*"/>
    </style:style>
    <style:style style:name="portRead.C" style:family="table-column">
      <style:table-column-properties style:column-width="2.6042in" style:rel-column-width="24644*"/>
    </style:style>
    <style:style style:name="portRead.D" style:family="table-column">
      <style:table-column-properties style:column-width="0.8583in" style:rel-column-width="8125*"/>
    </style:style>
    <style:style style:name="portRead.A1" style:family="table-cell">
      <style:table-cell-properties fo:padding="0.0382in" fo:border-left="0.0069in solid #000000" fo:border-right="none" fo:border-top="0.0069in solid #000000" fo:border-bottom="none"/>
    </style:style>
    <style:style style:name="portRead.B1" style:family="table-cell">
      <style:table-cell-properties fo:padding="0.0382in" fo:border-left="none" fo:border-right="0.0069in solid #000000" fo:border-top="0.0069in solid #000000" fo:border-bottom="none"/>
    </style:style>
    <style:style style:name="portRead.A2" style:family="table-cell">
      <style:table-cell-properties fo:padding="0.0382in" fo:border-left="0.0069in solid #000000" fo:border-right="none" fo:border-top="none" fo:border-bottom="none"/>
    </style:style>
    <style:style style:name="portRead.B2" style:family="table-cell">
      <style:table-cell-properties fo:padding="0.0382in" fo:border="none"/>
    </style:style>
    <style:style style:name="portRead.D2" style:family="table-cell">
      <style:table-cell-properties fo:padding="0.0382in" fo:border-left="none" fo:border-right="0.0069in solid #000000" fo:border-top="none" fo:border-bottom="none"/>
    </style:style>
    <style:style style:name="portRead.A3" style:family="table-cell">
      <style:table-cell-properties fo:padding="0.0382in" fo:border-left="0.0069in solid #000000" fo:border-right="none" fo:border-top="none" fo:border-bottom="0.0069in solid #000000"/>
    </style:style>
    <style:style style:name="portRead.B3" style:family="table-cell">
      <style:table-cell-properties fo:padding="0.0382in" fo:border-left="none" fo:border-right="none" fo:border-top="none" fo:border-bottom="0.0069in solid #000000"/>
    </style:style>
    <style:style style:name="portRead.D3" style:family="table-cell">
      <style:table-cell-properties fo:padding="0.0382in" fo:border-left="none" fo:border-right="0.0069in solid #000000" fo:border-top="none" fo:border-bottom="0.0069in solid #000000"/>
    </style:style>
    <style:style style:name="portWrite" style:family="table">
      <style:table-properties style:width="6.925in" table:align="margins" fo:keep-with-next="always" style:may-break-between-rows="false"/>
    </style:style>
    <style:style style:name="portWrite.A" style:family="table-column">
      <style:table-column-properties style:column-width="1.7313in" style:rel-column-width="16383*"/>
    </style:style>
    <style:style style:name="portWrite.C" style:family="table-column">
      <style:table-column-properties style:column-width="2.6042in" style:rel-column-width="24644*"/>
    </style:style>
    <style:style style:name="portWrite.D" style:family="table-column">
      <style:table-column-properties style:column-width="0.8583in" style:rel-column-width="8125*"/>
    </style:style>
    <style:style style:name="portWrite.1" style:family="table-row">
      <style:table-row-properties style:keep-together="false" fo:keep-together="always"/>
    </style:style>
    <style:style style:name="portWrite.A1" style:family="table-cell">
      <style:table-cell-properties fo:padding="0.0382in" fo:border-left="0.0069in solid #000000" fo:border-right="none" fo:border-top="0.0069in solid #000000" fo:border-bottom="none"/>
    </style:style>
    <style:style style:name="portWrite.B1" style:family="table-cell">
      <style:table-cell-properties fo:padding="0.0382in" fo:border-left="none" fo:border-right="0.0069in solid #000000" fo:border-top="0.0069in solid #000000" fo:border-bottom="none"/>
    </style:style>
    <style:style style:name="portWrite.A2" style:family="table-cell">
      <style:table-cell-properties fo:padding="0.0382in" fo:border-left="0.0069in solid #000000" fo:border-right="none" fo:border-top="none" fo:border-bottom="none"/>
    </style:style>
    <style:style style:name="portWrite.B2" style:family="table-cell">
      <style:table-cell-properties fo:padding="0.0382in" fo:border="none"/>
    </style:style>
    <style:style style:name="portWrite.D2" style:family="table-cell">
      <style:table-cell-properties fo:padding="0.0382in" fo:border-left="none" fo:border-right="0.0069in solid #000000" fo:border-top="none" fo:border-bottom="none"/>
    </style:style>
    <style:style style:name="portWrite.A3" style:family="table-cell">
      <style:table-cell-properties fo:padding="0.0382in" fo:border-left="0.0069in solid #000000" fo:border-right="none" fo:border-top="none" fo:border-bottom="0.0069in solid #000000"/>
    </style:style>
    <style:style style:name="portWrite.B3" style:family="table-cell">
      <style:table-cell-properties fo:padding="0.0382in" fo:border-left="none" fo:border-right="none" fo:border-top="none" fo:border-bottom="0.0069in solid #000000"/>
    </style:style>
    <style:style style:name="portWrite.D3" style:family="table-cell">
      <style:table-cell-properties fo:padding="0.0382in" fo:border-left="none" fo:border-right="0.0069in solid #000000" fo:border-top="none" fo:border-bottom="0.0069in solid #000000"/>
    </style:style>
    <style:style style:name="portModeEx" style:family="table">
      <style:table-properties style:width="6.925in" table:align="margins" fo:keep-with-next="always" style:may-break-between-rows="false"/>
    </style:style>
    <style:style style:name="portModeEx.A" style:family="table-column">
      <style:table-column-properties style:column-width="1.391in" style:rel-column-width="13163*"/>
    </style:style>
    <style:style style:name="portModeEx.B" style:family="table-column">
      <style:table-column-properties style:column-width="1.7424in" style:rel-column-width="16488*"/>
    </style:style>
    <style:style style:name="portModeEx.C" style:family="table-column">
      <style:table-column-properties style:column-width="2.9319in" style:rel-column-width="27746*"/>
    </style:style>
    <style:style style:name="portModeEx.D" style:family="table-column">
      <style:table-column-properties style:column-width="0.8597in" style:rel-column-width="8138*"/>
    </style:style>
    <style:style style:name="portModeEx.1" style:family="table-row">
      <style:table-row-properties style:keep-together="false" fo:keep-together="always"/>
    </style:style>
    <style:style style:name="portModeEx.A1" style:family="table-cell">
      <style:table-cell-properties fo:padding="0.0382in" fo:border-left="0.0069in solid #000000" fo:border-right="none" fo:border-top="0.0069in solid #000000" fo:border-bottom="none"/>
    </style:style>
    <style:style style:name="portModeEx.B1" style:family="table-cell">
      <style:table-cell-properties fo:padding="0.0382in" fo:border-left="none" fo:border-right="0.0069in solid #000000" fo:border-top="0.0069in solid #000000" fo:border-bottom="none"/>
    </style:style>
    <style:style style:name="portModeEx.A2" style:family="table-cell">
      <style:table-cell-properties fo:padding="0.0382in" fo:border-left="0.0069in solid #000000" fo:border-right="none" fo:border-top="none" fo:border-bottom="none"/>
    </style:style>
    <style:style style:name="portModeEx.B2" style:family="table-cell">
      <style:table-cell-properties fo:padding="0.0382in" fo:border="none"/>
    </style:style>
    <style:style style:name="portModeEx.D2" style:family="table-cell">
      <style:table-cell-properties fo:padding="0.0382in" fo:border-left="none" fo:border-right="0.0069in solid #000000" fo:border-top="none" fo:border-bottom="none"/>
    </style:style>
    <style:style style:name="portModeEx.A4" style:family="table-cell">
      <style:table-cell-properties fo:padding="0.0382in" fo:border-left="0.0069in solid #000000" fo:border-right="none" fo:border-top="none" fo:border-bottom="0.0069in solid #000000"/>
    </style:style>
    <style:style style:name="portModeEx.B4" style:family="table-cell">
      <style:table-cell-properties fo:padding="0.0382in" fo:border-left="none" fo:border-right="none" fo:border-top="none" fo:border-bottom="0.0069in solid #000000"/>
    </style:style>
    <style:style style:name="portModeEx.D4" style:family="table-cell">
      <style:table-cell-properties fo:padding="0.0382in" fo:border-left="none" fo:border-right="0.0069in solid #000000" fo:border-top="none" fo:border-bottom="0.0069in solid #000000"/>
    </style:style>
    <style:style style:name="portWriteEx" style:family="table">
      <style:table-properties style:width="6.925in" table:align="margins" fo:keep-with-next="always" style:may-break-between-rows="false"/>
    </style:style>
    <style:style style:name="portWriteEx.A" style:family="table-column">
      <style:table-column-properties style:column-width="1.391in" style:rel-column-width="13163*"/>
    </style:style>
    <style:style style:name="portWriteEx.B" style:family="table-column">
      <style:table-column-properties style:column-width="2.0701in" style:rel-column-width="19590*"/>
    </style:style>
    <style:style style:name="portWriteEx.C" style:family="table-column">
      <style:table-column-properties style:column-width="2.7701in" style:rel-column-width="26215*"/>
    </style:style>
    <style:style style:name="portWriteEx.D" style:family="table-column">
      <style:table-column-properties style:column-width="0.6938in" style:rel-column-width="6567*"/>
    </style:style>
    <style:style style:name="portWriteEx.1" style:family="table-row">
      <style:table-row-properties style:keep-together="false" fo:keep-together="always"/>
    </style:style>
    <style:style style:name="portWriteEx.A1" style:family="table-cell">
      <style:table-cell-properties fo:padding="0.0382in" fo:border-left="0.0069in solid #000000" fo:border-right="none" fo:border-top="0.0069in solid #000000" fo:border-bottom="none"/>
    </style:style>
    <style:style style:name="portWriteEx.B1" style:family="table-cell">
      <style:table-cell-properties fo:padding="0.0382in" fo:border-left="none" fo:border-right="0.0069in solid #000000" fo:border-top="0.0069in solid #000000" fo:border-bottom="none"/>
    </style:style>
    <style:style style:name="portWriteEx.A2" style:family="table-cell">
      <style:table-cell-properties fo:padding="0.0382in" fo:border-left="0.0069in solid #000000" fo:border-right="none" fo:border-top="none" fo:border-bottom="none"/>
    </style:style>
    <style:style style:name="portWriteEx.B2" style:family="table-cell">
      <style:table-cell-properties fo:padding="0.0382in" fo:border="none"/>
    </style:style>
    <style:style style:name="portWriteEx.D2" style:family="table-cell">
      <style:table-cell-properties fo:padding="0.0382in" fo:border-left="none" fo:border-right="0.0069in solid #000000" fo:border-top="none" fo:border-bottom="none"/>
    </style:style>
    <style:style style:name="portWriteEx.A4" style:family="table-cell">
      <style:table-cell-properties fo:padding="0.0382in" fo:border-left="0.0069in solid #000000" fo:border-right="none" fo:border-top="none" fo:border-bottom="0.0069in solid #000000"/>
    </style:style>
    <style:style style:name="portWriteEx.B4" style:family="table-cell">
      <style:table-cell-properties fo:padding="0.0382in" fo:border-left="none" fo:border-right="none" fo:border-top="none" fo:border-bottom="0.0069in solid #000000"/>
    </style:style>
    <style:style style:name="portWriteEx.D4" style:family="table-cell">
      <style:table-cell-properties fo:padding="0.0382in" fo:border-left="none" fo:border-right="0.0069in solid #000000" fo:border-top="none" fo:border-bottom="0.0069in solid #000000"/>
    </style:style>
    <style:style style:name="portReadEx" style:family="table">
      <style:table-properties style:width="6.925in" table:align="margins" fo:keep-with-next="always" style:may-break-between-rows="false"/>
    </style:style>
    <style:style style:name="portReadEx.A" style:family="table-column">
      <style:table-column-properties style:column-width="1.7306in" style:rel-column-width="16377*"/>
    </style:style>
    <style:style style:name="portReadEx.B" style:family="table-column">
      <style:table-column-properties style:column-width="1.7313in" style:rel-column-width="16383*"/>
    </style:style>
    <style:style style:name="portReadEx.C" style:family="table-column">
      <style:table-column-properties style:column-width="2.7882in" style:rel-column-width="26386*"/>
    </style:style>
    <style:style style:name="portReadEx.D" style:family="table-column">
      <style:table-column-properties style:column-width="0.675in" style:rel-column-width="6389*"/>
    </style:style>
    <style:style style:name="portReadEx.1" style:family="table-row">
      <style:table-row-properties style:keep-together="false" fo:keep-together="always"/>
    </style:style>
    <style:style style:name="portReadEx.A1" style:family="table-cell">
      <style:table-cell-properties fo:padding="0.0382in" fo:border-left="0.0069in solid #000000" fo:border-right="none" fo:border-top="0.0069in solid #000000" fo:border-bottom="none"/>
    </style:style>
    <style:style style:name="portReadEx.B1" style:family="table-cell">
      <style:table-cell-properties fo:padding="0.0382in" fo:border-left="none" fo:border-right="0.0069in solid #000000" fo:border-top="0.0069in solid #000000" fo:border-bottom="none"/>
    </style:style>
    <style:style style:name="portReadEx.A2" style:family="table-cell">
      <style:table-cell-properties fo:padding="0.0382in" fo:border-left="0.0069in solid #000000" fo:border-right="none" fo:border-top="none" fo:border-bottom="none"/>
    </style:style>
    <style:style style:name="portReadEx.B2" style:family="table-cell">
      <style:table-cell-properties fo:padding="0.0382in" fo:border="none"/>
    </style:style>
    <style:style style:name="portReadEx.D2" style:family="table-cell">
      <style:table-cell-properties fo:padding="0.0382in" fo:border-left="none" fo:border-right="0.0069in solid #000000" fo:border-top="none" fo:border-bottom="none"/>
    </style:style>
    <style:style style:name="portReadEx.A4" style:family="table-cell">
      <style:table-cell-properties fo:padding="0.0382in" fo:border-left="0.0069in solid #000000" fo:border-right="none" fo:border-top="none" fo:border-bottom="0.0069in solid #000000"/>
    </style:style>
    <style:style style:name="portReadEx.B4" style:family="table-cell">
      <style:table-cell-properties fo:padding="0.0382in" fo:border-left="none" fo:border-right="none" fo:border-top="none" fo:border-bottom="0.0069in solid #000000"/>
    </style:style>
    <style:style style:name="portReadEx.D4" style:family="table-cell">
      <style:table-cell-properties fo:padding="0.0382in" fo:border-left="none" fo:border-right="0.0069in solid #000000" fo:border-top="none" fo:border-bottom="0.0069in solid #000000"/>
    </style:style>
    <style:style style:name="analogRead" style:family="table">
      <style:table-properties style:width="6.925in" table:align="margins"/>
    </style:style>
    <style:style style:name="analogRead.A" style:family="table-column">
      <style:table-column-properties style:column-width="1.7313in" style:rel-column-width="16383*"/>
    </style:style>
    <style:style style:name="analogRead.C" style:family="table-column">
      <style:table-column-properties style:column-width="2.6042in" style:rel-column-width="24644*"/>
    </style:style>
    <style:style style:name="analogRead.D" style:family="table-column">
      <style:table-column-properties style:column-width="0.8583in" style:rel-column-width="8125*"/>
    </style:style>
    <style:style style:name="analogRead.A1" style:family="table-cell">
      <style:table-cell-properties fo:padding="0.0382in" fo:border-left="0.0069in solid #000000" fo:border-right="none" fo:border-top="0.0069in solid #000000" fo:border-bottom="none"/>
    </style:style>
    <style:style style:name="analogRead.B1" style:family="table-cell">
      <style:table-cell-properties fo:padding="0.0382in" fo:border-left="none" fo:border-right="0.0069in solid #000000" fo:border-top="0.0069in solid #000000" fo:border-bottom="none"/>
    </style:style>
    <style:style style:name="analogRead.A2" style:family="table-cell">
      <style:table-cell-properties fo:padding="0.0382in" fo:border-left="0.0069in solid #000000" fo:border-right="none" fo:border-top="none" fo:border-bottom="none"/>
    </style:style>
    <style:style style:name="analogRead.B2" style:family="table-cell">
      <style:table-cell-properties fo:padding="0.0382in" fo:border="none"/>
    </style:style>
    <style:style style:name="analogRead.D2" style:family="table-cell">
      <style:table-cell-properties fo:padding="0.0382in" fo:border-left="none" fo:border-right="0.0069in solid #000000" fo:border-top="none" fo:border-bottom="none"/>
    </style:style>
    <style:style style:name="analogRead.A3" style:family="table-cell">
      <style:table-cell-properties fo:padding="0.0382in" fo:border-left="0.0069in solid #000000" fo:border-right="none" fo:border-top="none" fo:border-bottom="0.0069in solid #000000"/>
    </style:style>
    <style:style style:name="analogRead.B3" style:family="table-cell">
      <style:table-cell-properties fo:padding="0.0382in" fo:border-left="none" fo:border-right="none" fo:border-top="none" fo:border-bottom="0.0069in solid #000000"/>
    </style:style>
    <style:style style:name="analogRead.D3" style:family="table-cell">
      <style:table-cell-properties fo:padding="0.0382in" fo:border-left="none" fo:border-right="0.0069in solid #000000" fo:border-top="none" fo:border-bottom="0.0069in solid #000000"/>
    </style:style>
    <style:style style:name="AnalogChannels" style:family="table">
      <style:table-properties style:width="4.1in" table:align="left" fo:keep-with-next="always" style:may-break-between-rows="false"/>
    </style:style>
    <style:style style:name="AnalogChannels.A" style:family="table-column">
      <style:table-column-properties style:column-width="1.5667in"/>
    </style:style>
    <style:style style:name="AnalogChannels.B" style:family="table-column">
      <style:table-column-properties style:column-width="1.95in"/>
    </style:style>
    <style:style style:name="AnalogChannels.C" style:family="table-column">
      <style:table-column-properties style:column-width="0.5833in"/>
    </style:style>
    <style:style style:name="AnalogChannels.A1" style:family="table-cell">
      <style:table-cell-properties style:vertical-align="middle" fo:padding="0.0382in" fo:border-left="0.0007in solid #000000" fo:border-right="none" fo:border-top="0.0007in solid #000000" fo:border-bottom="0.0007in solid #000000"/>
    </style:style>
    <style:style style:name="AnalogChannels.B1" style:family="table-cell">
      <style:table-cell-properties fo:padding="0.0382in" fo:border-left="0.0007in solid #000000" fo:border-right="none" fo:border-top="0.0007in solid #000000" fo:border-bottom="0.0007in solid #000000"/>
    </style:style>
    <style:style style:name="AnalogChannels.C1" style:family="table-cell">
      <style:table-cell-properties fo:padding="0.0382in" fo:border="0.0007in solid #000000"/>
    </style:style>
    <style:style style:name="AnalogChannels.A2" style:family="table-cell" style:data-style-name="N0">
      <style:table-cell-properties style:vertical-align="middle" fo:padding="0.0382in" fo:border-left="0.0007in solid #000000" fo:border-right="none" fo:border-top="none" fo:border-bottom="0.0007in solid #000000"/>
    </style:style>
    <style:style style:name="AnalogChannels.B2" style:family="table-cell">
      <style:table-cell-properties fo:padding="0.0382in" fo:border-left="0.0007in solid #000000" fo:border-right="none" fo:border-top="none" fo:border-bottom="0.0007in solid #000000"/>
    </style:style>
    <style:style style:name="AnalogChannels.C2" style:family="table-cell">
      <style:table-cell-properties fo:padding="0.0382in" fo:border-left="0.0007in solid #000000" fo:border-right="0.0007in solid #000000" fo:border-top="none" fo:border-bottom="0.0007in solid #000000"/>
    </style:style>
    <style:style style:name="analogWrite" style:family="table">
      <style:table-properties style:width="6.925in" table:align="margins"/>
    </style:style>
    <style:style style:name="analogWrite.A" style:family="table-column">
      <style:table-column-properties style:column-width="1.7313in" style:rel-column-width="16383*"/>
    </style:style>
    <style:style style:name="analogWrite.C" style:family="table-column">
      <style:table-column-properties style:column-width="2.6042in" style:rel-column-width="24644*"/>
    </style:style>
    <style:style style:name="analogWrite.D" style:family="table-column">
      <style:table-column-properties style:column-width="0.8583in" style:rel-column-width="8125*"/>
    </style:style>
    <style:style style:name="analogWrite.A1" style:family="table-cell">
      <style:table-cell-properties fo:padding="0.0382in" fo:border-left="0.0069in solid #000000" fo:border-right="none" fo:border-top="0.0069in solid #000000" fo:border-bottom="none"/>
    </style:style>
    <style:style style:name="analogWrite.B1" style:family="table-cell">
      <style:table-cell-properties fo:padding="0.0382in" fo:border-left="none" fo:border-right="0.0069in solid #000000" fo:border-top="0.0069in solid #000000" fo:border-bottom="none"/>
    </style:style>
    <style:style style:name="analogWrite.A2" style:family="table-cell">
      <style:table-cell-properties fo:padding="0.0382in" fo:border-left="0.0069in solid #000000" fo:border-right="none" fo:border-top="none" fo:border-bottom="none"/>
    </style:style>
    <style:style style:name="analogWrite.B2" style:family="table-cell">
      <style:table-cell-properties fo:padding="0.0382in" fo:border="none"/>
    </style:style>
    <style:style style:name="analogWrite.D2" style:family="table-cell">
      <style:table-cell-properties fo:padding="0.0382in" fo:border-left="none" fo:border-right="0.0069in solid #000000" fo:border-top="none" fo:border-bottom="none"/>
    </style:style>
    <style:style style:name="analogWrite.A3" style:family="table-cell">
      <style:table-cell-properties fo:padding="0.0382in" fo:border-left="0.0069in solid #000000" fo:border-right="none" fo:border-top="none" fo:border-bottom="0.0069in solid #000000"/>
    </style:style>
    <style:style style:name="analogWrite.B3" style:family="table-cell">
      <style:table-cell-properties fo:padding="0.0382in" fo:border-left="none" fo:border-right="none" fo:border-top="none" fo:border-bottom="0.0069in solid #000000"/>
    </style:style>
    <style:style style:name="analogWrite.D3" style:family="table-cell">
      <style:table-cell-properties fo:padding="0.0382in" fo:border-left="none" fo:border-right="0.0069in solid #000000" fo:border-top="none" fo:border-bottom="0.0069in solid #000000"/>
    </style:style>
    <style:style style:name="PWMChannels" style:family="table">
      <style:table-properties style:width="4.2833in" fo:margin-left="1.5375in" fo:margin-right="1.1042in" table:align="margins" fo:keep-with-next="always" style:may-break-between-rows="false"/>
    </style:style>
    <style:style style:name="PWMChannels.A" style:family="table-column">
      <style:table-column-properties style:column-width="0.7833in" style:rel-column-width="11985*"/>
    </style:style>
    <style:style style:name="PWMChannels.B" style:family="table-column">
      <style:table-column-properties style:column-width="1.3917in" style:rel-column-width="21292*"/>
    </style:style>
    <style:style style:name="PWMChannels.C" style:family="table-column">
      <style:table-column-properties style:column-width="0.5667in" style:rel-column-width="8670*"/>
    </style:style>
    <style:style style:name="PWMChannels.D" style:family="table-column">
      <style:table-column-properties style:column-width="0.7417in" style:rel-column-width="11347*"/>
    </style:style>
    <style:style style:name="PWMChannels.E" style:family="table-column">
      <style:table-column-properties style:column-width="0.8in" style:rel-column-width="12241*"/>
    </style:style>
    <style:style style:name="PWMChannels.A1" style:family="table-cell">
      <style:table-cell-properties fo:padding="0.0382in" fo:border-left="0.0069in solid #000000" fo:border-right="none" fo:border-top="0.0069in solid #000000" fo:border-bottom="0.0069in solid #000000"/>
    </style:style>
    <style:style style:name="PWMChannels.E1" style:family="table-cell">
      <style:table-cell-properties fo:padding="0.0382in" fo:border="0.0069in solid #000000"/>
    </style:style>
    <style:style style:name="PWMChannels.A2" style:family="table-cell" style:data-style-name="N0">
      <style:table-cell-properties fo:padding="0.0382in" fo:border-left="0.0007in solid #000000" fo:border-right="none" fo:border-top="none" fo:border-bottom="0.0007in solid #000000"/>
    </style:style>
    <style:style style:name="PWMChannels.B2" style:family="table-cell">
      <style:table-cell-properties fo:padding="0.0382in" fo:border-left="0.0007in solid #000000" fo:border-right="none" fo:border-top="none" fo:border-bottom="0.0007in solid #000000"/>
    </style:style>
    <style:style style:name="PWMChannels.E2" style:family="table-cell">
      <style:table-cell-properties fo:padding="0.0382in" fo:border-left="0.0007in solid #000000" fo:border-right="0.0007in solid #000000" fo:border-top="none" fo:border-bottom="0.0007in solid #000000"/>
    </style:style>
    <style:style style:name="micros" style:family="table">
      <style:table-properties style:width="6.925in" table:align="margins" fo:keep-with-next="always" style:may-break-between-rows="false"/>
    </style:style>
    <style:style style:name="micros.A" style:family="table-column">
      <style:table-column-properties style:column-width="1.7313in" style:rel-column-width="16383*"/>
    </style:style>
    <style:style style:name="micros.C" style:family="table-column">
      <style:table-column-properties style:column-width="2.6042in" style:rel-column-width="24644*"/>
    </style:style>
    <style:style style:name="micros.D" style:family="table-column">
      <style:table-column-properties style:column-width="0.8583in" style:rel-column-width="8125*"/>
    </style:style>
    <style:style style:name="micros.1" style:family="table-row">
      <style:table-row-properties style:keep-together="false" fo:keep-together="always"/>
    </style:style>
    <style:style style:name="micros.A1" style:family="table-cell">
      <style:table-cell-properties fo:padding="0.0382in" fo:border-left="0.0069in solid #000000" fo:border-right="none" fo:border-top="0.0069in solid #000000" fo:border-bottom="none"/>
    </style:style>
    <style:style style:name="micros.B1" style:family="table-cell">
      <style:table-cell-properties fo:padding="0.0382in" fo:border-left="none" fo:border-right="0.0069in solid #000000" fo:border-top="0.0069in solid #000000" fo:border-bottom="none"/>
    </style:style>
    <style:style style:name="micros.A2" style:family="table-cell">
      <style:table-cell-properties fo:padding="0.0382in" fo:border-left="0.0069in solid #000000" fo:border-right="none" fo:border-top="none" fo:border-bottom="0.0069in solid #000000"/>
    </style:style>
    <style:style style:name="micros.B2" style:family="table-cell">
      <style:table-cell-properties fo:padding="0.0382in" fo:border-left="none" fo:border-right="none" fo:border-top="none" fo:border-bottom="0.0069in solid #000000"/>
    </style:style>
    <style:style style:name="micros.D2" style:family="table-cell">
      <style:table-cell-properties fo:padding="0.0382in" fo:border-left="none" fo:border-right="0.0069in solid #000000" fo:border-top="none" fo:border-bottom="0.0069in solid #000000"/>
    </style:style>
    <style:style style:name="millis" style:family="table">
      <style:table-properties style:width="6.925in" table:align="margins" fo:keep-with-next="always" style:may-break-between-rows="false"/>
    </style:style>
    <style:style style:name="millis.A" style:family="table-column">
      <style:table-column-properties style:column-width="1.7313in" style:rel-column-width="16383*"/>
    </style:style>
    <style:style style:name="millis.C" style:family="table-column">
      <style:table-column-properties style:column-width="2.6042in" style:rel-column-width="24644*"/>
    </style:style>
    <style:style style:name="millis.D" style:family="table-column">
      <style:table-column-properties style:column-width="0.8583in" style:rel-column-width="8125*"/>
    </style:style>
    <style:style style:name="millis.1" style:family="table-row">
      <style:table-row-properties style:keep-together="false" fo:keep-together="always"/>
    </style:style>
    <style:style style:name="millis.A1" style:family="table-cell">
      <style:table-cell-properties fo:padding="0.0382in" fo:border-left="0.0069in solid #000000" fo:border-right="none" fo:border-top="0.0069in solid #000000" fo:border-bottom="none"/>
    </style:style>
    <style:style style:name="millis.B1" style:family="table-cell">
      <style:table-cell-properties fo:padding="0.0382in" fo:border-left="none" fo:border-right="0.0069in solid #000000" fo:border-top="0.0069in solid #000000" fo:border-bottom="none"/>
    </style:style>
    <style:style style:name="millis.A2" style:family="table-cell">
      <style:table-cell-properties fo:padding="0.0382in" fo:border-left="0.0069in solid #000000" fo:border-right="none" fo:border-top="none" fo:border-bottom="0.0069in solid #000000"/>
    </style:style>
    <style:style style:name="millis.B2" style:family="table-cell">
      <style:table-cell-properties fo:padding="0.0382in" fo:border-left="none" fo:border-right="none" fo:border-top="none" fo:border-bottom="0.0069in solid #000000"/>
    </style:style>
    <style:style style:name="millis.D2" style:family="table-cell">
      <style:table-cell-properties fo:padding="0.0382in" fo:border-left="none" fo:border-right="0.0069in solid #000000" fo:border-top="none" fo:border-bottom="0.0069in solid #000000"/>
    </style:style>
    <style:style style:name="delay" style:family="table">
      <style:table-properties style:width="6.925in" table:align="margins" fo:keep-with-next="always"/>
    </style:style>
    <style:style style:name="delay.A" style:family="table-column">
      <style:table-column-properties style:column-width="1.7313in" style:rel-column-width="16383*"/>
    </style:style>
    <style:style style:name="delay.C" style:family="table-column">
      <style:table-column-properties style:column-width="2.6042in" style:rel-column-width="24644*"/>
    </style:style>
    <style:style style:name="delay.D" style:family="table-column">
      <style:table-column-properties style:column-width="0.8583in" style:rel-column-width="8125*"/>
    </style:style>
    <style:style style:name="delay.1" style:family="table-row">
      <style:table-row-properties style:keep-together="false" fo:keep-together="always"/>
    </style:style>
    <style:style style:name="delay.A1" style:family="table-cell">
      <style:table-cell-properties fo:padding="0.0382in" fo:border-left="0.0069in solid #000000" fo:border-right="none" fo:border-top="0.0069in solid #000000" fo:border-bottom="none"/>
    </style:style>
    <style:style style:name="delay.B1" style:family="table-cell">
      <style:table-cell-properties fo:padding="0.0382in" fo:border-left="none" fo:border-right="0.0069in solid #000000" fo:border-top="0.0069in solid #000000" fo:border-bottom="none"/>
    </style:style>
    <style:style style:name="delay.A2" style:family="table-cell">
      <style:table-cell-properties fo:padding="0.0382in" fo:border-left="0.0069in solid #000000" fo:border-right="none" fo:border-top="none" fo:border-bottom="0.0069in solid #000000"/>
    </style:style>
    <style:style style:name="delay.B2" style:family="table-cell">
      <style:table-cell-properties fo:padding="0.0382in" fo:border-left="none" fo:border-right="none" fo:border-top="none" fo:border-bottom="0.0069in solid #000000"/>
    </style:style>
    <style:style style:name="delay.D2" style:family="table-cell">
      <style:table-cell-properties fo:padding="0.0382in" fo:border-left="none" fo:border-right="0.0069in solid #000000" fo:border-top="none" fo:border-bottom="0.0069in solid #000000"/>
    </style:style>
    <style:style style:name="delayMicroseconds" style:family="table">
      <style:table-properties style:width="6.925in" table:align="margins" fo:keep-with-next="always" style:may-break-between-rows="false"/>
    </style:style>
    <style:style style:name="delayMicroseconds.A" style:family="table-column">
      <style:table-column-properties style:column-width="1.7313in" style:rel-column-width="16383*"/>
    </style:style>
    <style:style style:name="delayMicroseconds.C" style:family="table-column">
      <style:table-column-properties style:column-width="2.6042in" style:rel-column-width="24644*"/>
    </style:style>
    <style:style style:name="delayMicroseconds.D" style:family="table-column">
      <style:table-column-properties style:column-width="0.8583in" style:rel-column-width="8125*"/>
    </style:style>
    <style:style style:name="delayMicroseconds.1" style:family="table-row">
      <style:table-row-properties style:keep-together="false" fo:keep-together="always"/>
    </style:style>
    <style:style style:name="delayMicroseconds.A1" style:family="table-cell">
      <style:table-cell-properties fo:padding="0.0382in" fo:border-left="0.0069in solid #000000" fo:border-right="none" fo:border-top="0.0069in solid #000000" fo:border-bottom="none"/>
    </style:style>
    <style:style style:name="delayMicroseconds.B1" style:family="table-cell">
      <style:table-cell-properties fo:padding="0.0382in" fo:border-left="none" fo:border-right="0.0069in solid #000000" fo:border-top="0.0069in solid #000000" fo:border-bottom="none"/>
    </style:style>
    <style:style style:name="delayMicroseconds.A2" style:family="table-cell">
      <style:table-cell-properties fo:padding="0.0382in" fo:border-left="0.0069in solid #000000" fo:border-right="none" fo:border-top="none" fo:border-bottom="0.0069in solid #000000"/>
    </style:style>
    <style:style style:name="delayMicroseconds.B2" style:family="table-cell">
      <style:table-cell-properties fo:padding="0.0382in" fo:border-left="none" fo:border-right="none" fo:border-top="none" fo:border-bottom="0.0069in solid #000000"/>
    </style:style>
    <style:style style:name="delayMicroseconds.D2" style:family="table-cell">
      <style:table-cell-properties fo:padding="0.0382in" fo:border-left="none" fo:border-right="0.0069in solid #000000" fo:border-top="none" fo:border-bottom="0.0069in solid #000000"/>
    </style:style>
    <style:style style:name="pulseOut" style:family="table">
      <style:table-properties style:width="6.925in" table:align="margins" fo:keep-with-next="always" style:may-break-between-rows="false"/>
    </style:style>
    <style:style style:name="pulseOut.A" style:family="table-column">
      <style:table-column-properties style:column-width="1.3917in" style:rel-column-width="13170*"/>
    </style:style>
    <style:style style:name="pulseOut.B" style:family="table-column">
      <style:table-column-properties style:column-width="2.0701in" style:rel-column-width="19590*"/>
    </style:style>
    <style:style style:name="pulseOut.C" style:family="table-column">
      <style:table-column-properties style:column-width="2.6042in" style:rel-column-width="24644*"/>
    </style:style>
    <style:style style:name="pulseOut.D" style:family="table-column">
      <style:table-column-properties style:column-width="0.859in" style:rel-column-width="8131*"/>
    </style:style>
    <style:style style:name="pulseOut.A1" style:family="table-cell">
      <style:table-cell-properties fo:padding="0.0382in" fo:border-left="0.0069in solid #000000" fo:border-right="none" fo:border-top="0.0069in solid #000000" fo:border-bottom="none"/>
    </style:style>
    <style:style style:name="pulseOut.B1" style:family="table-cell">
      <style:table-cell-properties fo:padding="0.0382in" fo:border-left="none" fo:border-right="0.0069in solid #000000" fo:border-top="0.0069in solid #000000" fo:border-bottom="none"/>
    </style:style>
    <style:style style:name="pulseOut.A2" style:family="table-cell">
      <style:table-cell-properties fo:padding="0.0382in" fo:border-left="0.0069in solid #000000" fo:border-right="none" fo:border-top="none" fo:border-bottom="none"/>
    </style:style>
    <style:style style:name="pulseOut.B2" style:family="table-cell">
      <style:table-cell-properties fo:padding="0.0382in" fo:border="none"/>
    </style:style>
    <style:style style:name="pulseOut.D2" style:family="table-cell">
      <style:table-cell-properties fo:padding="0.0382in" fo:border-left="none" fo:border-right="0.0069in solid #000000" fo:border-top="none" fo:border-bottom="none"/>
    </style:style>
    <style:style style:name="pulseOut.A4" style:family="table-cell">
      <style:table-cell-properties fo:padding="0.0382in" fo:border-left="0.0069in solid #000000" fo:border-right="none" fo:border-top="none" fo:border-bottom="0.0069in solid #000000"/>
    </style:style>
    <style:style style:name="pulseOut.B4" style:family="table-cell">
      <style:table-cell-properties fo:padding="0.0382in" fo:border-left="none" fo:border-right="none" fo:border-top="none" fo:border-bottom="0.0069in solid #000000"/>
    </style:style>
    <style:style style:name="pulseOut.D4" style:family="table-cell">
      <style:table-cell-properties fo:padding="0.0382in" fo:border-left="none" fo:border-right="0.0069in solid #000000" fo:border-top="none" fo:border-bottom="0.0069in solid #000000"/>
    </style:style>
    <style:style style:name="pulseStop" style:family="table">
      <style:table-properties style:width="6.925in" table:align="margins" fo:keep-with-next="always" style:may-break-between-rows="false"/>
    </style:style>
    <style:style style:name="pulseStop.A" style:family="table-column">
      <style:table-column-properties style:column-width="1.7313in" style:rel-column-width="16383*"/>
    </style:style>
    <style:style style:name="pulseStop.C" style:family="table-column">
      <style:table-column-properties style:column-width="2.6042in" style:rel-column-width="24644*"/>
    </style:style>
    <style:style style:name="pulseStop.D" style:family="table-column">
      <style:table-column-properties style:column-width="0.8583in" style:rel-column-width="8125*"/>
    </style:style>
    <style:style style:name="pulseStop.1" style:family="table-row">
      <style:table-row-properties style:keep-together="false" fo:keep-together="always"/>
    </style:style>
    <style:style style:name="pulseStop.A1" style:family="table-cell">
      <style:table-cell-properties fo:padding="0.0382in" fo:border-left="0.0069in solid #000000" fo:border-right="none" fo:border-top="0.0069in solid #000000" fo:border-bottom="none"/>
    </style:style>
    <style:style style:name="pulseStop.B1" style:family="table-cell">
      <style:table-cell-properties fo:padding="0.0382in" fo:border-left="none" fo:border-right="0.0069in solid #000000" fo:border-top="0.0069in solid #000000" fo:border-bottom="none"/>
    </style:style>
    <style:style style:name="pulseStop.A2" style:family="table-cell">
      <style:table-cell-properties fo:padding="0.0382in" fo:border-left="0.0069in solid #000000" fo:border-right="none" fo:border-top="none" fo:border-bottom="0.0069in solid #000000"/>
    </style:style>
    <style:style style:name="pulseStop.B2" style:family="table-cell">
      <style:table-cell-properties fo:padding="0.0382in" fo:border-left="none" fo:border-right="none" fo:border-top="none" fo:border-bottom="0.0069in solid #000000"/>
    </style:style>
    <style:style style:name="pulseStop.D2" style:family="table-cell">
      <style:table-cell-properties fo:padding="0.0382in" fo:border-left="none" fo:border-right="0.0069in solid #000000" fo:border-top="none" fo:border-bottom="0.0069in solid #000000"/>
    </style:style>
    <style:style style:name="pulseRunning" style:family="table">
      <style:table-properties style:width="6.925in" table:align="margins" fo:keep-with-next="always" style:may-break-between-rows="false"/>
    </style:style>
    <style:style style:name="pulseRunning.A" style:family="table-column">
      <style:table-column-properties style:column-width="1.3917in" style:rel-column-width="13170*"/>
    </style:style>
    <style:style style:name="pulseRunning.B" style:family="table-column">
      <style:table-column-properties style:column-width="2.0701in" style:rel-column-width="19590*"/>
    </style:style>
    <style:style style:name="pulseRunning.C" style:family="table-column">
      <style:table-column-properties style:column-width="2.6042in" style:rel-column-width="24644*"/>
    </style:style>
    <style:style style:name="pulseRunning.D" style:family="table-column">
      <style:table-column-properties style:column-width="0.859in" style:rel-column-width="8131*"/>
    </style:style>
    <style:style style:name="pulseRunning.A1" style:family="table-cell">
      <style:table-cell-properties fo:padding="0.0382in" fo:border-left="0.0069in solid #000000" fo:border-right="none" fo:border-top="0.0069in solid #000000" fo:border-bottom="none"/>
    </style:style>
    <style:style style:name="pulseRunning.B1" style:family="table-cell">
      <style:table-cell-properties fo:padding="0.0382in" fo:border-left="none" fo:border-right="0.0069in solid #000000" fo:border-top="0.0069in solid #000000" fo:border-bottom="none"/>
    </style:style>
    <style:style style:name="pulseRunning.A2" style:family="table-cell">
      <style:table-cell-properties fo:padding="0.0382in" fo:border-left="0.0069in solid #000000" fo:border-right="none" fo:border-top="none" fo:border-bottom="none"/>
    </style:style>
    <style:style style:name="pulseRunning.B2" style:family="table-cell">
      <style:table-cell-properties fo:padding="0.0382in" fo:border="none"/>
    </style:style>
    <style:style style:name="pulseRunning.D2" style:family="table-cell">
      <style:table-cell-properties fo:padding="0.0382in" fo:border-left="none" fo:border-right="0.0069in solid #000000" fo:border-top="none" fo:border-bottom="none"/>
    </style:style>
    <style:style style:name="pulseRunning.A3" style:family="table-cell">
      <style:table-cell-properties fo:padding="0.0382in" fo:border-left="0.0069in solid #000000" fo:border-right="none" fo:border-top="none" fo:border-bottom="0.0069in solid #000000"/>
    </style:style>
    <style:style style:name="pulseRunning.B3" style:family="table-cell">
      <style:table-cell-properties fo:padding="0.0382in" fo:border-left="none" fo:border-right="none" fo:border-top="none" fo:border-bottom="0.0069in solid #000000"/>
    </style:style>
    <style:style style:name="pulseRunning.D3" style:family="table-cell">
      <style:table-cell-properties fo:padding="0.0382in" fo:border-left="none" fo:border-right="0.0069in solid #000000" fo:border-top="none" fo:border-bottom="0.0069in solid #000000"/>
    </style:style>
    <style:style style:name="singleshotPulse" style:family="table">
      <style:table-properties style:width="6.925in" table:align="margins" fo:keep-with-next="always" style:may-break-between-rows="false"/>
    </style:style>
    <style:style style:name="singleshotPulse.A" style:family="table-column">
      <style:table-column-properties style:column-width="1.7313in" style:rel-column-width="16383*"/>
    </style:style>
    <style:style style:name="singleshotPulse.C" style:family="table-column">
      <style:table-column-properties style:column-width="2.6042in" style:rel-column-width="24644*"/>
    </style:style>
    <style:style style:name="singleshotPulse.D" style:family="table-column">
      <style:table-column-properties style:column-width="0.8583in" style:rel-column-width="8125*"/>
    </style:style>
    <style:style style:name="singleshotPulse.A1" style:family="table-cell">
      <style:table-cell-properties fo:padding="0.0382in" fo:border-left="0.0069in solid #000000" fo:border-right="none" fo:border-top="0.0069in solid #000000" fo:border-bottom="none"/>
    </style:style>
    <style:style style:name="singleshotPulse.B1" style:family="table-cell">
      <style:table-cell-properties fo:padding="0.0382in" fo:border-left="none" fo:border-right="0.0069in solid #000000" fo:border-top="0.0069in solid #000000" fo:border-bottom="none"/>
    </style:style>
    <style:style style:name="singleshotPulse.A2" style:family="table-cell">
      <style:table-cell-properties fo:padding="0.0382in" fo:border-left="0.0069in solid #000000" fo:border-right="none" fo:border-top="none" fo:border-bottom="none"/>
    </style:style>
    <style:style style:name="singleshotPulse.B2" style:family="table-cell">
      <style:table-cell-properties fo:padding="0.0382in" fo:border="none"/>
    </style:style>
    <style:style style:name="singleshotPulse.D2" style:family="table-cell">
      <style:table-cell-properties fo:padding="0.0382in" fo:border-left="none" fo:border-right="0.0069in solid #000000" fo:border-top="none" fo:border-bottom="none"/>
    </style:style>
    <style:style style:name="singleshotPulse.A3" style:family="table-cell">
      <style:table-cell-properties fo:padding="0.0382in" fo:border-left="0.0069in solid #000000" fo:border-right="none" fo:border-top="none" fo:border-bottom="0.0069in solid #000000"/>
    </style:style>
    <style:style style:name="singleshotPulse.B3" style:family="table-cell">
      <style:table-cell-properties fo:padding="0.0382in" fo:border-left="none" fo:border-right="none" fo:border-top="none" fo:border-bottom="0.0069in solid #000000"/>
    </style:style>
    <style:style style:name="singleshotPulse.D3" style:family="table-cell">
      <style:table-cell-properties fo:padding="0.0382in" fo:border-left="none" fo:border-right="0.0069in solid #000000" fo:border-top="none" fo:border-bottom="0.0069in solid #000000"/>
    </style:style>
    <style:style style:name="attachInterrupt" style:family="table">
      <style:table-properties style:width="6.925in" table:align="margins" fo:keep-with-next="always" style:may-break-between-rows="false"/>
    </style:style>
    <style:style style:name="attachInterrupt.A" style:family="table-column">
      <style:table-column-properties style:column-width="0.8583in" style:rel-column-width="8122*"/>
    </style:style>
    <style:style style:name="attachInterrupt.B" style:family="table-column">
      <style:table-column-properties style:column-width="2.375in" style:rel-column-width="22475*"/>
    </style:style>
    <style:style style:name="attachInterrupt.C" style:family="table-column">
      <style:table-column-properties style:column-width="2.8326in" style:rel-column-width="26806*"/>
    </style:style>
    <style:style style:name="attachInterrupt.D" style:family="table-column">
      <style:table-column-properties style:column-width="0.859in" style:rel-column-width="8132*"/>
    </style:style>
    <style:style style:name="attachInterrupt.A1" style:family="table-cell">
      <style:table-cell-properties fo:padding="0.0382in" fo:border-left="0.0069in solid #000000" fo:border-right="none" fo:border-top="0.0069in solid #000000" fo:border-bottom="none"/>
    </style:style>
    <style:style style:name="attachInterrupt.B1" style:family="table-cell">
      <style:table-cell-properties fo:padding="0.0382in" fo:border-left="none" fo:border-right="0.0069in solid #000000" fo:border-top="0.0069in solid #000000" fo:border-bottom="none"/>
    </style:style>
    <style:style style:name="attachInterrupt.A2" style:family="table-cell">
      <style:table-cell-properties fo:padding="0.0382in" fo:border-left="0.0069in solid #000000" fo:border-right="none" fo:border-top="none" fo:border-bottom="none"/>
    </style:style>
    <style:style style:name="attachInterrupt.B2" style:family="table-cell">
      <style:table-cell-properties fo:padding="0.0382in" fo:border="none"/>
    </style:style>
    <style:style style:name="attachInterrupt.D2" style:family="table-cell">
      <style:table-cell-properties fo:padding="0.0382in" fo:border-left="none" fo:border-right="0.0069in solid #000000" fo:border-top="none" fo:border-bottom="none"/>
    </style:style>
    <style:style style:name="attachInterrupt.A4" style:family="table-cell">
      <style:table-cell-properties fo:padding="0.0382in" fo:border-left="0.0069in solid #000000" fo:border-right="none" fo:border-top="none" fo:border-bottom="0.0069in solid #000000"/>
    </style:style>
    <style:style style:name="attachInterrupt.B4" style:family="table-cell">
      <style:table-cell-properties fo:padding="0.0382in" fo:border-left="none" fo:border-right="none" fo:border-top="none" fo:border-bottom="0.0069in solid #000000"/>
    </style:style>
    <style:style style:name="attachInterrupt.D4" style:family="table-cell">
      <style:table-cell-properties fo:padding="0.0382in" fo:border-left="none" fo:border-right="0.0069in solid #000000" fo:border-top="none" fo:border-bottom="0.0069in solid #000000"/>
    </style:style>
    <style:style style:name="InterruptChannels" style:family="table">
      <style:table-properties style:width="5.1667in" table:align="left" fo:keep-with-next="always" style:may-break-between-rows="false"/>
    </style:style>
    <style:style style:name="InterruptChannels.A" style:family="table-column">
      <style:table-column-properties style:column-width="0.7in"/>
    </style:style>
    <style:style style:name="InterruptChannels.B" style:family="table-column">
      <style:table-column-properties style:column-width="1.7382in"/>
    </style:style>
    <style:style style:name="InterruptChannels.C" style:family="table-column">
      <style:table-column-properties style:column-width="0.6535in"/>
    </style:style>
    <style:style style:name="InterruptChannels.D" style:family="table-column">
      <style:table-column-properties style:column-width="0.7833in"/>
    </style:style>
    <style:style style:name="InterruptChannels.E" style:family="table-column">
      <style:table-column-properties style:column-width="0.6in"/>
    </style:style>
    <style:style style:name="InterruptChannels.F" style:family="table-column">
      <style:table-column-properties style:column-width="0.6917in"/>
    </style:style>
    <style:style style:name="InterruptChannels.A1" style:family="table-cell">
      <style:table-cell-properties fo:padding="0.0382in" fo:border-left="0.0069in solid #000000" fo:border-right="none" fo:border-top="0.0069in solid #000000" fo:border-bottom="0.0069in solid #000000"/>
    </style:style>
    <style:style style:name="InterruptChannels.B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InterruptChannels.F1" style:family="table-cell">
      <style:table-cell-properties fo:padding="0.0382in" fo:border="0.0069in solid #000000"/>
    </style:style>
    <style:style style:name="InterruptChannels.A2" style:family="table-cell" style:data-style-name="N0">
      <style:table-cell-properties fo:padding="0.0382in" fo:border-left="0.0007in solid #000000" fo:border-right="none" fo:border-top="none" fo:border-bottom="0.0007in solid #000000"/>
    </style:style>
    <style:style style:name="InterruptChannels.B2" style:family="table-cell">
      <style:table-cell-properties fo:padding="0.0382in" fo:border-left="0.0007in solid #000000" fo:border-right="none" fo:border-top="none" fo:border-bottom="0.0007in solid #000000"/>
    </style:style>
    <style:style style:name="InterruptChannels.F2" style:family="table-cell">
      <style:table-cell-properties fo:padding="0.0382in" fo:border-left="0.0007in solid #000000" fo:border-right="0.0007in solid #000000" fo:border-top="none" fo:border-bottom="0.0007in solid #000000"/>
    </style:style>
    <style:style style:name="InterruptModes" style:family="table">
      <style:table-properties style:width="4.4917in" table:align="left" fo:keep-with-next="always"/>
    </style:style>
    <style:style style:name="InterruptModes.A" style:family="table-column">
      <style:table-column-properties style:column-width="2.3083in"/>
    </style:style>
    <style:style style:name="InterruptModes.B" style:family="table-column">
      <style:table-column-properties style:column-width="2.1833in"/>
    </style:style>
    <style:style style:name="InterruptModes.A1" style:family="table-cell">
      <style:table-cell-properties fo:padding="0.0382in" fo:border-left="0.0007in solid #000000" fo:border-right="none" fo:border-top="0.0007in solid #000000" fo:border-bottom="0.0007in solid #000000"/>
    </style:style>
    <style:style style:name="InterruptModes.B1" style:family="table-cell">
      <style:table-cell-properties fo:padding="0.0382in" fo:border="0.0007in solid #000000"/>
    </style:style>
    <style:style style:name="InterruptModes.A2" style:family="table-cell">
      <style:table-cell-properties fo:padding="0.0382in" fo:border-left="0.0007in solid #000000" fo:border-right="none" fo:border-top="none" fo:border-bottom="0.0007in solid #000000"/>
    </style:style>
    <style:style style:name="InterruptModes.B2" style:family="table-cell">
      <style:table-cell-properties fo:padding="0.0382in" fo:border-left="0.0007in solid #000000" fo:border-right="0.0007in solid #000000" fo:border-top="none" fo:border-bottom="0.0007in solid #000000"/>
    </style:style>
    <style:style style:name="detachInterrupt" style:family="table">
      <style:table-properties style:width="6.925in" table:align="margins" fo:keep-with-next="always" style:may-break-between-rows="false"/>
    </style:style>
    <style:style style:name="detachInterrupt.A" style:family="table-column">
      <style:table-column-properties style:column-width="1.3917in" style:rel-column-width="13170*"/>
    </style:style>
    <style:style style:name="detachInterrupt.B" style:family="table-column">
      <style:table-column-properties style:column-width="2.0701in" style:rel-column-width="19590*"/>
    </style:style>
    <style:style style:name="detachInterrupt.C" style:family="table-column">
      <style:table-column-properties style:column-width="2.6042in" style:rel-column-width="24644*"/>
    </style:style>
    <style:style style:name="detachInterrupt.D" style:family="table-column">
      <style:table-column-properties style:column-width="0.859in" style:rel-column-width="8131*"/>
    </style:style>
    <style:style style:name="detachInterrupt.A1" style:family="table-cell">
      <style:table-cell-properties fo:padding="0.0382in" fo:border-left="0.0069in solid #000000" fo:border-right="none" fo:border-top="0.0069in solid #000000" fo:border-bottom="none"/>
    </style:style>
    <style:style style:name="detachInterrupt.B1" style:family="table-cell">
      <style:table-cell-properties fo:padding="0.0382in" fo:border-left="none" fo:border-right="0.0069in solid #000000" fo:border-top="0.0069in solid #000000" fo:border-bottom="none"/>
    </style:style>
    <style:style style:name="detachInterrupt.A2" style:family="table-cell">
      <style:table-cell-properties fo:padding="0.0382in" fo:border-left="0.0069in solid #000000" fo:border-right="none" fo:border-top="none" fo:border-bottom="0.0069in solid #000000"/>
    </style:style>
    <style:style style:name="detachInterrupt.B2" style:family="table-cell">
      <style:table-cell-properties fo:padding="0.0382in" fo:border-left="none" fo:border-right="none" fo:border-top="none" fo:border-bottom="0.0069in solid #000000"/>
    </style:style>
    <style:style style:name="detachInterrupt.D2" style:family="table-cell">
      <style:table-cell-properties fo:padding="0.0382in" fo:border-left="none" fo:border-right="0.0069in solid #000000" fo:border-top="none" fo:border-bottom="0.0069in solid #000000"/>
    </style:style>
    <style:style style:name="Table2" style:family="table">
      <style:table-properties style:width="6.925in" table:align="margins" fo:keep-with-next="always" style:may-break-between-rows="false"/>
    </style:style>
    <style:style style:name="Table2.A" style:family="table-column">
      <style:table-column-properties style:column-width="1.7313in" style:rel-column-width="16383*"/>
    </style:style>
    <style:style style:name="Table2.C" style:family="table-column">
      <style:table-column-properties style:column-width="2.6042in" style:rel-column-width="24644*"/>
    </style:style>
    <style:style style:name="Table2.D" style:family="table-column">
      <style:table-column-properties style:column-width="0.8583in" style:rel-column-width="8125*"/>
    </style:style>
    <style:style style:name="Table2.1" style:family="table-row">
      <style:table-row-properties style:keep-together="false" fo:keep-together="always"/>
    </style:style>
    <style:style style:name="Table2.A1" style:family="table-cell">
      <style:table-cell-properties fo:padding="0.0382in" fo:border-left="0.0069in solid #000000" fo:border-right="none" fo:border-top="0.0069in solid #000000" fo:border-bottom="none"/>
    </style:style>
    <style:style style:name="Table2.B1" style:family="table-cell">
      <style:table-cell-properties fo:padding="0.0382in" fo:border-left="none" fo:border-right="0.0069in solid #000000" fo:border-top="0.0069in solid #000000" fo:border-bottom="none"/>
    </style:style>
    <style:style style:name="Table2.A2" style:family="table-cell">
      <style:table-cell-properties fo:padding="0.0382in" fo:border-left="0.0069in solid #000000" fo:border-right="none" fo:border-top="none" fo:border-bottom="none"/>
    </style:style>
    <style:style style:name="Table2.B2" style:family="table-cell">
      <style:table-cell-properties fo:padding="0.0382in" fo:border="none"/>
    </style:style>
    <style:style style:name="Table2.D2" style:family="table-cell">
      <style:table-cell-properties fo:padding="0.0382in" fo:border-left="none" fo:border-right="0.0069in solid #000000" fo:border-top="none" fo:border-bottom="none"/>
    </style:style>
    <style:style style:name="Table2.A3" style:family="table-cell">
      <style:table-cell-properties fo:padding="0.0382in" fo:border-left="0.0069in solid #000000" fo:border-right="none" fo:border-top="none" fo:border-bottom="0.0069in solid #000000"/>
    </style:style>
    <style:style style:name="Table2.B3" style:family="table-cell">
      <style:table-cell-properties fo:padding="0.0382in" fo:border-left="none" fo:border-right="none" fo:border-top="none" fo:border-bottom="0.0069in solid #000000"/>
    </style:style>
    <style:style style:name="Table2.D3" style:family="table-cell">
      <style:table-cell-properties fo:padding="0.0382in" fo:border-left="none" fo:border-right="0.0069in solid #000000" fo:border-top="none" fo:border-bottom="0.0069in solid #000000"/>
    </style:style>
    <style:style style:name="Table1" style:family="table">
      <style:table-properties style:width="6.925in" table:align="margins" fo:keep-with-next="always"/>
    </style:style>
    <style:style style:name="Table1.A" style:family="table-column">
      <style:table-column-properties style:column-width="1.7313in" style:rel-column-width="16383*"/>
    </style:style>
    <style:style style:name="Table1.B" style:family="table-column">
      <style:table-column-properties style:column-width="5.1938in" style:rel-column-width="49152*"/>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left="none" fo:border-right="0.0069in solid #000000" fo:border-top="0.0069in solid #000000" fo:border-bottom="0.0069in solid #000000"/>
    </style:style>
    <style:style style:name="interrupts" style:family="table">
      <style:table-properties style:width="6.925in" table:align="margins" fo:keep-with-next="always"/>
    </style:style>
    <style:style style:name="interrupts.A" style:family="table-column">
      <style:table-column-properties style:column-width="1.7313in" style:rel-column-width="16383*"/>
    </style:style>
    <style:style style:name="interrupts.B" style:family="table-column">
      <style:table-column-properties style:column-width="5.1938in" style:rel-column-width="49152*"/>
    </style:style>
    <style:style style:name="interrupts.A1" style:family="table-cell">
      <style:table-cell-properties fo:padding="0.0382in" fo:border-left="0.0069in solid #000000" fo:border-right="none" fo:border-top="0.0069in solid #000000" fo:border-bottom="0.0069in solid #000000"/>
    </style:style>
    <style:style style:name="interrupts.B1" style:family="table-cell">
      <style:table-cell-properties fo:padding="0.0382in" fo:border-left="none" fo:border-right="0.0069in solid #000000" fo:border-top="0.0069in solid #000000" fo:border-bottom="0.0069in solid #000000"/>
    </style:style>
    <style:style style:name="noInterrupts" style:family="table">
      <style:table-properties style:width="6.925in" table:align="margins" fo:keep-with-next="always" style:may-break-between-rows="false"/>
    </style:style>
    <style:style style:name="noInterrupts.A" style:family="table-column">
      <style:table-column-properties style:column-width="1.7313in" style:rel-column-width="16383*"/>
    </style:style>
    <style:style style:name="noInterrupts.B" style:family="table-column">
      <style:table-column-properties style:column-width="5.1938in" style:rel-column-width="49152*"/>
    </style:style>
    <style:style style:name="noInterrupts.1" style:family="table-row">
      <style:table-row-properties style:keep-together="false" fo:keep-together="always"/>
    </style:style>
    <style:style style:name="noInterrupts.A1" style:family="table-cell">
      <style:table-cell-properties fo:padding="0.0382in" fo:border-left="0.0069in solid #000000" fo:border-right="none" fo:border-top="0.0069in solid #000000" fo:border-bottom="0.0069in solid #000000"/>
    </style:style>
    <style:style style:name="noInterrupts.B1" style:family="table-cell">
      <style:table-cell-properties fo:padding="0.0382in" fo:border-left="none" fo:border-right="0.0069in solid #000000" fo:border-top="0.0069in solid #000000" fo:border-bottom="0.0069in solid #000000"/>
    </style:style>
    <style:style style:name="P1" style:family="paragraph" style:parent-style-name="CODE_20_LISTING_20_LARGE">
      <style:text-properties fo:font-weight="bold" style:font-weight-asian="bold" style:font-weight-complex="bold"/>
    </style:style>
    <style:style style:name="P2" style:family="paragraph" style:parent-style-name="Standard">
      <style:text-properties fo:font-variant="normal" fo:text-transform="none" fo:color="#5a5a5a" style:font-name="Verdana" fo:font-size="6.59999990463257pt" fo:letter-spacing="normal" fo:font-style="normal" fo:font-weight="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font-name="Helvetica-Bold" fo:font-size="10pt" fo:font-weight="bold" style:font-name-asian="Helvetica-Bold" style:font-size-asian="10pt" style:font-weight-asian="bold" style:font-name-complex="Helvetica-Bold" style:font-size-complex="10pt" style:font-weight-complex="bold"/>
    </style:style>
    <style:style style:name="P5"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2" fo:font-size="10pt" fo:font-style="italic" style:font-name-asian="Courier New2" style:font-size-asian="10pt" style:font-style-asian="italic" style:font-name-complex="Courier New2" style:font-size-complex="10pt" style:font-style-complex="italic"/>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text-properties style:font-name="TimesNewRomanPSMT" fo:font-size="12pt" style:font-name-asian="TimesNewRomanPSMT" style:font-size-asian="12pt" style:font-name-complex="TimesNewRomanPSMT"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Standard">
      <style:paragraph-properties fo:margin-left="0.0083in" fo:margin-right="0in" fo:text-indent="0in" style:auto-text-indent="false"/>
    </style:style>
    <style:style style:name="P15" style:family="paragraph" style:parent-style-name="Text_20_body">
      <style:text-properties fo:font-variant="normal" fo:text-transform="none" fo:color="#5a5a5a" style:font-name="Verdana" fo:font-size="6.59999990463257pt" fo:letter-spacing="normal" fo:font-style="normal" fo:font-weight="normal"/>
    </style:style>
    <style:style style:name="P16" style:family="paragraph" style:parent-style-name="Table_20_Heading">
      <style:paragraph-properties fo:text-align="center" style:justify-single-word="false"/>
    </style:style>
    <style:style style:name="P17" style:family="paragraph" style:parent-style-name="Table">
      <style:paragraph-properties fo:text-align="center" style:justify-single-word="false"/>
    </style:style>
    <style:style style:name="P18" style:family="paragraph" style:parent-style-name="Example">
      <style:text-properties fo:font-variant="normal" fo:text-transform="none" fo:color="#555555" style:font-name="Georgia" fo:font-size="8.39999961853027pt" fo:letter-spacing="normal" fo:font-style="normal" fo:font-weight="normal" style:font-name-asian="Helvetica-Bold" style:font-size-asian="10pt" style:font-weight-asian="bold" style:font-name-complex="Helvetica-Bold" style:font-size-complex="10pt" style:font-weight-complex="bold"/>
    </style:style>
    <style:style style:name="P19" style:family="paragraph" style:parent-style-name="Example" style:master-page-name="">
      <style:paragraph-properties style:page-number="auto"/>
    </style:style>
    <style:style style:name="P20" style:family="paragraph" style:parent-style-name="Standard" style:list-style-name="L1"/>
    <style:style style:name="T1" style:family="text">
      <style:text-properties fo:font-weight="bold" style:font-weight-asian="bold" style:font-weight-complex="bold"/>
    </style:style>
    <style:style style:name="T2" style:family="text">
      <style:text-properties style:font-name="SymbolMT" fo:font-size="10pt" fo:font-weight="bold" style:font-name-asian="SymbolMT" style:font-size-asian="10pt" style:font-weight-asian="bold" style:font-name-complex="SymbolMT" style:font-size-complex="10pt" style:font-weight-complex="bold"/>
    </style:style>
    <style:style style:name="T3" style:family="text">
      <style:text-properties style:font-name="Helvetica-Bold" fo:font-size="10pt" fo:font-weight="bold" style:font-name-asian="Helvetica-Bold" style:font-size-asian="10pt" style:font-weight-asian="bold" style:font-name-complex="Helvetica-Bold" style:font-size-complex="10pt" style:font-weight-complex="bold"/>
    </style:style>
    <style:style style:name="T4" style:family="text">
      <style:text-properties style:font-name="Helvetica-Bold" fo:font-size="8pt" fo:font-weight="bold" style:font-name-asian="Helvetica-Bold" style:font-size-asian="8pt" style:font-weight-asian="bold" style:font-name-complex="Helvetica-Bold" style:font-size-complex="8pt" style:font-weight-complex="bold"/>
    </style:style>
    <style:style style:name="T5" style:family="text">
      <style:text-properties style:font-name="TimesNewRomanPSMT" fo:font-size="12pt" style:font-name-asian="TimesNewRomanPSMT" style:font-size-asian="12pt" style:font-name-complex="TimesNewRomanPSMT" style:font-size-complex="12pt"/>
    </style:style>
    <style:style style:name="T6" style:family="text">
      <style:text-properties fo:font-variant="normal" fo:text-transform="none" fo:color="#555555" style:font-name="Georgia" fo:font-size="8.39999961853027pt" fo:letter-spacing="normal" fo:font-style="normal" fo:font-weight="normal" style:font-name-asian="Helvetica-Bold" style:font-size-asian="10pt" style:font-weight-asian="bold" style:font-name-complex="Helvetica-Bold" style:font-size-complex="10pt" style:font-weight-complex="bold"/>
    </style:style>
    <style:style style:name="T7" style:family="text">
      <style:text-properties style:font-name="Courier New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text:s text:c="2"/>API Reference</text:h>
      <text:p text:style-name="Text_20_body"/>
      <text:p text:style-name="Text_20_body"/>
      <text:p text:style-name="Text_20_body"/>
      <text:h text:style-name="Heading_20_2" text:outline-level="2"><text:s text:c="2"/>Digital I/O</text:h>
      <text:p text:style-name="Text_20_body">Digital I/O is used to read and write bits and ports. Bits are referenced to by their pin numbers, and must first have their direction set (called their mode, as in pinMode). A port is a group of pins, and current two pre-defined ports are supported, 0 and 1. And enhanced function has been added that allows defining a group of bits as a port. This is very useful as often a complete hardware port is not available due to special functions that may be on a given port. </text:p>
      <text:h text:style-name="Heading_20_3" text:outline-level="3"><text:s text:c="2"/>pinMode() - Set the direction of a pin.</text:h>
      <table:table table:name="pinMode" table:style-name="pinMode">
        <table:table-column table:style-name="pinMode.A"/>
        <table:table-column table:style-name="pinMode.B"/>
        <table:table-column table:style-name="pinMode.C"/>
        <table:table-column table:style-name="pinMode.D"/>
        <table:table-row>
          <table:table-cell table:style-name="pinMode.A1" office:value-type="string">
            <text:p text:style-name="Table_20_Contents"/>
          </table:table-cell>
          <table:table-cell table:style-name="pinMode.B1" table:number-columns-spanned="3" office:value-type="string">
            <text:p text:style-name="CODE_20_LISTING_20_LARGE"><text:span text:style-name="filename"><text:span text:style-name="T1">void pinMode(int pin, int mode) </text:span></text:span></text:p>
          </table:table-cell>
          <table:covered-table-cell/>
          <table:covered-table-cell/>
        </table:table-row>
        <table:table-row>
          <table:table-cell table:style-name="pinMode.A2" office:value-type="string">
            <text:p text:style-name="Table_20_Contents"/>
          </table:table-cell>
          <table:table-cell table:style-name="pinMode.B2" office:value-type="string">
            <text:p text:style-name="Table_20_Contents">int pin</text:p>
          </table:table-cell>
          <table:table-cell table:style-name="pinMode.B2" office:value-type="string">
            <text:p text:style-name="Table_20_Contents">Selects which pin </text:p>
          </table:table-cell>
          <table:table-cell table:style-name="pinMode.D2" office:value-type="string">
            <text:p text:style-name="Table_20_Contents"/>
          </table:table-cell>
        </table:table-row>
        <table:table-row>
          <table:table-cell table:style-name="pinMode.A3" office:value-type="string">
            <text:p text:style-name="Table_20_Contents"/>
          </table:table-cell>
          <table:table-cell table:style-name="pinMode.B3" office:value-type="string">
            <text:p text:style-name="Table_20_Contents">int mode</text:p>
          </table:table-cell>
          <table:table-cell table:style-name="pinMode.B3" office:value-type="string">
            <text:p text:style-name="Table_20_Contents">Set the mode, INPUT or OUTPUT.</text:p>
          </table:table-cell>
          <table:table-cell table:style-name="pinMode.D3" office:value-type="string">
            <text:p text:style-name="Table_20_Contents"/>
          </table:table-cell>
        </table:table-row>
      </table:table>
      <text:p text:style-name="Standard"/>
      <text:p text:style-name="Standard">The pin refers to a logical pin number which in turn maps to a phsyical pin number. See the Appendix A for pin assignments. <text:s/>This is done to set up an I/O bit, and is required before use. After the mode has been set, <text:span text:style-name="filename">digitalRead()</text:span> and <text:span text:style-name="filename">digitalWrite()</text:span> may be used. Pins set for output may also be read from. Pins set for input will have the pull resistor enabled. <text:s/>See the Appendix for a definition of pins to port bit. <text:s/></text:p>
      <text:p text:style-name="Standard"/>
      <text:p text:style-name="Standard">Example:</text:p>
      <text:p text:style-name="Example"/>
      <text:p text:style-name="Example"><text:tab/>pinMode(0,OUTPUT);</text:p>
      <text:p text:style-name="Example"><text:tab/>digitalWrite(0,1);</text:p>
      <text:p text:style-name="Example"/>
      <text:p text:style-name="Standard"/>
      <text:p text:style-name="Standard"/>
      <text:h text:style-name="Heading_20_3" text:outline-level="3"><text:s text:c="2"/>pinModeEx() - Advanced pin mode setting for Flexis.</text:h>
      <text:p text:style-name="Text_20_body"/>
      <table:table table:name="pinModeEx" table:style-name="pinModeEx">
        <table:table-column table:style-name="pinModeEx.A"/>
        <table:table-column table:style-name="pinModeEx.B"/>
        <table:table-column table:style-name="pinModeEx.C"/>
        <table:table-column table:style-name="pinModeEx.D"/>
        <table:table-row>
          <table:table-cell table:style-name="pinModeEx.A1" office:value-type="string">
            <text:p text:style-name="Table_20_Contents"/>
          </table:table-cell>
          <table:table-cell table:style-name="pinModeEx.B1" table:number-columns-spanned="3" office:value-type="string">
            <text:p text:style-name="CODE_20_LISTING_20_LARGE"><text:span text:style-name="filename"><text:span text:style-name="T1">void pinModeEx(int pin, int config) </text:span></text:span></text:p>
          </table:table-cell>
          <table:covered-table-cell/>
          <table:covered-table-cell/>
        </table:table-row>
        <table:table-row>
          <table:table-cell table:style-name="pinModeEx.A2" office:value-type="string">
            <text:p text:style-name="Table_20_Contents"/>
          </table:table-cell>
          <table:table-cell table:style-name="pinModeEx.B2" office:value-type="string">
            <text:p text:style-name="Table_20_Contents">int pin</text:p>
          </table:table-cell>
          <table:table-cell table:style-name="pinModeEx.B2" office:value-type="string">
            <text:p text:style-name="Table_20_Contents">Selects which pin </text:p>
          </table:table-cell>
          <table:table-cell table:style-name="pinModeEx.D2" office:value-type="string">
            <text:p text:style-name="Table_20_Contents"/>
          </table:table-cell>
        </table:table-row>
        <table:table-row>
          <table:table-cell table:style-name="pinModeEx.A3" office:value-type="string">
            <text:p text:style-name="Table_20_Contents"/>
          </table:table-cell>
          <table:table-cell table:style-name="pinModeEx.B3" office:value-type="string">
            <text:p text:style-name="Table_20_Contents">int config </text:p>
          </table:table-cell>
          <table:table-cell table:style-name="pinModeEx.B3" office:value-type="string">
            <text:p text:style-name="Table_20_Contents">See table</text:p>
          </table:table-cell>
          <table:table-cell table:style-name="pinModeEx.D3" office:value-type="string">
            <text:p text:style-name="Table_20_Contents"/>
          </table:table-cell>
        </table:table-row>
      </table:table>
      <text:p text:style-name="Standard"/>
      <text:p text:style-name="Text_20_body">This is only for Flexis parts. Note that mode bit that are not enabled will be reset.</text:p>
      <text:p text:style-name="Text_20_body"/>
      <table:table table:name="pinmodeEx_modes" table:style-name="pinmodeEx_5f_modes">
        <table:table-column table:style-name="pinmodeEx_5f_modes.A"/>
        <table:table-column table:style-name="pinmodeEx_5f_modes.B"/>
        <table:table-row>
          <table:table-cell table:style-name="pinmodeEx_5f_modes.A1" office:value-type="string">
            <text:p text:style-name="P13">Define</text:p>
          </table:table-cell>
          <table:table-cell table:style-name="pinmodeEx_5f_modes.B1" office:value-type="string">
            <text:p text:style-name="P13">Function </text:p>
          </table:table-cell>
        </table:table-row>
        <table:table-row>
          <table:table-cell table:style-name="pinmodeEx_5f_modes.A2" office:value-type="string">
            <text:p text:style-name="Table_20_Contents">INPUT</text:p>
          </table:table-cell>
          <table:table-cell table:style-name="pinmodeEx_5f_modes.B2" office:value-type="string">
            <text:p text:style-name="Table_20_Contents">Set pin to input</text:p>
          </table:table-cell>
        </table:table-row>
        <table:table-row>
          <table:table-cell table:style-name="pinmodeEx_5f_modes.A2" office:value-type="string">
            <text:p text:style-name="Table_20_Contents">OUTPUT</text:p>
          </table:table-cell>
          <table:table-cell table:style-name="pinmodeEx_5f_modes.B2" office:value-type="string">
            <text:p text:style-name="Table_20_Contents">Set pin to output</text:p>
          </table:table-cell>
        </table:table-row>
        <table:table-row>
          <table:table-cell table:style-name="pinmodeEx_5f_modes.A2" office:value-type="string">
            <text:p text:style-name="Table_20_Contents">HI_DRIVE</text:p>
          </table:table-cell>
          <table:table-cell table:style-name="pinmodeEx_5f_modes.B2" office:value-type="string">
            <text:p text:style-name="P5">When high drive is selected, a pin is capable of sourcing and</text:p>
            <text:p text:style-name="P5">sinking greater current. Even though every I/O pin can be selected as high drive, the user must ensure that</text:p>
            <text:p text:style-name="P5">the total current source and sink limits for the MCU are not exceeded. Drive strength selection is intended</text:p>
            <text:p text:style-name="P5">to affect the DC behavior of I/O pins. However, the AC behavior is also affected. High drive allows a pin</text:p>
            <text:p text:style-name="P5">to drive a greater load with the same switching speed as a low drive enabled pin into a smaller load.</text:p>
            <text:p text:style-name="P6">Because of this, the EMC emissions may be affected by enabling pins as high drive</text:p>
          </table:table-cell>
        </table:table-row>
        <table:table-row>
          <table:table-cell table:style-name="pinmodeEx_5f_modes.A2" office:value-type="string">
            <text:p text:style-name="Table_20_Contents">SLEW_RATE</text:p>
          </table:table-cell>
          <table:table-cell table:style-name="pinmodeEx_5f_modes.B2" office:value-type="string">
            <text:p text:style-name="P5">Slew control limits the rate at which an output can transition to reduce</text:p>
            <text:p text:style-name="P6">EMC emissions. Slew rate control has no effect on pins that are configured as inputs</text:p>
          </table:table-cell>
        </table:table-row>
        <table:table-row>
          <table:table-cell table:style-name="pinmodeEx_5f_modes.A2" office:value-type="string">
            <text:p text:style-name="Table_20_Contents">INPUT_FILTER</text:p>
          </table:table-cell>
          <table:table-cell table:style-name="pinmodeEx_5f_modes.B2" office:value-type="string">
            <text:p text:style-name="P12">Enable a input low pass filter (not available on S08)</text:p>
          </table:table-cell>
        </table:table-row>
        <table:table-row>
          <table:table-cell table:style-name="pinmodeEx_5f_modes.A2" office:value-type="string">
            <text:p text:style-name="Table_20_Contents">PULL_UP</text:p>
          </table:table-cell>
          <table:table-cell table:style-name="pinmodeEx_5f_modes.B2" office:value-type="string">
            <text:p text:style-name="Table_20_Contents">Enable internal pull up. <text:span text:style-name="T5">The pull-up device is disabled if the pin is configured as an output</text:span></text:p>
          </table:table-cell>
        </table:table-row>
      </table:table>
      <text:p text:style-name="Table">Table <text:sequence text:ref-name="refTable0" text:name="Table" text:formula="ooow:Table+1" style:num-format="1">1.1</text:sequence>: PinModeEx modes</text:p>
      <text:p text:style-name="Text_20_body">Example:</text:p>
      <text:p text:style-name="Example"/>
      <text:p text:style-name="Example"><text:tab/>pinModeEx(3,OUTPUT | HI_DRIVE | SLEW_RATE); <text:s/>// Set Hi drive and Slew rate</text:p>
      <text:p text:style-name="Example"><text:s text:c="3"/>pinModeEx(3,OUTPUT); <text:s text:c="24"/>// Rest them</text:p>
      <text:p text:style-name="Example"/>
      <text:h text:style-name="Heading_20_3" text:outline-level="3"><text:s text:c="2"/>digitalWrite() - Set the state of a pin</text:h>
      <table:table table:name="digitalWrite" table:style-name="digitalWrite">
        <table:table-column table:style-name="digitalWrite.A" table:number-columns-repeated="2"/>
        <table:table-column table:style-name="digitalWrite.C"/>
        <table:table-column table:style-name="digitalWrite.D"/>
        <table:table-row>
          <table:table-cell table:style-name="digitalWrite.A1" office:value-type="string">
            <text:p text:style-name="Table_20_Contents"/>
          </table:table-cell>
          <table:table-cell table:style-name="digitalWrite.B1" table:number-columns-spanned="3" office:value-type="string">
            <text:p text:style-name="P1">void digitalWrite(int pin,int data)</text:p>
          </table:table-cell>
          <table:covered-table-cell/>
          <table:covered-table-cell/>
        </table:table-row>
        <table:table-row>
          <table:table-cell table:style-name="digitalWrite.A2" office:value-type="string">
            <text:p text:style-name="Table_20_Contents"/>
          </table:table-cell>
          <table:table-cell table:style-name="digitalWrite.B2" office:value-type="string">
            <text:p text:style-name="Table_20_Contents">int pin</text:p>
          </table:table-cell>
          <table:table-cell table:style-name="digitalWrite.B2" office:value-type="string">
            <text:p text:style-name="Table_20_Contents">Selects which pin is affected</text:p>
          </table:table-cell>
          <table:table-cell table:style-name="digitalWrite.D2" office:value-type="string">
            <text:p text:style-name="Table_20_Contents"/>
          </table:table-cell>
        </table:table-row>
        <table:table-row>
          <table:table-cell table:style-name="digitalWrite.A3" office:value-type="string">
            <text:p text:style-name="Table_20_Contents"/>
          </table:table-cell>
          <table:table-cell table:style-name="digitalWrite.B3" office:value-type="string">
            <text:p text:style-name="Table_20_Contents">int <text:s/>data</text:p>
          </table:table-cell>
          <table:table-cell table:style-name="digitalWrite.B3" office:value-type="string">
            <text:p text:style-name="Table_20_Contents">0 or 1 (<text:span text:style-name="filename">LOW</text:span> or <text:span text:style-name="filename">HIGH</text:span>)</text:p>
          </table:table-cell>
          <table:table-cell table:style-name="digitalWrite.D3" office:value-type="string">
            <text:p text:style-name="Table_20_Contents"/>
          </table:table-cell>
        </table:table-row>
      </table:table>
      <text:p text:style-name="Text_20_body"/>
      <text:p text:style-name="Standard">Outputs the data to the pin specified. Pin must have been set to output using <text:span text:style-name="filename">pinMode </text:span>previously.</text:p>
      <text:p text:style-name="Standard"><text:s/>Example:</text:p>
      <text:p text:style-name="Standard"/>
      <text:p text:style-name="Example"/>
      <text:p text:style-name="Example"><text:tab/>int led_state = 0;</text:p>
      <text:p text:style-name="Example"><text:tab/>pinMode(13,OUTPUT);</text:p>
      <text:p text:style-name="Example"><text:tab/>digitalWrite(13,led_state);</text:p>
      <text:p text:style-name="Example"/>
      <text:h text:style-name="Heading_20_3" text:outline-level="3"><text:s text:c="2"/>digitalRead() Read the state of pin</text:h>
      <table:table table:name="digitalRead" table:style-name="digitalRead">
        <table:table-column table:style-name="digitalRead.A" table:number-columns-repeated="2"/>
        <table:table-column table:style-name="digitalRead.C"/>
        <table:table-column table:style-name="digitalRead.D"/>
        <table:table-row>
          <table:table-cell table:style-name="digitalRead.A1" office:value-type="string">
            <text:p text:style-name="Table_20_Contents"/>
          </table:table-cell>
          <table:table-cell table:style-name="digitalRead.B1" table:number-columns-spanned="3" office:value-type="string">
            <text:p text:style-name="P1">int digitalRead(int pin)</text:p>
          </table:table-cell>
          <table:covered-table-cell/>
          <table:covered-table-cell/>
        </table:table-row>
        <table:table-row>
          <table:table-cell table:style-name="digitalRead.A2" office:value-type="string">
            <text:p text:style-name="Table_20_Contents"/>
          </table:table-cell>
          <table:table-cell table:style-name="digitalRead.B2" office:value-type="string">
            <text:p text:style-name="Table_20_Contents">int pin</text:p>
          </table:table-cell>
          <table:table-cell table:style-name="digitalRead.B2" office:value-type="string">
            <text:p text:style-name="Table_20_Contents">Selects which pin is read.</text:p>
          </table:table-cell>
          <table:table-cell table:style-name="digitalRead.D2" office:value-type="string">
            <text:p text:style-name="Table_20_Contents"/>
          </table:table-cell>
        </table:table-row>
        <table:table-row>
          <table:table-cell table:style-name="digitalRead.A3" office:value-type="string">
            <text:p text:style-name="Table_20_Contents"/>
          </table:table-cell>
          <table:table-cell table:style-name="digitalRead.B3" office:value-type="string">
            <text:p text:style-name="Table_20_Contents">Returns:</text:p>
          </table:table-cell>
          <table:table-cell table:style-name="digitalRead.B3" office:value-type="string">
            <text:p text:style-name="Table_20_Contents">0 or 1</text:p>
          </table:table-cell>
          <table:table-cell table:style-name="digitalRead.D3" office:value-type="string">
            <text:p text:style-name="Table_20_Contents"/>
          </table:table-cell>
        </table:table-row>
      </table:table>
      <text:p text:style-name="Standard"/>
      <text:p text:style-name="Standard">Returns the state of the pin. The pin must have previously been set to <text:span text:style-name="filename">INPUT</text:span> using <text:span text:style-name="filename">pinMode</text:span>. A pin set to output can also be read, but it well just read back the last value written. Note that pins set to output can still be read back at any time.</text:p>
      <text:p text:style-name="Standard"/>
      <text:p text:style-name="Standard">Example:</text:p>
      <text:p text:style-name="Standard"/>
      <text:p text:style-name="Example"><text:tab/></text:p>
      <text:p text:style-name="Example"><text:tab/>byte switch;</text:p>
      <text:p text:style-name="Example"><text:tab/>pinMode(3,INPUT);<text:tab/></text:p>
      <text:p text:style-name="Example"><text:tab/>switch = digitalRead(3);</text:p>
      <text:p text:style-name="Example"/>
      <text:h text:style-name="Heading_20_3" text:outline-level="3"><text:s text:c="2"/>portMode() - Initialize an 8 bit port </text:h>
      <table:table table:name="portMode" table:style-name="portMode">
        <table:table-column table:style-name="portMode.A" table:number-columns-repeated="2"/>
        <table:table-column table:style-name="portMode.C"/>
        <table:table-column table:style-name="portMode.D"/>
        <table:table-row>
          <table:table-cell table:style-name="portMode.A1" office:value-type="string">
            <text:p text:style-name="Table_20_Contents"/>
          </table:table-cell>
          <table:table-cell table:style-name="portMode.B1" table:number-columns-spanned="3" office:value-type="string">
            <text:p text:style-name="P1">void portMode(int port, int direction)</text:p>
          </table:table-cell>
          <table:covered-table-cell/>
          <table:covered-table-cell/>
        </table:table-row>
        <table:table-row>
          <table:table-cell table:style-name="portMode.A2" office:value-type="string">
            <text:p text:style-name="Table_20_Contents"/>
          </table:table-cell>
          <table:table-cell table:style-name="portMode.B2" office:value-type="string">
            <text:p text:style-name="Table_20_Contents">int port</text:p>
          </table:table-cell>
          <table:table-cell table:style-name="portMode.B2" office:value-type="string">
            <text:p text:style-name="Table_20_Contents">Selects which port is affected 0 or 1</text:p>
          </table:table-cell>
          <table:table-cell table:style-name="portMode.D2" office:value-type="string">
            <text:p text:style-name="Table_20_Contents"/>
          </table:table-cell>
        </table:table-row>
        <table:table-row>
          <table:table-cell table:style-name="portMode.A3" office:value-type="string">
            <text:p text:style-name="Table_20_Contents"/>
          </table:table-cell>
          <table:table-cell table:style-name="portMode.B3" office:value-type="string">
            <text:p text:style-name="Table_20_Contents">int <text:s/>data</text:p>
          </table:table-cell>
          <table:table-cell table:style-name="portMode.B3" office:value-type="string">
            <text:p text:style-name="Table_20_Contents">INPUT or OUTPUT</text:p>
          </table:table-cell>
          <table:table-cell table:style-name="portMode.D3" office:value-type="string">
            <text:p text:style-name="Table_20_Contents"/>
          </table:table-cell>
        </table:table-row>
      </table:table>
      <text:p text:style-name="Standard"/>
      <text:p text:style-name="Standard">Port 0 is pins 0-7 while port 1 is pins 8-15. The port operations allow reading and writing of multiple bits.</text:p>
      <text:p text:style-name="Standard"/>
      <text:p text:style-name="Example"/>
      <text:p text:style-name="Example"><text:tab/>portMode(0,OUTPUT);<text:tab/>// bits 0-7 to output</text:p>
      <text:p text:style-name="Example"><text:s/><text:tab/>portWrite(0,0xff);<text:tab/>// Write all 8 bits to 1</text:p>
      <text:p text:style-name="Example"/>
      <text:h text:style-name="Heading_20_3" text:outline-level="3"><text:s text:c="2"/>portRead() - Read an 8 bit port</text:h>
      <table:table table:name="portRead" table:style-name="portRead">
        <table:table-column table:style-name="portRead.A" table:number-columns-repeated="2"/>
        <table:table-column table:style-name="portRead.C"/>
        <table:table-column table:style-name="portRead.D"/>
        <table:table-row>
          <table:table-cell table:style-name="portRead.A1" office:value-type="string">
            <text:p text:style-name="Table_20_Contents"/>
          </table:table-cell>
          <table:table-cell table:style-name="portRead.B1" table:number-columns-spanned="3" office:value-type="string">
            <text:p text:style-name="P1">int portRead(int port)</text:p>
          </table:table-cell>
          <table:covered-table-cell/>
          <table:covered-table-cell/>
        </table:table-row>
        <table:table-row>
          <table:table-cell table:style-name="portRead.A2" office:value-type="string">
            <text:p text:style-name="Table_20_Contents"/>
          </table:table-cell>
          <table:table-cell table:style-name="portRead.B2" office:value-type="string">
            <text:p text:style-name="Table_20_Contents">int pin</text:p>
          </table:table-cell>
          <table:table-cell table:style-name="portRead.B2" office:value-type="string">
            <text:p text:style-name="Table_20_Contents">Selects which port is read.</text:p>
          </table:table-cell>
          <table:table-cell table:style-name="portRead.D2" office:value-type="string">
            <text:p text:style-name="Table_20_Contents"/>
          </table:table-cell>
        </table:table-row>
        <table:table-row>
          <table:table-cell table:style-name="portRead.A3" office:value-type="string">
            <text:p text:style-name="Table_20_Contents"/>
          </table:table-cell>
          <table:table-cell table:style-name="portRead.B3" office:value-type="string">
            <text:p text:style-name="Table_20_Contents">Returns:</text:p>
          </table:table-cell>
          <table:table-cell table:style-name="portRead.B3" office:value-type="string">
            <text:p text:style-name="Table_20_Contents">0-255</text:p>
          </table:table-cell>
          <table:table-cell table:style-name="portRead.D3" office:value-type="string">
            <text:p text:style-name="Table_20_Contents"/>
          </table:table-cell>
        </table:table-row>
      </table:table>
      <text:p text:style-name="Standard"/>
      <text:p text:style-name="Standard">Reads 8 bits from port 0 or 1.</text:p>
      <text:p text:style-name="Standard"/>
      <text:p text:style-name="Example"/>
      <text:p text:style-name="Example"><text:tab/>byte indata;</text:p>
      <text:p text:style-name="Example"/>
      <text:p text:style-name="Example"><text:tab/>portMode(1,INPUT);</text:p>
      <text:p text:style-name="Example"><text:tab/>indata <text:s/>= portRead(1);</text:p>
      <text:p text:style-name="Example"/>
      <text:h text:style-name="Heading_20_3" text:outline-level="3"><text:s text:c="2"/>portWrite() - Writes 8 bits to a port.</text:h>
      <table:table table:name="portWrite" table:style-name="portWrite">
        <table:table-column table:style-name="portWrite.A" table:number-columns-repeated="2"/>
        <table:table-column table:style-name="portWrite.C"/>
        <table:table-column table:style-name="portWrite.D"/>
        <table:table-row table:style-name="portWrite.1">
          <table:table-cell table:style-name="portWrite.A1" office:value-type="string">
            <text:p text:style-name="Table_20_Contents"/>
          </table:table-cell>
          <table:table-cell table:style-name="portWrite.B1" table:number-columns-spanned="3" office:value-type="string">
            <text:p text:style-name="P1">void portWrite(int port, int value)</text:p>
          </table:table-cell>
          <table:covered-table-cell/>
          <table:covered-table-cell/>
        </table:table-row>
        <table:table-row table:style-name="portWrite.1">
          <table:table-cell table:style-name="portWrite.A2" office:value-type="string">
            <text:p text:style-name="Table_20_Contents"/>
          </table:table-cell>
          <table:table-cell table:style-name="portWrite.B2" office:value-type="string">
            <text:p text:style-name="Table_20_Contents">int pin</text:p>
          </table:table-cell>
          <table:table-cell table:style-name="portWrite.B2" office:value-type="string">
            <text:p text:style-name="Table_20_Contents">Selects which port 0 or 1</text:p>
          </table:table-cell>
          <table:table-cell table:style-name="portWrite.D2" office:value-type="string">
            <text:p text:style-name="Table_20_Contents"/>
          </table:table-cell>
        </table:table-row>
        <table:table-row table:style-name="portWrite.1">
          <table:table-cell table:style-name="portWrite.A3" office:value-type="string">
            <text:p text:style-name="Table_20_Contents"/>
          </table:table-cell>
          <table:table-cell table:style-name="portWrite.B3" office:value-type="string">
            <text:p text:style-name="Table_20_Contents">int <text:s/>value</text:p>
          </table:table-cell>
          <table:table-cell table:style-name="portWrite.B3" office:value-type="string">
            <text:p text:style-name="Table_20_Contents">0 - 255</text:p>
          </table:table-cell>
          <table:table-cell table:style-name="portWrite.D3" office:value-type="string">
            <text:p text:style-name="Table_20_Contents"/>
          </table:table-cell>
        </table:table-row>
      </table:table>
      <text:p text:style-name="Standard"/>
      <text:p text:style-name="Standard">Write 8 bits to port 0 or 1.</text:p>
      <text:p text:style-name="Standard"/>
      <text:p text:style-name="Standard"/>
      <text:p text:style-name="Example"/>
      <text:p text:style-name="Example"><text:tab/>portMode(0,OUTPUT);<text:tab/>// bits 0-7 to output</text:p>
      <text:p text:style-name="Example"><text:s/><text:tab/>portWrite(0,0xff);<text:tab/>// Write all 8 bits to 1</text:p>
      <text:p text:style-name="Example"/>
      <text:p text:style-name="Standard"/>
      <text:p text:style-name="Standard"/>
      <text:h text:style-name="Heading_20_3" text:outline-level="3"><text:s text:c="2"/>portModeEx() - Initialize a user defined port.</text:h>
      <table:table table:name="portModeEx" table:style-name="portModeEx">
        <table:table-column table:style-name="portModeEx.A"/>
        <table:table-column table:style-name="portModeEx.B"/>
        <table:table-column table:style-name="portModeEx.C"/>
        <table:table-column table:style-name="portModeEx.D"/>
        <table:table-row table:style-name="portModeEx.1">
          <table:table-cell table:style-name="portModeEx.A1" office:value-type="string">
            <text:p text:style-name="Table_20_Contents"/>
          </table:table-cell>
          <table:table-cell table:style-name="portModeEx.B1" table:number-columns-spanned="3" office:value-type="string">
            <text:p text:style-name="P1">void portModeEx(byte* pins,int direction, int bits)</text:p>
          </table:table-cell>
          <table:covered-table-cell/>
          <table:covered-table-cell/>
        </table:table-row>
        <table:table-row table:style-name="portModeEx.1">
          <table:table-cell table:style-name="portModeEx.A2" office:value-type="string">
            <text:p text:style-name="Table_20_Contents"/>
          </table:table-cell>
          <table:table-cell table:style-name="portModeEx.B2" office:value-type="string">
            <text:p text:style-name="Table_20_Contents">byte* pins</text:p>
          </table:table-cell>
          <table:table-cell table:style-name="portModeEx.B2" office:value-type="string">
            <text:p text:style-name="Table_20_Contents">Address of an array that defines which pins are used for this logical port.</text:p>
          </table:table-cell>
          <table:table-cell table:style-name="portModeEx.D2" office:value-type="string">
            <text:p text:style-name="Table_20_Contents"/>
          </table:table-cell>
        </table:table-row>
        <table:table-row table:style-name="portModeEx.1">
          <table:table-cell table:style-name="portModeEx.A2" office:value-type="string">
            <text:p text:style-name="Table_20_Contents"/>
          </table:table-cell>
          <table:table-cell table:style-name="portModeEx.B2" office:value-type="string">
            <text:p text:style-name="Table_20_Contents">int <text:s/>direction</text:p>
          </table:table-cell>
          <table:table-cell table:style-name="portModeEx.B2" office:value-type="string">
            <text:p text:style-name="Table_20_Contents">INPUT or OUTPUT</text:p>
          </table:table-cell>
          <table:table-cell table:style-name="portModeEx.D2" office:value-type="string">
            <text:p text:style-name="Table_20_Contents"/>
          </table:table-cell>
        </table:table-row>
        <table:table-row table:style-name="portModeEx.1">
          <table:table-cell table:style-name="portModeEx.A4" office:value-type="string">
            <text:p text:style-name="Table_20_Contents"/>
          </table:table-cell>
          <table:table-cell table:style-name="portModeEx.B4" office:value-type="string">
            <text:p text:style-name="Table_20_Contents">int bits</text:p>
          </table:table-cell>
          <table:table-cell table:style-name="portModeEx.B4" office:value-type="string">
            <text:p text:style-name="Table_20_Contents">How many bits are used.</text:p>
          </table:table-cell>
          <table:table-cell table:style-name="portModeEx.D4" office:value-type="string">
            <text:p text:style-name="Table_20_Contents"/>
          </table:table-cell>
        </table:table-row>
      </table:table>
      <text:p text:style-name="Standard"/>
      <text:p text:style-name="Standard">The user defined array names which pins are in the port. The pins go from LSB to MSB in the array.</text:p>
      <text:p text:style-name="Standard"/>
      <text:p text:style-name="Standard">Example:</text:p>
      <text:p text:style-name="Standard"/>
      <text:p text:style-name="Example"><text:s text:c="2"/></text:p>
      <text:p text:style-name="Example"><text:s/><text:tab/>// Define the “port”</text:p>
      <text:p text:style-name="Example"><text:tab/>byte my_port[] ={3,4,6,7};<text:tab/><text:tab/><text:tab/> // pin 3 is the LSB, pin 7 is the MSB</text:p>
      <text:p text:style-name="Example"/>
      <text:p text:style-name="Example"><text:tab/>portModeEx(&amp;my_port[0],OUTPUT,4); // There are 4 bits in the port.</text:p>
      <text:p text:style-name="Example"><text:s text:c="3"/>portWriteEx(&amp;my_port[0],8,4); <text:s text:c="4"/>// This would set bits 3,4,6 to '0' bit 7 to '1'</text:p>
      <text:p text:style-name="Example"><text:s/></text:p>
      <text:p text:style-name="Standard"/>
      <text:h text:style-name="Heading_20_3" text:outline-level="3"><text:s text:c="2"/>portWriteEx()</text:h>
      <table:table table:name="portWriteEx" table:style-name="portWriteEx">
        <table:table-column table:style-name="portWriteEx.A"/>
        <table:table-column table:style-name="portWriteEx.B"/>
        <table:table-column table:style-name="portWriteEx.C"/>
        <table:table-column table:style-name="portWriteEx.D"/>
        <table:table-row table:style-name="portWriteEx.1">
          <table:table-cell table:style-name="portWriteEx.A1" office:value-type="string">
            <text:p text:style-name="Table_20_Contents"/>
          </table:table-cell>
          <table:table-cell table:style-name="portWriteEx.B1" table:number-columns-spanned="3" office:value-type="string">
            <text:p text:style-name="P1">void portWriteEx(byte* pins,int data,int bits)</text:p>
          </table:table-cell>
          <table:covered-table-cell/>
          <table:covered-table-cell/>
        </table:table-row>
        <table:table-row table:style-name="portWriteEx.1">
          <table:table-cell table:style-name="portWriteEx.A2" office:value-type="string">
            <text:p text:style-name="Table_20_Contents"/>
          </table:table-cell>
          <table:table-cell table:style-name="portWriteEx.B2" office:value-type="string">
            <text:p text:style-name="Table_20_Contents">byte* pins</text:p>
          </table:table-cell>
          <table:table-cell table:style-name="portWriteEx.B2" office:value-type="string">
            <text:p text:style-name="Table_20_Contents">Address of an array that defines which pins are used for this logical port.</text:p>
          </table:table-cell>
          <table:table-cell table:style-name="portWriteEx.D2" office:value-type="string">
            <text:p text:style-name="Table_20_Contents"/>
          </table:table-cell>
        </table:table-row>
        <table:table-row table:style-name="portWriteEx.1">
          <table:table-cell table:style-name="portWriteEx.A2" office:value-type="string">
            <text:p text:style-name="Table_20_Contents"/>
          </table:table-cell>
          <table:table-cell table:style-name="portWriteEx.B2" office:value-type="string">
            <text:p text:style-name="Table_20_Contents">int <text:s/>data</text:p>
          </table:table-cell>
          <table:table-cell table:style-name="portWriteEx.B2" office:value-type="string">
            <text:p text:style-name="Table_20_Contents">Data to be written.</text:p>
          </table:table-cell>
          <table:table-cell table:style-name="portWriteEx.D2" office:value-type="string">
            <text:p text:style-name="Table_20_Contents"/>
          </table:table-cell>
        </table:table-row>
        <table:table-row table:style-name="portWriteEx.1">
          <table:table-cell table:style-name="portWriteEx.A4" office:value-type="string">
            <text:p text:style-name="Table_20_Contents"/>
          </table:table-cell>
          <table:table-cell table:style-name="portWriteEx.B4" office:value-type="string">
            <text:p text:style-name="Table_20_Contents">Int bits</text:p>
          </table:table-cell>
          <table:table-cell table:style-name="portWriteEx.B4" office:value-type="string">
            <text:p text:style-name="Table_20_Contents">How many bits are used.</text:p>
          </table:table-cell>
          <table:table-cell table:style-name="portWriteEx.D4" office:value-type="string">
            <text:p text:style-name="Table_20_Contents"/>
          </table:table-cell>
        </table:table-row>
      </table:table>
      <text:p text:style-name="Standard"/>
      <text:p text:style-name="Standard">Write to a user defined port defined by an array of bytes.</text:p>
      <text:p text:style-name="Standard"/>
      <text:p text:style-name="Example"><text:s text:c="2"/></text:p>
      <text:p text:style-name="Example"><text:s/><text:tab/>// Define the “port”</text:p>
      <text:p text:style-name="Example"><text:tab/>byte my_port[] ={3,4,6,7};<text:tab/><text:tab/><text:tab/> // pin 3 is the LSB, pin 7 is the MSB</text:p>
      <text:p text:style-name="Example"/>
      <text:p text:style-name="Example"><text:tab/>portModeEx(&amp;my_port[0],OUTPUT,4); // There are 4 bits in the port.</text:p>
      <text:p text:style-name="Example"><text:s text:c="3"/>portWriteEx(&amp;my_port[0],8,4); <text:s text:c="4"/>// This would set bits 3,4,6 to '0' bit 7 to '1'</text:p>
      <text:p text:style-name="Example"><text:s/></text:p>
      <text:p text:style-name="Standard"/>
      <text:h text:style-name="Heading_20_3" text:outline-level="3"><text:s text:c="3"/>portReadEx()</text:h>
      <table:table table:name="portReadEx" table:style-name="portReadEx">
        <table:table-column table:style-name="portReadEx.A"/>
        <table:table-column table:style-name="portReadEx.B"/>
        <table:table-column table:style-name="portReadEx.C"/>
        <table:table-column table:style-name="portReadEx.D"/>
        <table:table-row table:style-name="portReadEx.1">
          <table:table-cell table:style-name="portReadEx.A1" office:value-type="string">
            <text:p text:style-name="Table_20_Contents"/>
          </table:table-cell>
          <table:table-cell table:style-name="portReadEx.B1" table:number-columns-spanned="3" office:value-type="string">
            <text:p text:style-name="P1">int portReadEx(byte* pins, int bits)</text:p>
          </table:table-cell>
          <table:covered-table-cell/>
          <table:covered-table-cell/>
        </table:table-row>
        <table:table-row table:style-name="portReadEx.1">
          <table:table-cell table:style-name="portReadEx.A2" office:value-type="string">
            <text:p text:style-name="Table_20_Contents"/>
          </table:table-cell>
          <table:table-cell table:style-name="portReadEx.B2" office:value-type="string">
            <text:p text:style-name="Table_20_Contents">int pins</text:p>
          </table:table-cell>
          <table:table-cell table:style-name="portReadEx.B2" office:value-type="string">
            <text:p text:style-name="Table_20_Contents">Address of an array that defines which pins are used for this logical port.</text:p>
          </table:table-cell>
          <table:table-cell table:style-name="portReadEx.D2" office:value-type="string">
            <text:p text:style-name="Table_20_Contents"/>
          </table:table-cell>
        </table:table-row>
        <table:table-row table:style-name="portReadEx.1">
          <table:table-cell table:style-name="portReadEx.A2" office:value-type="string">
            <text:p text:style-name="Table_20_Contents"/>
          </table:table-cell>
          <table:table-cell table:style-name="portReadEx.B2" office:value-type="string">
            <text:p text:style-name="Table_20_Contents">int <text:s/>bit</text:p>
          </table:table-cell>
          <table:table-cell table:style-name="portReadEx.B2" office:value-type="string">
            <text:p text:style-name="Table_20_Contents">How many pins are in the array.</text:p>
          </table:table-cell>
          <table:table-cell table:style-name="portReadEx.D2" office:value-type="string">
            <text:p text:style-name="Table_20_Contents"/>
          </table:table-cell>
        </table:table-row>
        <table:table-row table:style-name="portReadEx.1">
          <table:table-cell table:style-name="portReadEx.A4" office:value-type="string">
            <text:p text:style-name="Table_20_Contents"/>
          </table:table-cell>
          <table:table-cell table:style-name="portReadEx.B4" office:value-type="string">
            <text:p text:style-name="Table_20_Contents">Returns:</text:p>
          </table:table-cell>
          <table:table-cell table:style-name="portReadEx.B4" office:value-type="string">
            <text:p text:style-name="Table_20_Contents">The value of the port.</text:p>
          </table:table-cell>
          <table:table-cell table:style-name="portReadEx.D4" office:value-type="string">
            <text:p text:style-name="Table_20_Contents"/>
          </table:table-cell>
        </table:table-row>
      </table:table>
      <text:p text:style-name="Standard"/>
      <text:p text:style-name="Standard"/>
      <text:h text:style-name="Heading_20_2" text:outline-level="2"><text:s text:c="2"/>Analog IO</text:h>
      <text:h text:style-name="Heading_20_3" text:outline-level="3"><text:s text:c="2"/>analogRead() - Input an ADC Channel</text:h>
      <table:table table:name="analogRead" table:style-name="analogRead">
        <table:table-column table:style-name="analogRead.A" table:number-columns-repeated="2"/>
        <table:table-column table:style-name="analogRead.C"/>
        <table:table-column table:style-name="analogRead.D"/>
        <table:table-row>
          <table:table-cell table:style-name="analogRead.A1" office:value-type="string">
            <text:p text:style-name="Table_20_Contents"/>
          </table:table-cell>
          <table:table-cell table:style-name="analogRead.B1" table:number-columns-spanned="3" office:value-type="string">
            <text:p text:style-name="P1">int <text:s/>analogRead(int ch)</text:p>
          </table:table-cell>
          <table:covered-table-cell/>
          <table:covered-table-cell/>
        </table:table-row>
        <table:table-row>
          <table:table-cell table:style-name="analogRead.A2" office:value-type="string">
            <text:p text:style-name="Table_20_Contents"/>
          </table:table-cell>
          <table:table-cell table:style-name="analogRead.B2" office:value-type="string">
            <text:p text:style-name="Table_20_Contents">int ch</text:p>
          </table:table-cell>
          <table:table-cell table:style-name="analogRead.B2" office:value-type="string">
            <text:p text:style-name="Table_20_Contents">Selects which logical channel is read.</text:p>
          </table:table-cell>
          <table:table-cell table:style-name="analogRead.D2" office:value-type="string">
            <text:p text:style-name="Table_20_Contents"/>
          </table:table-cell>
        </table:table-row>
        <table:table-row>
          <table:table-cell table:style-name="analogRead.A3" office:value-type="string">
            <text:p text:style-name="Table_20_Contents"/>
          </table:table-cell>
          <table:table-cell table:style-name="analogRead.B3" office:value-type="string">
            <text:p text:style-name="Table_20_Contents">Returns:</text:p>
          </table:table-cell>
          <table:table-cell table:style-name="analogRead.B3" office:value-type="string">
            <text:p text:style-name="Table_20_Contents">0 to maximum.</text:p>
          </table:table-cell>
          <table:table-cell table:style-name="analogRead.D3" office:value-type="string">
            <text:p text:style-name="Table_20_Contents"/>
          </table:table-cell>
        </table:table-row>
      </table:table>
      <text:p text:style-name="Standard"/>
      <text:p text:style-name="Standard">Certain pins are analog input pins, and reading them will return the current value of the voltage on that pin. Note that analog pins can also be used as digital I/O, but if <text:s/>the <text:span text:style-name="filename">analogRead</text:span> call is made any previous <text:span text:style-name="filename">pinMode</text:span> setting will be forgotten and it will be used as an analog input.</text:p>
      <text:p text:style-name="Standard">By default 10 bits are read, but this can be changed in config.h. 0 is 0 volts and 1023 is 5 volts.</text:p>
      <text:p text:style-name="Standard"/>
      <text:p text:style-name="Standard"/>
      <text:p text:style-name="P14"/>
      <table:table table:name="AnalogChannels" table:style-name="AnalogChannels">
        <table:table-column table:style-name="AnalogChannels.A"/>
        <table:table-column table:style-name="AnalogChannels.B"/>
        <table:table-column table:style-name="AnalogChannels.C"/>
        <table:table-row>
          <table:table-cell table:style-name="AnalogChannels.A1" office:value-type="string">
            <text:p text:style-name="P9">Logical Analog Channel</text:p>
          </table:table-cell>
          <table:table-cell table:style-name="AnalogChannels.B1" office:value-type="string">
            <text:p text:style-name="P9">MCU Function</text:p>
          </table:table-cell>
          <table:table-cell table:style-name="AnalogChannels.C1" office:value-type="string">
            <text:p text:style-name="P9">ADC </text:p>
            <text:p text:style-name="P9">CH.</text:p>
          </table:table-cell>
        </table:table-row>
        <table:table-row>
          <table:table-cell table:style-name="AnalogChannels.A2" office:value-type="float" office:value="0">
            <text:p text:style-name="P9">0</text:p>
          </table:table-cell>
          <table:table-cell table:style-name="AnalogChannels.B2" office:value-type="string">
            <text:p text:style-name="P9">PTB0/ADP0</text:p>
          </table:table-cell>
          <table:table-cell table:style-name="AnalogChannels.C2" office:value-type="string">
            <text:p text:style-name="P9">A0</text:p>
          </table:table-cell>
        </table:table-row>
        <table:table-row>
          <table:table-cell table:style-name="AnalogChannels.A2" office:value-type="float" office:value="1">
            <text:p text:style-name="P9">1</text:p>
          </table:table-cell>
          <table:table-cell table:style-name="AnalogChannels.B2" office:value-type="string">
            <text:p text:style-name="P9">PTB1/ADP1</text:p>
          </table:table-cell>
          <table:table-cell table:style-name="AnalogChannels.C2" office:value-type="string">
            <text:p text:style-name="P9">A1</text:p>
          </table:table-cell>
        </table:table-row>
        <table:table-row>
          <table:table-cell table:style-name="AnalogChannels.A2" office:value-type="float" office:value="2">
            <text:p text:style-name="P9">2</text:p>
          </table:table-cell>
          <table:table-cell table:style-name="AnalogChannels.B2" office:value-type="string">
            <text:p text:style-name="P9">PTB2/ADP2</text:p>
          </table:table-cell>
          <table:table-cell table:style-name="AnalogChannels.C2" office:value-type="string">
            <text:p text:style-name="P9">A2</text:p>
          </table:table-cell>
        </table:table-row>
        <table:table-row>
          <table:table-cell table:style-name="AnalogChannels.A2" office:value-type="float" office:value="3">
            <text:p text:style-name="P9">3</text:p>
          </table:table-cell>
          <table:table-cell table:style-name="AnalogChannels.B2" office:value-type="string">
            <text:p text:style-name="P9">PTB3/ADP3</text:p>
          </table:table-cell>
          <table:table-cell table:style-name="AnalogChannels.C2" office:value-type="string">
            <text:p text:style-name="P9">A3</text:p>
          </table:table-cell>
        </table:table-row>
        <table:table-row>
          <table:table-cell table:style-name="AnalogChannels.A2" office:value-type="float" office:value="4">
            <text:p text:style-name="P9">4</text:p>
          </table:table-cell>
          <table:table-cell table:style-name="AnalogChannels.B2" office:value-type="string">
            <text:p text:style-name="P9">PTB4/ADP4</text:p>
          </table:table-cell>
          <table:table-cell table:style-name="AnalogChannels.C2" office:value-type="string">
            <text:p text:style-name="P9">A4</text:p>
          </table:table-cell>
        </table:table-row>
        <table:table-row>
          <table:table-cell table:style-name="AnalogChannels.A2" office:value-type="float" office:value="5">
            <text:p text:style-name="P9">5</text:p>
          </table:table-cell>
          <table:table-cell table:style-name="AnalogChannels.B2" office:value-type="string">
            <text:p text:style-name="P9">PTB5/ADP5</text:p>
          </table:table-cell>
          <table:table-cell table:style-name="AnalogChannels.C2" office:value-type="string">
            <text:p text:style-name="P9">A5</text:p>
          </table:table-cell>
        </table:table-row>
        <table:table-row>
          <table:table-cell table:style-name="AnalogChannels.A2" office:value-type="float" office:value="6">
            <text:p text:style-name="P9">6</text:p>
          </table:table-cell>
          <table:table-cell table:style-name="AnalogChannels.B2" office:value-type="string">
            <text:p text:style-name="P9">PTB6/ADP6</text:p>
          </table:table-cell>
          <table:table-cell table:style-name="AnalogChannels.C2" office:value-type="string">
            <text:p text:style-name="P9">A6</text:p>
          </table:table-cell>
        </table:table-row>
        <table:table-row>
          <table:table-cell table:style-name="AnalogChannels.A2" office:value-type="float" office:value="7">
            <text:p text:style-name="P9">7</text:p>
          </table:table-cell>
          <table:table-cell table:style-name="AnalogChannels.B2" office:value-type="string">
            <text:p text:style-name="P9">PTB7/ADP7</text:p>
          </table:table-cell>
          <table:table-cell table:style-name="AnalogChannels.C2" office:value-type="string">
            <text:p text:style-name="P9">A7</text:p>
          </table:table-cell>
        </table:table-row>
        <table:table-row>
          <table:table-cell table:style-name="AnalogChannels.A2" office:value-type="float" office:value="8">
            <text:p text:style-name="P9">8</text:p>
          </table:table-cell>
          <table:table-cell table:style-name="AnalogChannels.B2" office:value-type="string">
            <text:p text:style-name="P9">PTD0/ADP8/ACMP+</text:p>
          </table:table-cell>
          <table:table-cell table:style-name="AnalogChannels.C2" office:value-type="string">
            <text:p text:style-name="P9">A8</text:p>
          </table:table-cell>
        </table:table-row>
        <table:table-row>
          <table:table-cell table:style-name="AnalogChannels.A2" office:value-type="float" office:value="9">
            <text:p text:style-name="P9">9</text:p>
          </table:table-cell>
          <table:table-cell table:style-name="AnalogChannels.B2" office:value-type="string">
            <text:p text:style-name="P9">PTD1/ADP9/ACMP-</text:p>
          </table:table-cell>
          <table:table-cell table:style-name="AnalogChannels.C2" office:value-type="string">
            <text:p text:style-name="P9">A9</text:p>
          </table:table-cell>
        </table:table-row>
        <table:table-row>
          <table:table-cell table:style-name="AnalogChannels.A2" office:value-type="float" office:value="10">
            <text:p text:style-name="P9">10</text:p>
          </table:table-cell>
          <table:table-cell table:style-name="AnalogChannels.B2" office:value-type="string">
            <text:p text:style-name="P9">PTD3/ADP/10KBIP3</text:p>
          </table:table-cell>
          <table:table-cell table:style-name="AnalogChannels.C2" office:value-type="string">
            <text:p text:style-name="P9">A10</text:p>
          </table:table-cell>
        </table:table-row>
        <table:table-row>
          <table:table-cell table:style-name="AnalogChannels.A2" office:value-type="float" office:value="11">
            <text:p text:style-name="P9">11</text:p>
          </table:table-cell>
          <table:table-cell table:style-name="AnalogChannels.B2" office:value-type="string">
            <text:p text:style-name="P9">PTD4/ADP11</text:p>
          </table:table-cell>
          <table:table-cell table:style-name="AnalogChannels.C2" office:value-type="string">
            <text:p text:style-name="P9">A11</text:p>
          </table:table-cell>
        </table:table-row>
        <table:table-row>
          <table:table-cell table:style-name="AnalogChannels.A2" office:value-type="float" office:value="26">
            <text:p text:style-name="P9">26</text:p>
          </table:table-cell>
          <table:table-cell table:style-name="AnalogChannels.B2" office:value-type="string">
            <text:p text:style-name="P9">Temp Sensor</text:p>
          </table:table-cell>
          <table:table-cell table:style-name="AnalogChannels.C2" office:value-type="string">
            <text:p text:style-name="P9">A26</text:p>
          </table:table-cell>
        </table:table-row>
        <table:table-row>
          <table:table-cell table:style-name="AnalogChannels.A2" office:value-type="float" office:value="27">
            <text:p text:style-name="P9">27</text:p>
          </table:table-cell>
          <table:table-cell table:style-name="AnalogChannels.B2" office:value-type="string">
            <text:p text:style-name="P9">Internal Band Gap</text:p>
          </table:table-cell>
          <table:table-cell table:style-name="AnalogChannels.C2" office:value-type="string">
            <text:p text:style-name="P9">A27</text:p>
          </table:table-cell>
        </table:table-row>
      </table:table>
      <text:p text:style-name="Table">Table <text:sequence text:ref-name="refTable1" text:name="Table" text:formula="ooow:Table+1" style:num-format="1">1.2</text:sequence>: Analog Channel Assignments</text:p>
      <text:p text:style-name="P4"/>
      <text:p text:style-name="Standard"><text:span text:style-name="T3">Temp = 25 - ((V</text:span><text:span text:style-name="T4">TEMP </text:span><text:span text:style-name="T3">-V</text:span><text:span text:style-name="T4">TEMP25</text:span><text:span text:style-name="T3">) </text:span><text:span text:style-name="T2">/ </text:span><text:span text:style-name="T3">m)</text:span></text:p>
      <text:p text:style-name="P4"/>
      <text:p text:style-name="P4"/>
      <text:p text:style-name="Example"/>
      <text:p text:style-name="Example">#define POT_PIN <text:s text:c="4"/>0 <text:s text:c="2"/>// Use channel 0.</text:p>
      <text:p text:style-name="Example"><text:tab/>int val;</text:p>
      <text:p text:style-name="Example"><text:tab/>val = analogRead(POT_PIN); <text:s/><text:span text:style-name="T6"><text:s/></text:span></text:p>
      <text:p text:style-name="P18"/>
      <text:p text:style-name="P4"/>
      <text:p text:style-name="P4"/>
      <text:h text:style-name="Heading_20_3" text:outline-level="3"><text:s text:c="2"/>analogWrite() - PWM output</text:h>
      <table:table table:name="analogWrite" table:style-name="analogWrite">
        <table:table-column table:style-name="analogWrite.A" table:number-columns-repeated="2"/>
        <table:table-column table:style-name="analogWrite.C"/>
        <table:table-column table:style-name="analogWrite.D"/>
        <table:table-row>
          <table:table-cell table:style-name="analogWrite.A1" office:value-type="string">
            <text:p text:style-name="Table_20_Contents"/>
          </table:table-cell>
          <table:table-cell table:style-name="analogWrite.B1" table:number-columns-spanned="3" office:value-type="string">
            <text:p text:style-name="P1">void analogWrite(int ch,int data)</text:p>
          </table:table-cell>
          <table:covered-table-cell/>
          <table:covered-table-cell/>
        </table:table-row>
        <table:table-row>
          <table:table-cell table:style-name="analogWrite.A2" office:value-type="string">
            <text:p text:style-name="Table_20_Contents"/>
          </table:table-cell>
          <table:table-cell table:style-name="analogWrite.B2" office:value-type="string">
            <text:p text:style-name="Table_20_Contents">int pin</text:p>
          </table:table-cell>
          <table:table-cell table:style-name="analogWrite.B2" office:value-type="string">
            <text:p text:style-name="Table_20_Contents">Selects which pin is affected</text:p>
          </table:table-cell>
          <table:table-cell table:style-name="analogWrite.D2" office:value-type="string">
            <text:p text:style-name="Table_20_Contents"/>
          </table:table-cell>
        </table:table-row>
        <table:table-row>
          <table:table-cell table:style-name="analogWrite.A3" office:value-type="string">
            <text:p text:style-name="Table_20_Contents"/>
          </table:table-cell>
          <table:table-cell table:style-name="analogWrite.B3" office:value-type="string">
            <text:p text:style-name="Table_20_Contents">int <text:s/>data</text:p>
          </table:table-cell>
          <table:table-cell table:style-name="analogWrite.B3" office:value-type="string">
            <text:p text:style-name="Table_20_Contents">0 to PWM_MAX</text:p>
          </table:table-cell>
          <table:table-cell table:style-name="analogWrite.D3" office:value-type="string">
            <text:p text:style-name="Table_20_Contents"/>
          </table:table-cell>
        </table:table-row>
      </table:table>
      <text:p text:style-name="Standard"/>
      <text:p text:style-name="Standard">Writes to a PWM pin and sets the duty cycle. </text:p>
      <text:p text:style-name="Standard"/>
      <table:table table:name="PWMChannels" table:style-name="PWMChannels">
        <table:table-column table:style-name="PWMChannels.A"/>
        <table:table-column table:style-name="PWMChannels.B"/>
        <table:table-column table:style-name="PWMChannels.C"/>
        <table:table-column table:style-name="PWMChannels.D"/>
        <table:table-column table:style-name="PWMChannels.E"/>
        <table:table-row>
          <table:table-cell table:style-name="PWMChannels.A1" office:value-type="string">
            <text:p text:style-name="Table_20_Heading">Channel</text:p>
          </table:table-cell>
          <table:table-cell table:style-name="PWMChannels.A1" office:value-type="string">
            <text:p text:style-name="Table_20_Heading">MCU Function</text:p>
          </table:table-cell>
          <table:table-cell table:style-name="PWMChannels.A1" office:value-type="string">
            <text:p text:style-name="P16">FB32 </text:p>
          </table:table-cell>
          <table:table-cell table:style-name="PWMChannels.A1" office:value-type="string">
            <text:p text:style-name="P16">NANO32</text:p>
          </table:table-cell>
          <table:table-cell table:style-name="PWMChannels.E1" office:value-type="string">
            <text:p text:style-name="Table_20_Heading">MINI32</text:p>
          </table:table-cell>
        </table:table-row>
        <table:table-row>
          <table:table-cell table:style-name="PWMChannels.A2" office:value-type="float" office:value="0">
            <text:p text:style-name="Table_20_Heading">0</text:p>
          </table:table-cell>
          <table:table-cell table:style-name="PWMChannels.B2" office:value-type="string">
            <text:p text:style-name="P10">PTE2 TPM1-CH0</text:p>
          </table:table-cell>
          <table:table-cell table:style-name="PWMChannels.B2" office:value-type="string">
            <text:p text:style-name="P11">D3</text:p>
          </table:table-cell>
          <table:table-cell table:style-name="PWMChannels.B2" office:value-type="string">
            <text:p text:style-name="P11">E2 </text:p>
          </table:table-cell>
          <table:table-cell table:style-name="PWMChannels.E2" office:value-type="string">
            <text:p text:style-name="P11">D3</text:p>
          </table:table-cell>
        </table:table-row>
        <table:table-row>
          <table:table-cell table:style-name="PWMChannels.A2" office:value-type="float" office:value="1">
            <text:p text:style-name="Table_20_Heading">1</text:p>
          </table:table-cell>
          <table:table-cell table:style-name="PWMChannels.B2" office:value-type="string">
            <text:p text:style-name="P10">PTE3 TPM1-CH1</text:p>
          </table:table-cell>
          <table:table-cell table:style-name="PWMChannels.B2" office:value-type="string">
            <text:p text:style-name="P11">D4</text:p>
          </table:table-cell>
          <table:table-cell table:style-name="PWMChannels.B2" office:value-type="string">
            <text:p text:style-name="P11">E1</text:p>
          </table:table-cell>
          <table:table-cell table:style-name="PWMChannels.E2" office:value-type="string">
            <text:p text:style-name="P11"/>
          </table:table-cell>
        </table:table-row>
        <table:table-row>
          <table:table-cell table:style-name="PWMChannels.A2" office:value-type="float" office:value="2">
            <text:p text:style-name="Table_20_Heading">2</text:p>
          </table:table-cell>
          <table:table-cell table:style-name="PWMChannels.B2" office:value-type="string">
            <text:p text:style-name="P10">PTF0 TPM1-CH2</text:p>
          </table:table-cell>
          <table:table-cell table:style-name="PWMChannels.B2" office:value-type="string">
            <text:p text:style-name="P11">D5</text:p>
          </table:table-cell>
          <table:table-cell table:style-name="PWMChannels.B2" office:value-type="string">
            <text:p text:style-name="P11">F0</text:p>
          </table:table-cell>
          <table:table-cell table:style-name="PWMChannels.E2" office:value-type="string">
            <text:p text:style-name="P11">D5</text:p>
          </table:table-cell>
        </table:table-row>
        <table:table-row>
          <table:table-cell table:style-name="PWMChannels.A2" office:value-type="float" office:value="3">
            <text:p text:style-name="Table_20_Heading">3</text:p>
          </table:table-cell>
          <table:table-cell table:style-name="PWMChannels.B2" office:value-type="string">
            <text:p text:style-name="P10">PTF1 TPM1-CH3</text:p>
          </table:table-cell>
          <table:table-cell table:style-name="PWMChannels.B2" office:value-type="string">
            <text:p text:style-name="P11">D6</text:p>
          </table:table-cell>
          <table:table-cell table:style-name="PWMChannels.B2" office:value-type="string">
            <text:p text:style-name="P11">F1</text:p>
          </table:table-cell>
          <table:table-cell table:style-name="PWMChannels.E2" office:value-type="string">
            <text:p text:style-name="P11">D9</text:p>
          </table:table-cell>
        </table:table-row>
        <table:table-row>
          <table:table-cell table:style-name="PWMChannels.A2" office:value-type="float" office:value="4">
            <text:p text:style-name="Table_20_Heading">4</text:p>
          </table:table-cell>
          <table:table-cell table:style-name="PWMChannels.B2" office:value-type="string">
            <text:p text:style-name="P10">PTF2 TPM1-CH4</text:p>
          </table:table-cell>
          <table:table-cell table:style-name="PWMChannels.B2" office:value-type="string">
            <text:p text:style-name="P11">D7 </text:p>
          </table:table-cell>
          <table:table-cell table:style-name="PWMChannels.B2" office:value-type="string">
            <text:p text:style-name="P11">F2</text:p>
          </table:table-cell>
          <table:table-cell table:style-name="PWMChannels.E2" office:value-type="string">
            <text:p text:style-name="P11"/>
          </table:table-cell>
        </table:table-row>
        <table:table-row>
          <table:table-cell table:style-name="PWMChannels.A2" office:value-type="float" office:value="5">
            <text:p text:style-name="Table_20_Heading">5</text:p>
          </table:table-cell>
          <table:table-cell table:style-name="PWMChannels.B2" office:value-type="string">
            <text:p text:style-name="P10">PTF3 TPM1-CH5</text:p>
          </table:table-cell>
          <table:table-cell table:style-name="PWMChannels.B2" office:value-type="string">
            <text:p text:style-name="P11">D11</text:p>
          </table:table-cell>
          <table:table-cell table:style-name="PWMChannels.B2" office:value-type="string">
            <text:p text:style-name="P11">F3</text:p>
          </table:table-cell>
          <table:table-cell table:style-name="PWMChannels.E2" office:value-type="string">
            <text:p text:style-name="P11"/>
          </table:table-cell>
        </table:table-row>
        <table:table-row>
          <table:table-cell table:style-name="PWMChannels.A2" office:value-type="float" office:value="6">
            <text:p text:style-name="Table_20_Heading">6</text:p>
          </table:table-cell>
          <table:table-cell table:style-name="PWMChannels.B2" office:value-type="string">
            <text:p text:style-name="P10">PTF4 TPM2-CH0</text:p>
          </table:table-cell>
          <table:table-cell table:style-name="PWMChannels.B2" office:value-type="string">
            <text:p text:style-name="P11">D8</text:p>
          </table:table-cell>
          <table:table-cell table:style-name="PWMChannels.B2" office:value-type="string">
            <text:p text:style-name="P11">F4</text:p>
          </table:table-cell>
          <table:table-cell table:style-name="PWMChannels.E2" office:value-type="string">
            <text:p text:style-name="P11"><text:s/>D8</text:p>
          </table:table-cell>
        </table:table-row>
        <table:table-row>
          <table:table-cell table:style-name="PWMChannels.A2" office:value-type="float" office:value="7">
            <text:p text:style-name="Table_20_Heading">7</text:p>
          </table:table-cell>
          <table:table-cell table:style-name="PWMChannels.B2" office:value-type="string">
            <text:p text:style-name="P10">PTF5 TPM2-CH1</text:p>
          </table:table-cell>
          <table:table-cell table:style-name="PWMChannels.B2" office:value-type="string">
            <text:p text:style-name="P11">X</text:p>
          </table:table-cell>
          <table:table-cell table:style-name="PWMChannels.B2" office:value-type="string">
            <text:p text:style-name="P11"/>
          </table:table-cell>
          <table:table-cell table:style-name="PWMChannels.E2" office:value-type="string">
            <text:p text:style-name="P11">X</text:p>
          </table:table-cell>
        </table:table-row>
      </table:table>
      <text:p text:style-name="Standard"/>
      <text:p text:style-name="P17">Table <text:sequence text:ref-name="refTable2" text:name="Table" text:formula="ooow:Table+1" style:num-format="1">1.3</text:sequence>: PWM Channels</text:p>
      <text:p text:style-name="Standard"/>
      <text:p text:style-name="Example"><text:s text:c="3"/></text:p>
      <text:p text:style-name="Example"><text:s text:c="2"/>// Set PTE2 to 50% duty cycle</text:p>
      <text:p text:style-name="Example"><text:tab/>analogWrite(0, 512);</text:p>
      <text:p text:style-name="Example"/>
      <text:p text:style-name="Standard"/>
      <text:h text:style-name="Heading_20_2" text:outline-level="2"><text:s text:c="2"/>Time functions</text:h>
      <text:p text:style-name="Text_20_body"/>
      <text:h text:style-name="Heading_20_3" text:outline-level="3"><text:s text:c="2"/>micros() - Return the clock in microseconds</text:h>
      <table:table table:name="micros" table:style-name="micros">
        <table:table-column table:style-name="micros.A" table:number-columns-repeated="2"/>
        <table:table-column table:style-name="micros.C"/>
        <table:table-column table:style-name="micros.D"/>
        <table:table-row table:style-name="micros.1">
          <table:table-cell table:style-name="micros.A1" office:value-type="string">
            <text:p text:style-name="Table_20_Contents"/>
          </table:table-cell>
          <table:table-cell table:style-name="micros.B1" table:number-columns-spanned="3" office:value-type="string">
            <text:p text:style-name="P1">long micros(void)</text:p>
          </table:table-cell>
          <table:covered-table-cell/>
          <table:covered-table-cell/>
        </table:table-row>
        <table:table-row table:style-name="micros.1">
          <table:table-cell table:style-name="micros.A2" office:value-type="string">
            <text:p text:style-name="Table_20_Contents"/>
          </table:table-cell>
          <table:table-cell table:style-name="micros.B2" office:value-type="string">
            <text:p text:style-name="Table_20_Contents">Returns:</text:p>
          </table:table-cell>
          <table:table-cell table:style-name="micros.B2" office:value-type="string">
            <text:p text:style-name="Table_20_Contents">A 32 bit value that is the clock time in microseconds.</text:p>
          </table:table-cell>
          <table:table-cell table:style-name="micros.D2" office:value-type="string">
            <text:p text:style-name="Table_20_Contents"/>
          </table:table-cell>
        </table:table-row>
      </table:table>
      <text:p text:style-name="Standard"/>
      <text:p text:style-name="Standard">The clock is a counter that starts at reset.</text:p>
      <text:p text:style-name="Standard"/>
      <text:p text:style-name="Example"><text:tab/></text:p>
      <text:p text:style-name="Example"><text:tab/>long startime = 0;</text:p>
      <text:p text:style-name="Example"><text:tab/>loop()</text:p>
      <text:p text:style-name="Example"><text:tab/>{</text:p>
      <text:p text:style-name="Example"><text:tab/><text:tab/>// something like this is much better that delay!</text:p>
      <text:p text:style-name="Example"><text:tab/><text:tab/>if(0 == starttime)</text:p>
      <text:p text:style-name="Example"><text:tab/><text:tab/><text:tab/>starttime = micros();</text:p>
      <text:p text:style-name="Example"><text:tab/><text:tab/>// Always use &gt;= or you might miss the exact time.</text:p>
      <text:p text:style-name="Example"><text:tab/><text:tab/>if( (micros() - startime) &gt;= 500 )</text:p>
      <text:p text:style-name="Example"><text:tab/><text:tab/>{</text:p>
      <text:p text:style-name="Example"><text:tab/><text:tab/><text:tab/>starttime = micros();</text:p>
      <text:p text:style-name="Example"><text:tab/><text:tab/><text:tab/>// do what you needed to do every 500 us.</text:p>
      <text:p text:style-name="Example"><text:tab/><text:tab/>}</text:p>
      <text:p text:style-name="Example"><text:tab/>}</text:p>
      <text:p text:style-name="Example"/>
      <text:h text:style-name="Heading_20_3" text:outline-level="3"><text:s text:c="2"/>millis() - Return the clock in milliseconds</text:h>
      <table:table table:name="millis" table:style-name="millis">
        <table:table-column table:style-name="millis.A" table:number-columns-repeated="2"/>
        <table:table-column table:style-name="millis.C"/>
        <table:table-column table:style-name="millis.D"/>
        <table:table-row table:style-name="millis.1">
          <table:table-cell table:style-name="millis.A1" office:value-type="string">
            <text:p text:style-name="Table_20_Contents"/>
          </table:table-cell>
          <table:table-cell table:style-name="millis.B1" table:number-columns-spanned="3" office:value-type="string">
            <text:p text:style-name="P1">long millis(void)</text:p>
          </table:table-cell>
          <table:covered-table-cell/>
          <table:covered-table-cell/>
        </table:table-row>
        <table:table-row table:style-name="millis.1">
          <table:table-cell table:style-name="millis.A2" office:value-type="string">
            <text:p text:style-name="Table_20_Contents"/>
          </table:table-cell>
          <table:table-cell table:style-name="millis.B2" office:value-type="string">
            <text:p text:style-name="Table_20_Contents">Returns:</text:p>
          </table:table-cell>
          <table:table-cell table:style-name="millis.B2" office:value-type="string">
            <text:p text:style-name="Table_20_Contents">A 32 bit value that is the clock time in milliseconds.</text:p>
          </table:table-cell>
          <table:table-cell table:style-name="millis.D2" office:value-type="string">
            <text:p text:style-name="Table_20_Contents"/>
          </table:table-cell>
        </table:table-row>
      </table:table>
      <text:p text:style-name="Standard"/>
      <text:p text:style-name="Standard">The counter is return in milliseconds.</text:p>
      <text:p text:style-name="Standard"/>
      <text:p text:style-name="Standard"/>
      <text:p text:style-name="Example"><text:tab/></text:p>
      <text:p text:style-name="Example"><text:tab/>long startime = 0;</text:p>
      <text:p text:style-name="Example"><text:tab/>loop()</text:p>
      <text:p text:style-name="Example"><text:tab/>{</text:p>
      <text:p text:style-name="Example"><text:tab/><text:tab/>// something like this is much better that delay!</text:p>
      <text:p text:style-name="Example"><text:tab/><text:tab/>if(0 == starttime)</text:p>
      <text:p text:style-name="Example"><text:tab/><text:tab/><text:tab/>starttime = millis();</text:p>
      <text:p text:style-name="Example"><text:tab/><text:tab/>// Always use &gt;= or you might miss the exact time.</text:p>
      <text:p text:style-name="Example"><text:tab/><text:tab/>// Wait for 500 milliseconds</text:p>
      <text:p text:style-name="Example"><text:tab/><text:tab/>if( (millis() - startime) &gt;= 500 )</text:p>
      <text:p text:style-name="Example"><text:tab/><text:tab/>{</text:p>
      <text:p text:style-name="Example"><text:tab/><text:tab/><text:tab/>starttime = millis();</text:p>
      <text:p text:style-name="Example"><text:tab/><text:tab/><text:tab/>// do what you needed to do every 500 milliseconds</text:p>
      <text:p text:style-name="Example"><text:tab/><text:tab/>}</text:p>
      <text:p text:style-name="Example"><text:tab/>}</text:p>
      <text:p text:style-name="Example"/>
      <text:h text:style-name="Heading_20_3" text:outline-level="3"><text:s text:c="2"/>delay() - Delay in milliseconds</text:h>
      <table:table table:name="delay" table:style-name="delay">
        <table:table-column table:style-name="delay.A" table:number-columns-repeated="2"/>
        <table:table-column table:style-name="delay.C"/>
        <table:table-column table:style-name="delay.D"/>
        <table:table-row table:style-name="delay.1">
          <table:table-cell table:style-name="delay.A1" office:value-type="string">
            <text:p text:style-name="Table_20_Contents"/>
          </table:table-cell>
          <table:table-cell table:style-name="delay.B1" table:number-columns-spanned="3" office:value-type="string">
            <text:p text:style-name="P1">void delay(long delay)</text:p>
          </table:table-cell>
          <table:covered-table-cell/>
          <table:covered-table-cell/>
        </table:table-row>
        <table:table-row table:style-name="delay.1">
          <table:table-cell table:style-name="delay.A2" office:value-type="string">
            <text:p text:style-name="Table_20_Contents"/>
          </table:table-cell>
          <table:table-cell table:style-name="delay.B2" office:value-type="string">
            <text:p text:style-name="Table_20_Contents">long delay </text:p>
          </table:table-cell>
          <table:table-cell table:style-name="delay.B2" office:value-type="string">
            <text:p text:style-name="Table_20_Contents">Delay in milliseconds </text:p>
          </table:table-cell>
          <table:table-cell table:style-name="delay.D2" office:value-type="string">
            <text:p text:style-name="Table_20_Contents"/>
          </table:table-cell>
        </table:table-row>
      </table:table>
      <text:p text:style-name="Standard"/>
      <text:p text:style-name="Standard">This does not return until the delay is up, so it will stall the thread. Not advised on interrupt threads.</text:p>
      <text:p text:style-name="Standard"/>
      <text:p text:style-name="Standard"/>
      <text:p text:style-name="Example">int ledPin = 13; <text:s text:c="16"/>// LED connected to digital pin 13</text:p>
      <text:p text:style-name="Example">// NOTE: This works fine but is not the recommended method.</text:p>
      <text:p text:style-name="Example">void setup()</text:p>
      <text:p text:style-name="Example">{</text:p>
      <text:p text:style-name="Example"><text:s text:c="2"/>pinMode(ledPin, OUTPUT); <text:s text:c="5"/>// sets the digital pin as output</text:p>
      <text:p text:style-name="Example">}</text:p>
      <text:p text:style-name="Example"/>
      <text:p text:style-name="Example">void loop()</text:p>
      <text:p text:style-name="Example">{</text:p>
      <text:p text:style-name="Example"><text:s text:c="2"/>digitalWrite(ledPin, HIGH); <text:s text:c="2"/>// sets the LED on</text:p>
      <text:p text:style-name="Example"><text:s text:c="2"/>delay(1000); <text:s text:c="17"/>// waits for a second</text:p>
      <text:p text:style-name="Example"><text:s text:c="2"/>digitalWrite(ledPin, LOW); <text:s text:c="3"/>// sets the LED off</text:p>
      <text:p text:style-name="Example"><text:s text:c="2"/>delay(1000); <text:s text:c="17"/>// waits for a second</text:p>
      <text:p text:style-name="Example">}</text:p>
      <text:p text:style-name="Example"/>
      <text:p text:style-name="Example"/>
      <text:h text:style-name="Heading_20_3" text:outline-level="3"><text:s text:c="2"/>delayMicroseconds() - Delay in microseconds</text:h>
      <table:table table:name="delayMicroseconds" table:style-name="delayMicroseconds">
        <table:table-column table:style-name="delayMicroseconds.A" table:number-columns-repeated="2"/>
        <table:table-column table:style-name="delayMicroseconds.C"/>
        <table:table-column table:style-name="delayMicroseconds.D"/>
        <table:table-row table:style-name="delayMicroseconds.1">
          <table:table-cell table:style-name="delayMicroseconds.A1" office:value-type="string">
            <text:p text:style-name="Table_20_Contents"/>
          </table:table-cell>
          <table:table-cell table:style-name="delayMicroseconds.B1" table:number-columns-spanned="3" office:value-type="string">
            <text:p text:style-name="P1">void delayMicroseconds(int delayus)</text:p>
          </table:table-cell>
          <table:covered-table-cell/>
          <table:covered-table-cell/>
        </table:table-row>
        <table:table-row table:style-name="delayMicroseconds.1">
          <table:table-cell table:style-name="delayMicroseconds.A2" office:value-type="string">
            <text:p text:style-name="Standard"/>
          </table:table-cell>
          <table:table-cell table:style-name="delayMicroseconds.B2" office:value-type="string">
            <text:p text:style-name="Standard">long delayus </text:p>
          </table:table-cell>
          <table:table-cell table:style-name="delayMicroseconds.B2" office:value-type="string">
            <text:p text:style-name="Table_20_Contents">Delay in microseconds </text:p>
          </table:table-cell>
          <table:table-cell table:style-name="delayMicroseconds.D2" office:value-type="string">
            <text:p text:style-name="Table_20_Contents"/>
          </table:table-cell>
        </table:table-row>
      </table:table>
      <text:p text:style-name="Standard">This does not return until the delay is up, so it will stall the thread. Not advised on interrupt threads.</text:p>
      <text:p text:style-name="Standard"/>
      <text:p text:style-name="Standard"/>
      <text:p text:style-name="Example">int outPin = 8; <text:s text:c="16"/>// digital pin 8</text:p>
      <text:p text:style-name="Example"/>
      <text:p text:style-name="Example">// NOTE: This works but is not recommended </text:p>
      <text:p text:style-name="Example"/>
      <text:p text:style-name="Example">void setup()</text:p>
      <text:p text:style-name="Example">{</text:p>
      <text:p text:style-name="Example"><text:s text:c="2"/>pinMode(outPin, OUTPUT); <text:s text:c="5"/>// sets the digital pin as output</text:p>
      <text:p text:style-name="Example">}</text:p>
      <text:p text:style-name="Example"/>
      <text:p text:style-name="Example">void loop()</text:p>
      <text:p text:style-name="Example">{</text:p>
      <text:p text:style-name="Example"><text:s text:c="2"/>digitalWrite(outPin, HIGH); <text:s text:c="2"/>// sets the pin on</text:p>
      <text:p text:style-name="Example"><text:s text:c="2"/>delayMicroseconds(50); <text:s text:c="7"/>// pauses for 50 microseconds <text:s text:c="5"/></text:p>
      <text:p text:style-name="Example"><text:s text:c="2"/>digitalWrite(outPin, LOW); <text:s text:c="3"/>// sets the pin off</text:p>
      <text:p text:style-name="Example"><text:s text:c="2"/>delayMicroseconds(50); <text:s text:c="7"/>// pauses for 50 microseconds <text:s text:c="5"/></text:p>
      <text:p text:style-name="Example">}</text:p>
      <text:p text:style-name="Example"><text:line-break/></text:p>
      <text:p text:style-name="Standard"/>
      <text:h text:style-name="Heading_20_3" text:outline-level="3"><text:s text:c="2"/>pulseOut() - Generate a pulse stream</text:h>
      <table:table table:name="pulseOut" table:style-name="pulseOut">
        <table:table-column table:style-name="pulseOut.A"/>
        <table:table-column table:style-name="pulseOut.B"/>
        <table:table-column table:style-name="pulseOut.C"/>
        <table:table-column table:style-name="pulseOut.D"/>
        <table:table-row>
          <table:table-cell table:style-name="pulseOut.A1" office:value-type="string">
            <text:p text:style-name="Table_20_Contents"/>
          </table:table-cell>
          <table:table-cell table:style-name="pulseOut.B1" table:number-columns-spanned="3" office:value-type="string">
            <text:p text:style-name="P1">void pulseOut(int pin,int frequency,int nPulses)</text:p>
          </table:table-cell>
          <table:covered-table-cell/>
          <table:covered-table-cell/>
        </table:table-row>
        <table:table-row>
          <table:table-cell table:style-name="pulseOut.A2" office:value-type="string">
            <text:p text:style-name="Table_20_Contents"/>
          </table:table-cell>
          <table:table-cell table:style-name="pulseOut.B2" office:value-type="string">
            <text:p text:style-name="Table_20_Contents">int pin</text:p>
          </table:table-cell>
          <table:table-cell table:style-name="pulseOut.B2" office:value-type="string">
            <text:p text:style-name="Table_20_Contents">Can only be pin 8</text:p>
          </table:table-cell>
          <table:table-cell table:style-name="pulseOut.D2" office:value-type="string">
            <text:p text:style-name="Table_20_Contents"/>
          </table:table-cell>
        </table:table-row>
        <table:table-row>
          <table:table-cell table:style-name="pulseOut.A2" office:value-type="string">
            <text:p text:style-name="Table_20_Contents"/>
          </table:table-cell>
          <table:table-cell table:style-name="pulseOut.B2" office:value-type="string">
            <text:p text:style-name="Table_20_Contents">int <text:s/>frequency</text:p>
          </table:table-cell>
          <table:table-cell table:style-name="pulseOut.B2" office:value-type="string">
            <text:p text:style-name="Table_20_Contents">Frequency in Hertz</text:p>
          </table:table-cell>
          <table:table-cell table:style-name="pulseOut.D2" office:value-type="string">
            <text:p text:style-name="Table_20_Contents"/>
          </table:table-cell>
        </table:table-row>
        <table:table-row>
          <table:table-cell table:style-name="pulseOut.A4" office:value-type="string">
            <text:p text:style-name="Table_20_Contents"/>
          </table:table-cell>
          <table:table-cell table:style-name="pulseOut.B4" office:value-type="string">
            <text:p text:style-name="Table_20_Contents">int nPulses</text:p>
          </table:table-cell>
          <table:table-cell table:style-name="pulseOut.B4" office:value-type="string">
            <text:p text:style-name="Table_20_Contents">How many pulse 0 = infinite.</text:p>
          </table:table-cell>
          <table:table-cell table:style-name="pulseOut.D4" office:value-type="string">
            <text:p text:style-name="Table_20_Contents"/>
          </table:table-cell>
        </table:table-row>
      </table:table>
      <text:p text:style-name="Standard"/>
      <text:p text:style-name="Standard">This function uses TMP2 <text:s/>CH0 to generate frequencies and pulse bursts. This is found on output D8. It can generate frequencies from 1 Hz to about 4.5 MHz, however at higher frequencies repetitive pulse bursts can consume too much overhead as in the counted mode ( ie. NPulses &gt; 0) some interrupt overhead is used.</text:p>
      <text:p text:style-name="Standard"/>
      <text:p text:style-name="Standard"/>
      <text:p text:style-name="Standard"/>
      <text:p text:style-name="Standard"/>
      <text:p text:style-name="Example"/>
      <text:p text:style-name="Example"><text:s text:c="4"/>// Send 10 1Khz pulse out <text:s text:c="2"/></text:p>
      <text:p text:style-name="Example"><text:s text:c="4"/>pulseOut(8,1000,10);</text:p>
      <text:p text:style-name="Example"/>
      <text:h text:style-name="Heading_20_3" text:outline-level="3"><text:s text:c="2"/>pulseStop() - Stop the pulse stream</text:h>
      <table:table table:name="pulseStop" table:style-name="pulseStop">
        <table:table-column table:style-name="pulseStop.A" table:number-columns-repeated="2"/>
        <table:table-column table:style-name="pulseStop.C"/>
        <table:table-column table:style-name="pulseStop.D"/>
        <table:table-row table:style-name="pulseStop.1">
          <table:table-cell table:style-name="pulseStop.A1" office:value-type="string">
            <text:p text:style-name="Table_20_Contents"/>
          </table:table-cell>
          <table:table-cell table:style-name="pulseStop.B1" table:number-columns-spanned="3" office:value-type="string">
            <text:p text:style-name="P1">void pulseStop(int pin)</text:p>
          </table:table-cell>
          <table:covered-table-cell/>
          <table:covered-table-cell/>
        </table:table-row>
        <table:table-row table:style-name="pulseStop.1">
          <table:table-cell table:style-name="pulseStop.A2" office:value-type="string">
            <text:p text:style-name="Table_20_Contents"/>
          </table:table-cell>
          <table:table-cell table:style-name="pulseStop.B2" office:value-type="string">
            <text:p text:style-name="Table_20_Contents">int pin </text:p>
          </table:table-cell>
          <table:table-cell table:style-name="pulseStop.B2" office:value-type="string">
            <text:p text:style-name="Table_20_Contents">Can only be pin 8</text:p>
          </table:table-cell>
          <table:table-cell table:style-name="pulseStop.D2" office:value-type="string">
            <text:p text:style-name="Table_20_Contents"/>
          </table:table-cell>
        </table:table-row>
      </table:table>
      <text:p text:style-name="Standard"/>
      <text:p text:style-name="Standard">This will shut off the the pulse stream.</text:p>
      <text:p text:style-name="Standard"/>
      <text:p text:style-name="Standard"/>
      <text:p text:style-name="Example"/>
      <text:p text:style-name="Example"><text:s text:c="5"/>// Start a continuous pulse stream. </text:p>
      <text:p text:style-name="Example"><text:s text:c="5"/>pulseOut(8,1000,0);</text:p>
      <text:p text:style-name="Example"><text:s text:c="5"/>// End it</text:p>
      <text:p text:style-name="Example"><text:s text:c="5"/>pulseStop(8); </text:p>
      <text:p text:style-name="Example"/>
      <text:h text:style-name="Heading_20_3" text:outline-level="3"><text:s text:c="2"/>pulseRunning() - Return the remaining pulses</text:h>
      <table:table table:name="pulseRunning" table:style-name="pulseRunning">
        <table:table-column table:style-name="pulseRunning.A"/>
        <table:table-column table:style-name="pulseRunning.B"/>
        <table:table-column table:style-name="pulseRunning.C"/>
        <table:table-column table:style-name="pulseRunning.D"/>
        <table:table-row>
          <table:table-cell table:style-name="pulseRunning.A1" office:value-type="string">
            <text:p text:style-name="Table_20_Contents"/>
          </table:table-cell>
          <table:table-cell table:style-name="pulseRunning.B1" table:number-columns-spanned="3" office:value-type="string">
            <text:p text:style-name="P1">int pulseRunning(int pin)</text:p>
          </table:table-cell>
          <table:covered-table-cell/>
          <table:covered-table-cell/>
        </table:table-row>
        <table:table-row>
          <table:table-cell table:style-name="pulseRunning.A2" office:value-type="string">
            <text:p text:style-name="Table_20_Contents"/>
          </table:table-cell>
          <table:table-cell table:style-name="pulseRunning.B2" office:value-type="string">
            <text:p text:style-name="Table_20_Contents">int pin</text:p>
          </table:table-cell>
          <table:table-cell table:style-name="pulseRunning.B2" office:value-type="string">
            <text:p text:style-name="Table_20_Contents">Can only be pin 8</text:p>
          </table:table-cell>
          <table:table-cell table:style-name="pulseRunning.D2" office:value-type="string">
            <text:p text:style-name="Table_20_Contents"/>
          </table:table-cell>
        </table:table-row>
        <table:table-row>
          <table:table-cell table:style-name="pulseRunning.A3" office:value-type="string">
            <text:p text:style-name="Table_20_Contents"/>
          </table:table-cell>
          <table:table-cell table:style-name="pulseRunning.B3" office:value-type="string">
            <text:p text:style-name="Table_20_Contents">Returns:</text:p>
          </table:table-cell>
          <table:table-cell table:style-name="pulseRunning.B3" office:value-type="string">
            <text:p text:style-name="Table_20_Contents">Number of pulses remaining 0 is infinite.</text:p>
          </table:table-cell>
          <table:table-cell table:style-name="pulseRunning.D3" office:value-type="string">
            <text:p text:style-name="Table_20_Contents"/>
          </table:table-cell>
        </table:table-row>
      </table:table>
      <text:p text:style-name="Standard"/>
      <text:p text:style-name="Standard">Returns the number of pulse remaining when a count is given.</text:p>
      <text:p text:style-name="Standard"/>
      <text:p text:style-name="Standard"/>
      <text:p text:style-name="Example"/>
      <text:p text:style-name="Example"><text:s text:c="3"/>// Send 100 1Khz pulses out <text:s text:c="2"/></text:p>
      <text:p text:style-name="Example"><text:s text:c="3"/>pulseOut(8,1000,100);</text:p>
      <text:p text:style-name="Example"/>
      <text:p text:style-name="Example"><text:tab/>// wait for them to all go out.</text:p>
      <text:p text:style-name="Example"><text:tab/>while(pulseRunning(8) )</text:p>
      <text:p text:style-name="Example"><text:s text:c="8"/>;</text:p>
      <text:p text:style-name="Example"/>
      <text:p text:style-name="Standard"/>
      <text:p text:style-name="Standard"/>
      <text:h text:style-name="Heading_20_3" text:outline-level="3"><text:s text:c="2"/>pulseIn()</text:h>
      <text:p text:style-name="Text_20_body">Currently not implemented.</text:p>
      <text:p text:style-name="P2"/>
      <text:p text:style-name="P15"/>
      <text:p text:style-name="P7"/>
      <text:h text:style-name="Heading_20_3" text:outline-level="3"><text:s text:c="2"/>singleshotPulse() - Send a pulse</text:h>
      <table:table table:name="singleshotPulse" table:style-name="singleshotPulse">
        <table:table-column table:style-name="singleshotPulse.A" table:number-columns-repeated="2"/>
        <table:table-column table:style-name="singleshotPulse.C"/>
        <table:table-column table:style-name="singleshotPulse.D"/>
        <table:table-row>
          <table:table-cell table:style-name="singleshotPulse.A1" office:value-type="string">
            <text:p text:style-name="Table_20_Contents"/>
          </table:table-cell>
          <table:table-cell table:style-name="singleshotPulse.B1" table:number-columns-spanned="3" office:value-type="string">
            <text:p text:style-name="P1">void singleshotPulse(int ch, dword time_us)</text:p>
          </table:table-cell>
          <table:covered-table-cell/>
          <table:covered-table-cell/>
        </table:table-row>
        <table:table-row>
          <table:table-cell table:style-name="singleshotPulse.A2" office:value-type="string">
            <text:p text:style-name="Table_20_Contents"/>
          </table:table-cell>
          <table:table-cell table:style-name="singleshotPulse.B2" office:value-type="string">
            <text:p text:style-name="Table_20_Contents">int ch</text:p>
          </table:table-cell>
          <table:table-cell table:style-name="singleshotPulse.B2" office:value-type="string">
            <text:p text:style-name="Table_20_Contents"><text:s/>Any PWM channel <text:s/>(see chart in analogWrite)</text:p>
          </table:table-cell>
          <table:table-cell table:style-name="singleshotPulse.D2" office:value-type="string">
            <text:p text:style-name="Table_20_Contents"/>
          </table:table-cell>
        </table:table-row>
        <table:table-row>
          <table:table-cell table:style-name="singleshotPulse.A3" office:value-type="string">
            <text:p text:style-name="Table_20_Contents"/>
          </table:table-cell>
          <table:table-cell table:style-name="singleshotPulse.B3" office:value-type="string">
            <text:p text:style-name="Table_20_Contents">int <text:s/>time_us</text:p>
          </table:table-cell>
          <table:table-cell table:style-name="singleshotPulse.B3" office:value-type="string">
            <text:p text:style-name="Table_20_Contents">Amount of time to send the pulse.</text:p>
          </table:table-cell>
          <table:table-cell table:style-name="singleshotPulse.D3" office:value-type="string">
            <text:p text:style-name="Table_20_Contents"/>
          </table:table-cell>
        </table:table-row>
      </table:table>
      <text:p text:style-name="Standard"/>
      <text:p text:style-name="Text_20_body">This is an enhancement to the wiring specification. It is intended for driving RC servos, but of course can be used for any application that requires a precision repeatable pulse. Each time it is called it will emit a single pulse of the specified duration. See <text:span text:style-name="T7">analogWrite</text:span> for a table of channels.</text:p>
      <text:p text:style-name="Text_20_body"/>
      <text:p text:style-name="Text_20_body"/>
      <text:p text:style-name="Text_20_body"/>
      <text:p text:style-name="Example"/>
      <text:p text:style-name="Example"><text:s text:c="3"/>// Send a 1.5 ms pulse on channel 0</text:p>
      <text:p text:style-name="Example"><text:tab/>singleshotPulse(0, 1500);</text:p>
      <text:p text:style-name="Example"/>
      <text:p text:style-name="Text_20_body"><text:tab/></text:p>
      <text:p text:style-name="Text_20_body"/>
      <text:h text:style-name="Heading_20_2" text:outline-level="2"><text:s text:c="2"/>Interrupts</text:h>
      <text:p text:style-name="Text_20_body">Interrupts can be used to count pulses, measure pulses and signal external events.</text:p>
      <text:h text:style-name="Heading_20_3" text:outline-level="3"><text:s text:c="2"/>attachInterrupt() - Configure an interrupt </text:h>
      <table:table table:name="attachInterrupt" table:style-name="attachInterrupt">
        <table:table-column table:style-name="attachInterrupt.A"/>
        <table:table-column table:style-name="attachInterrupt.B"/>
        <table:table-column table:style-name="attachInterrupt.C"/>
        <table:table-column table:style-name="attachInterrupt.D"/>
        <table:table-row>
          <table:table-cell table:style-name="attachInterrupt.A1" office:value-type="string">
            <text:p text:style-name="Table_20_Contents"/>
          </table:table-cell>
          <table:table-cell table:style-name="attachInterrupt.B1" table:number-columns-spanned="3" office:value-type="string">
            <text:p text:style-name="P1">void attachInterrupt(int intno,PFNCALLBACK cb,int mode)</text:p>
          </table:table-cell>
          <table:covered-table-cell/>
          <table:covered-table-cell/>
        </table:table-row>
        <table:table-row>
          <table:table-cell table:style-name="attachInterrupt.A2" office:value-type="string">
            <text:p text:style-name="Table_20_Contents"/>
          </table:table-cell>
          <table:table-cell table:style-name="attachInterrupt.B2" office:value-type="string">
            <text:p text:style-name="Table_20_Contents">int intno</text:p>
          </table:table-cell>
          <table:table-cell table:style-name="attachInterrupt.B2" office:value-type="string">
            <text:p text:style-name="Table_20_Contents">Interrupt number (see table)</text:p>
          </table:table-cell>
          <table:table-cell table:style-name="attachInterrupt.D2" office:value-type="string">
            <text:p text:style-name="Table_20_Contents"/>
          </table:table-cell>
        </table:table-row>
        <table:table-row>
          <table:table-cell table:style-name="attachInterrupt.A2" office:value-type="string">
            <text:p text:style-name="Table_20_Contents"/>
          </table:table-cell>
          <table:table-cell table:style-name="attachInterrupt.B2" office:value-type="string">
            <text:p text:style-name="Standard">PFNCALLBACK cb</text:p>
          </table:table-cell>
          <table:table-cell table:style-name="attachInterrupt.B2" office:value-type="string">
            <text:p text:style-name="Table_20_Contents">Pointer to callback function</text:p>
          </table:table-cell>
          <table:table-cell table:style-name="attachInterrupt.D2" office:value-type="string">
            <text:p text:style-name="Table_20_Contents"/>
          </table:table-cell>
        </table:table-row>
        <table:table-row>
          <table:table-cell table:style-name="attachInterrupt.A4" office:value-type="string">
            <text:p text:style-name="Table_20_Contents"/>
          </table:table-cell>
          <table:table-cell table:style-name="attachInterrupt.B4" office:value-type="string">
            <text:p text:style-name="Standard">int mode</text:p>
          </table:table-cell>
          <table:table-cell table:style-name="attachInterrupt.B4" office:value-type="string">
            <text:p text:style-name="Table_20_Contents">Mode (see mode table)</text:p>
          </table:table-cell>
          <table:table-cell table:style-name="attachInterrupt.D4" office:value-type="string">
            <text:p text:style-name="Table_20_Contents"/>
          </table:table-cell>
        </table:table-row>
      </table:table>
      <text:p text:style-name="Standard">Sets up to cause an interrupt on an input event, edges and levels on the pins shown in the table.</text:p>
      <text:p text:style-name="Standard"/>
      <table:table table:name="InterruptChannels" table:style-name="InterruptChannels">
        <table:table-column table:style-name="InterruptChannels.A"/>
        <table:table-column table:style-name="InterruptChannels.B"/>
        <table:table-column table:style-name="InterruptChannels.C"/>
        <table:table-column table:style-name="InterruptChannels.D"/>
        <table:table-column table:style-name="InterruptChannels.E"/>
        <table:table-column table:style-name="InterruptChannels.F"/>
        <table:table-row>
          <table:table-cell table:style-name="InterruptChannels.A1" office:value-type="string">
            <text:p text:style-name="Table_20_Heading">Number</text:p>
          </table:table-cell>
          <table:table-cell table:style-name="InterruptChannels.B1" office:value-type="string">
            <text:p text:style-name="Table_20_Heading"><text:s/>Function</text:p>
          </table:table-cell>
          <table:table-cell table:style-name="InterruptChannels.A1" office:value-type="string">
            <text:p text:style-name="Table_20_Heading">Modes</text:p>
          </table:table-cell>
          <table:table-cell table:style-name="InterruptChannels.A1" office:value-type="string">
            <text:p text:style-name="Table_20_Heading">FB32</text:p>
          </table:table-cell>
          <table:table-cell table:style-name="InterruptChannels.A1" office:value-type="string">
            <text:p text:style-name="Table_20_Heading">NANO</text:p>
          </table:table-cell>
          <table:table-cell table:style-name="InterruptChannels.F1" office:value-type="string">
            <text:p text:style-name="Table_20_Heading">MINI</text:p>
          </table:table-cell>
        </table:table-row>
        <table:table-row>
          <table:table-cell table:style-name="InterruptChannels.A2" office:value-type="float" office:value="0">
            <text:p text:style-name="Table_20_Heading">0</text:p>
          </table:table-cell>
          <table:table-cell table:style-name="InterruptChannels.B2" office:value-type="string">
            <text:p text:style-name="P10">PTE2 TPM1-CH0</text:p>
          </table:table-cell>
          <table:table-cell table:style-name="InterruptChannels.B2" office:value-type="string">
            <text:p text:style-name="P10">R,F,C</text:p>
          </table:table-cell>
          <table:table-cell table:style-name="InterruptChannels.B2" office:value-type="string">
            <text:p text:style-name="P10">Pin 3</text:p>
          </table:table-cell>
          <table:table-cell table:style-name="InterruptChannels.B2" office:value-type="string">
            <text:p text:style-name="P10"/>
          </table:table-cell>
          <table:table-cell table:style-name="InterruptChannels.F2" office:value-type="string">
            <text:p text:style-name="P10">D3</text:p>
          </table:table-cell>
        </table:table-row>
        <table:table-row>
          <table:table-cell table:style-name="InterruptChannels.A2" office:value-type="float" office:value="1">
            <text:p text:style-name="Table_20_Heading">1</text:p>
          </table:table-cell>
          <table:table-cell table:style-name="InterruptChannels.B2" office:value-type="string">
            <text:p text:style-name="P10">PTE3 TPM1-CH1</text:p>
          </table:table-cell>
          <table:table-cell table:style-name="InterruptChannels.B2" office:value-type="string">
            <text:p text:style-name="P10">R,F,C</text:p>
          </table:table-cell>
          <table:table-cell table:style-name="InterruptChannels.B2" office:value-type="string">
            <text:p text:style-name="P10">Pin 4 </text:p>
          </table:table-cell>
          <table:table-cell table:style-name="InterruptChannels.B2" office:value-type="string">
            <text:p text:style-name="P10"/>
          </table:table-cell>
          <table:table-cell table:style-name="InterruptChannels.F2" office:value-type="string">
            <text:p text:style-name="P10">D5</text:p>
          </table:table-cell>
        </table:table-row>
        <table:table-row>
          <table:table-cell table:style-name="InterruptChannels.A2" office:value-type="float" office:value="2">
            <text:p text:style-name="Table_20_Heading">2</text:p>
          </table:table-cell>
          <table:table-cell table:style-name="InterruptChannels.B2" office:value-type="string">
            <text:p text:style-name="P10">PTF0 TPM1-CH2</text:p>
          </table:table-cell>
          <table:table-cell table:style-name="InterruptChannels.B2" office:value-type="string">
            <text:p text:style-name="P10">R,F,C</text:p>
          </table:table-cell>
          <table:table-cell table:style-name="InterruptChannels.B2" office:value-type="string">
            <text:p text:style-name="P10">Pin 5 </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3">
            <text:p text:style-name="Table_20_Heading">3</text:p>
          </table:table-cell>
          <table:table-cell table:style-name="InterruptChannels.B2" office:value-type="string">
            <text:p text:style-name="P10">PTF1 TPM1-CH3</text:p>
          </table:table-cell>
          <table:table-cell table:style-name="InterruptChannels.B2" office:value-type="string">
            <text:p text:style-name="P10">R,F,C</text:p>
          </table:table-cell>
          <table:table-cell table:style-name="InterruptChannels.B2" office:value-type="string">
            <text:p text:style-name="P10">Pin 9 </text:p>
          </table:table-cell>
          <table:table-cell table:style-name="InterruptChannels.B2" office:value-type="string">
            <text:p text:style-name="P10"/>
          </table:table-cell>
          <table:table-cell table:style-name="InterruptChannels.F2" office:value-type="string">
            <text:p text:style-name="P10">D9</text:p>
          </table:table-cell>
        </table:table-row>
        <table:table-row>
          <table:table-cell table:style-name="InterruptChannels.A2" office:value-type="float" office:value="4">
            <text:p text:style-name="Table_20_Heading">4</text:p>
          </table:table-cell>
          <table:table-cell table:style-name="InterruptChannels.B2" office:value-type="string">
            <text:p text:style-name="P10">PTF2 TPM1-CH4</text:p>
          </table:table-cell>
          <table:table-cell table:style-name="InterruptChannels.B2" office:value-type="string">
            <text:p text:style-name="P10">R,F,C</text:p>
          </table:table-cell>
          <table:table-cell table:style-name="InterruptChannels.B2" office:value-type="string">
            <text:p text:style-name="P10">Pin 10 </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5">
            <text:p text:style-name="Table_20_Heading">5</text:p>
          </table:table-cell>
          <table:table-cell table:style-name="InterruptChannels.B2" office:value-type="string">
            <text:p text:style-name="P10">PTF3 TPM1-CH5</text:p>
          </table:table-cell>
          <table:table-cell table:style-name="InterruptChannels.B2" office:value-type="string">
            <text:p text:style-name="P10">R,F,C</text:p>
          </table:table-cell>
          <table:table-cell table:style-name="InterruptChannels.B2" office:value-type="string">
            <text:p text:style-name="P10">Pin 11 </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6">
            <text:p text:style-name="Table_20_Heading">6</text:p>
          </table:table-cell>
          <table:table-cell table:style-name="InterruptChannels.B2" office:value-type="string">
            <text:p text:style-name="P10">PTF4 TPM2-CH0</text:p>
          </table:table-cell>
          <table:table-cell table:style-name="InterruptChannels.B2" office:value-type="string">
            <text:p text:style-name="P10">R,F,C</text:p>
          </table:table-cell>
          <table:table-cell table:style-name="InterruptChannels.B2" office:value-type="string">
            <text:p text:style-name="P10">Pin 8 </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7">
            <text:p text:style-name="Table_20_Heading">7</text:p>
          </table:table-cell>
          <table:table-cell table:style-name="InterruptChannels.B2" office:value-type="string">
            <text:p text:style-name="P10">PTF5 TPM2-CH1</text:p>
          </table:table-cell>
          <table:table-cell table:style-name="InterruptChannels.B2" office:value-type="string">
            <text:p text:style-name="P10">R,F,C</text:p>
          </table:table-cell>
          <table:table-cell table:style-name="InterruptChannels.B2" office:value-type="string">
            <text:p text:style-name="P10">Speaker</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8">
            <text:p text:style-name="Table_20_Heading">8</text:p>
          </table:table-cell>
          <table:table-cell table:style-name="InterruptChannels.B2" office:value-type="string">
            <text:p text:style-name="P10">PTG3</text:p>
          </table:table-cell>
          <table:table-cell table:style-name="InterruptChannels.B2" office:value-type="string">
            <text:p text:style-name="P10">H,L,R,F</text:p>
          </table:table-cell>
          <table:table-cell table:style-name="InterruptChannels.B2" office:value-type="string">
            <text:p text:style-name="P10">Pin 2</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9">
            <text:p text:style-name="Table_20_Heading">9</text:p>
          </table:table-cell>
          <table:table-cell table:style-name="InterruptChannels.B2" office:value-type="string">
            <text:p text:style-name="P10">PTG2</text:p>
          </table:table-cell>
          <table:table-cell table:style-name="InterruptChannels.B2" office:value-type="string">
            <text:p text:style-name="P10">H,L,R,F</text:p>
          </table:table-cell>
          <table:table-cell table:style-name="InterruptChannels.B2" office:value-type="string">
            <text:p text:style-name="P10">Pin 4</text:p>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10">
            <text:p text:style-name="Table_20_Heading">10</text:p>
          </table:table-cell>
          <table:table-cell table:style-name="InterruptChannels.B2" office:value-type="string">
            <text:p text:style-name="P10">PTG1</text:p>
          </table:table-cell>
          <table:table-cell table:style-name="InterruptChannels.B2" office:value-type="string">
            <text:p text:style-name="P10">H,L,R,F</text:p>
          </table:table-cell>
          <table:table-cell table:style-name="InterruptChannels.B2" office:value-type="string">
            <text:p text:style-name="P10"/>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11">
            <text:p text:style-name="Table_20_Heading">11</text:p>
          </table:table-cell>
          <table:table-cell table:style-name="InterruptChannels.B2" office:value-type="string">
            <text:p text:style-name="P10">PTG0</text:p>
          </table:table-cell>
          <table:table-cell table:style-name="InterruptChannels.B2" office:value-type="string">
            <text:p text:style-name="P10">H,L,R,F</text:p>
          </table:table-cell>
          <table:table-cell table:style-name="InterruptChannels.B2" office:value-type="string">
            <text:p text:style-name="P10"/>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12">
            <text:p text:style-name="Table_20_Heading">12</text:p>
          </table:table-cell>
          <table:table-cell table:style-name="InterruptChannels.B2" office:value-type="string">
            <text:p text:style-name="P10">PTD2</text:p>
          </table:table-cell>
          <table:table-cell table:style-name="InterruptChannels.B2" office:value-type="string">
            <text:p text:style-name="P10">H,L,R,F</text:p>
          </table:table-cell>
          <table:table-cell table:style-name="InterruptChannels.B2" office:value-type="string">
            <text:p text:style-name="P10"/>
          </table:table-cell>
          <table:table-cell table:style-name="InterruptChannels.B2" office:value-type="string">
            <text:p text:style-name="P10"/>
          </table:table-cell>
          <table:table-cell table:style-name="InterruptChannels.F2" office:value-type="string">
            <text:p text:style-name="P10"><text:s/>D4</text:p>
          </table:table-cell>
        </table:table-row>
        <table:table-row>
          <table:table-cell table:style-name="InterruptChannels.A2" office:value-type="float" office:value="13">
            <text:p text:style-name="Table_20_Heading">13</text:p>
          </table:table-cell>
          <table:table-cell table:style-name="InterruptChannels.B2" office:value-type="string">
            <text:p text:style-name="P10">PTD3</text:p>
          </table:table-cell>
          <table:table-cell table:style-name="InterruptChannels.B2" office:value-type="string">
            <text:p text:style-name="P10">H,L,R,F</text:p>
          </table:table-cell>
          <table:table-cell table:style-name="InterruptChannels.B2" office:value-type="string">
            <text:p text:style-name="P10"/>
          </table:table-cell>
          <table:table-cell table:style-name="InterruptChannels.B2" office:value-type="string">
            <text:p text:style-name="P10"/>
          </table:table-cell>
          <table:table-cell table:style-name="InterruptChannels.F2" office:value-type="string">
            <text:p text:style-name="P10"/>
          </table:table-cell>
        </table:table-row>
        <table:table-row>
          <table:table-cell table:style-name="InterruptChannels.A2" office:value-type="float" office:value="14">
            <text:p text:style-name="Table_20_Heading">14</text:p>
          </table:table-cell>
          <table:table-cell table:style-name="InterruptChannels.B2" office:value-type="string">
            <text:p text:style-name="P10">PTB5</text:p>
          </table:table-cell>
          <table:table-cell table:style-name="InterruptChannels.B2" office:value-type="string">
            <text:p text:style-name="P10">H,L,R,F</text:p>
          </table:table-cell>
          <table:table-cell table:style-name="InterruptChannels.B2" office:value-type="string">
            <text:p text:style-name="P10"/>
          </table:table-cell>
          <table:table-cell table:style-name="InterruptChannels.B2" office:value-type="string">
            <text:p text:style-name="P10"/>
          </table:table-cell>
          <table:table-cell table:style-name="InterruptChannels.F2" office:value-type="string">
            <text:p text:style-name="P10">A2</text:p>
          </table:table-cell>
        </table:table-row>
        <table:table-row>
          <table:table-cell table:style-name="InterruptChannels.A2" office:value-type="float" office:value="15">
            <text:p text:style-name="Table_20_Heading">15</text:p>
          </table:table-cell>
          <table:table-cell table:style-name="InterruptChannels.B2" office:value-type="string">
            <text:p text:style-name="P10">PTB4</text:p>
          </table:table-cell>
          <table:table-cell table:style-name="InterruptChannels.B2" office:value-type="string">
            <text:p text:style-name="P10">H,L,R,F</text:p>
          </table:table-cell>
          <table:table-cell table:style-name="InterruptChannels.B2" office:value-type="string">
            <text:p text:style-name="P10"/>
          </table:table-cell>
          <table:table-cell table:style-name="InterruptChannels.B2" office:value-type="string">
            <text:p text:style-name="P10"/>
          </table:table-cell>
          <table:table-cell table:style-name="InterruptChannels.F2" office:value-type="string">
            <text:p text:style-name="P10"><text:s/>A1</text:p>
          </table:table-cell>
        </table:table-row>
      </table:table>
      <text:p text:style-name="Table">Table <text:sequence text:ref-name="refTable3" text:name="Table" text:formula="ooow:Table+1" style:num-format="1">1.4</text:sequence>: Interrupt Channels <text:s/></text:p>
      <table:table table:name="InterruptModes" table:style-name="InterruptModes">
        <table:table-column table:style-name="InterruptModes.A"/>
        <table:table-column table:style-name="InterruptModes.B"/>
        <table:table-row>
          <table:table-cell table:style-name="InterruptModes.A1" office:value-type="string">
            <text:p text:style-name="Standard">LOW </text:p>
          </table:table-cell>
          <table:table-cell table:style-name="InterruptModes.B1" office:value-type="string">
            <text:p text:style-name="Standard">Logic 0</text:p>
          </table:table-cell>
        </table:table-row>
        <table:table-row>
          <table:table-cell table:style-name="InterruptModes.A2" office:value-type="string">
            <text:p text:style-name="Standard">HIGH</text:p>
          </table:table-cell>
          <table:table-cell table:style-name="InterruptModes.B2" office:value-type="string">
            <text:p text:style-name="Standard">Logic 1</text:p>
          </table:table-cell>
        </table:table-row>
        <table:table-row>
          <table:table-cell table:style-name="InterruptModes.A2" office:value-type="string">
            <text:p text:style-name="Standard">CHANGE </text:p>
          </table:table-cell>
          <table:table-cell table:style-name="InterruptModes.B2" office:value-type="string">
            <text:p text:style-name="Standard">Both Edges</text:p>
          </table:table-cell>
        </table:table-row>
        <table:table-row>
          <table:table-cell table:style-name="InterruptModes.A2" office:value-type="string">
            <text:p text:style-name="Standard">RISING </text:p>
          </table:table-cell>
          <table:table-cell table:style-name="InterruptModes.B2" office:value-type="string">
            <text:p text:style-name="Standard">Rising Edge</text:p>
          </table:table-cell>
        </table:table-row>
        <table:table-row>
          <table:table-cell table:style-name="InterruptModes.A2" office:value-type="string">
            <text:p text:style-name="Standard">FALLING </text:p>
          </table:table-cell>
          <table:table-cell table:style-name="InterruptModes.B2" office:value-type="string">
            <text:p text:style-name="Standard">Falling Edge</text:p>
          </table:table-cell>
        </table:table-row>
      </table:table>
      <text:p text:style-name="Table">Table <text:sequence text:ref-name="refTable4" text:name="Table" text:formula="ooow:Table+1" style:num-format="1">1.5</text:sequence>: Interrupt Modes</text:p>
      <text:p text:style-name="Standard"/>
      <text:p text:style-name="P3"/>
      <text:p text:style-name="P3"/>
      <text:p text:style-name="Example"><text:soft-page-break/></text:p>
      <text:p text:style-name="Example">// Measure the period of a pulse.</text:p>
      <text:p text:style-name="Example">long lastcount=0;</text:p>
      <text:p text:style-name="Example">long period;</text:p>
      <text:p text:style-name="Example">void interruptCallback(void)</text:p>
      <text:p text:style-name="Example">{</text:p>
      <text:p text:style-name="Example"><text:tab/>long m = micros();</text:p>
      <text:p text:style-name="Example"><text:tab/>period = m - lastcount;</text:p>
      <text:p text:style-name="Example"><text:tab/>lastcount = m;</text:p>
      <text:p text:style-name="Example">}</text:p>
      <text:p text:style-name="Example">void setup(void)</text:p>
      <text:p text:style-name="Example">{</text:p>
      <text:p text:style-name="Example"/>
      <text:p text:style-name="Example"><text:tab/>// Apply a pulse to pin 3 to test this.</text:p>
      <text:p text:style-name="Example"><text:tab/>attachInterrupt(0,interruptCallback,RISING);</text:p>
      <text:p text:style-name="Example"><text:tab/></text:p>
      <text:p text:style-name="Example">}</text:p>
      <text:p text:style-name="Example">void loop(void)</text:p>
      <text:p text:style-name="Example">{</text:p>
      <text:p text:style-name="Example">}</text:p>
      <text:p text:style-name="P8"><text:alphabetical-index-mark-start text:id="IMark143078012" text:key1="Code Examples" text:key2="Interrupts"/>Interrupt Example<text:alphabetical-index-mark-end text:id="IMark143078012"/></text:p>
      <text:p text:style-name="P3"/>
      <text:p text:style-name="P3"/>
      <text:p text:style-name="P3"/>
      <text:h text:style-name="Heading_20_3" text:outline-level="3"><text:s text:c="2"/>detachInterrupt() - Remove interrupt </text:h>
      <table:table table:name="detachInterrupt" table:style-name="detachInterrupt">
        <table:table-column table:style-name="detachInterrupt.A"/>
        <table:table-column table:style-name="detachInterrupt.B"/>
        <table:table-column table:style-name="detachInterrupt.C"/>
        <table:table-column table:style-name="detachInterrupt.D"/>
        <table:table-row>
          <table:table-cell table:style-name="detachInterrupt.A1" office:value-type="string">
            <text:p text:style-name="Table_20_Contents"/>
          </table:table-cell>
          <table:table-cell table:style-name="detachInterrupt.B1" table:number-columns-spanned="3" office:value-type="string">
            <text:p text:style-name="P1">int detachInterrupt(int intno)</text:p>
          </table:table-cell>
          <table:covered-table-cell/>
          <table:covered-table-cell/>
        </table:table-row>
        <table:table-row>
          <table:table-cell table:style-name="detachInterrupt.A2" office:value-type="string">
            <text:p text:style-name="Table_20_Contents"/>
          </table:table-cell>
          <table:table-cell table:style-name="detachInterrupt.B2" office:value-type="string">
            <text:p text:style-name="Table_20_Contents">int intno</text:p>
          </table:table-cell>
          <table:table-cell table:style-name="detachInterrupt.B2" office:value-type="string">
            <text:p text:style-name="Table_20_Contents">The same interrupt number that was used in the attach.</text:p>
          </table:table-cell>
          <table:table-cell table:style-name="detachInterrupt.D2" office:value-type="string">
            <text:p text:style-name="Table_20_Contents"/>
          </table:table-cell>
        </table:table-row>
      </table:table>
      <text:p text:style-name="Standard">Removes the interrupt from the interrupt channel.</text:p>
      <text:p text:style-name="Standard"/>
      <text:h text:style-name="Heading_20_3" text:outline-level="3"><text:s text:c="2"/>interruptMode() - Change the mode of an interrupt</text:h>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Table_20_Contents"/>
          </table:table-cell>
          <table:table-cell table:style-name="Table2.B1" table:number-columns-spanned="3" office:value-type="string">
            <text:p text:style-name="P1">void interruptMode(int intno,int mode))</text:p>
          </table:table-cell>
          <table:covered-table-cell/>
          <table:covered-table-cell/>
        </table:table-row>
        <table:table-row table:style-name="Table2.1">
          <table:table-cell table:style-name="Table2.A2" office:value-type="string">
            <text:p text:style-name="Table_20_Contents"/>
          </table:table-cell>
          <table:table-cell table:style-name="Table2.B2" office:value-type="string">
            <text:p text:style-name="Table_20_Contents">int intno</text:p>
          </table:table-cell>
          <table:table-cell table:style-name="Table2.B2" office:value-type="string">
            <text:p text:style-name="Table_20_Contents">The same interrupt number that was used in the attach.</text:p>
          </table:table-cell>
          <table:table-cell table:style-name="Table2.D2" office:value-type="string">
            <text:p text:style-name="Table_20_Contents"/>
          </table:table-cell>
        </table:table-row>
        <table:table-row table:style-name="Table2.1">
          <table:table-cell table:style-name="Table2.A3" office:value-type="string">
            <text:p text:style-name="Table_20_Contents"/>
          </table:table-cell>
          <table:table-cell table:style-name="Table2.B3" office:value-type="string">
            <text:p text:style-name="Table_20_Contents">int <text:s/>mode</text:p>
          </table:table-cell>
          <table:table-cell table:style-name="Table2.B3" office:value-type="string">
            <text:p text:style-name="Table_20_Contents">See table of interrupt modes.</text:p>
          </table:table-cell>
          <table:table-cell table:style-name="Table2.D3" office:value-type="string">
            <text:p text:style-name="Table_20_Contents"/>
          </table:table-cell>
        </table:table-row>
      </table:table>
      <text:p text:style-name="Standard">Modifies the mode of an interrupt that was previously attached to.</text:p>
      <text:p text:style-name="Text_20_body"/>
      <text:h text:style-name="Heading_20_3" text:outline-level="3"><text:s text:c="2"/>ENTER_CRITSEC() EXIT_CRITSEC() Macros</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P1">void ENTER_CRITSEC(void)</text:p>
          </table:table-cell>
        </table:table-row>
      </table:table>
      <text:p text:style-name="Standard"/>
      <text:p text:style-name="Standard"><text:span text:style-name="T1">ENTER_CRITSEC()/EXIT_CRITSEC() </text:span>is the preferred method for disabling interrupts when mutual exclusion is required for two reasons:</text:p>
      <text:p text:style-name="Standard"/>
      <text:list xml:id="list38432279" text:style-name="L1">
        <text:list-item>
          <text:p text:style-name="P20">It will restore the previous state of the interrupts. So if interrupts had been disabled before a function requiring mutual exclusion the will remain disabled. </text:p>
        </text:list-item>
        <text:list-item>
          <text:p text:style-name="P20">It nests, meaning that the interrupts will not be re-enabled until the outer EXIT_CRITSEC() is executed. If you simply disabled the interrupts and were to call a function that also required mutual exclusion, it would return with interrupts re-enabled an the exclusion would have been lost. <text:s text:c="3"/></text:p>
        </text:list-item>
      </text:list>
      <text:p text:style-name="Standard"/>
      <text:p text:style-name="Standard"/>
      <text:p text:style-name="Standard">It calls cli() and sti():</text:p>
      <text:p text:style-name="Standard"/>
      <text:p text:style-name="P19">volatile byte SR_level = 0x00;</text:p>
      <text:p text:style-name="Example">volatile word saved_SR = 0x00;</text:p>
      <text:p text:style-name="Example">void CLI(void) </text:p>
      <text:p text:style-name="Example">{</text:p>
      <text:p text:style-name="Example"><text:s text:c="3"/>// If this is the first call, the save SR and disable int.</text:p>
      <text:p text:style-name="Example"><text:s text:c="3"/>if (++SR_level == 1) </text:p>
      <text:p text:style-name="Example"><text:s text:c="3"/>{</text:p>
      <text:p text:style-name="Example"><text:s text:c="6"/>asm</text:p>
      <text:p text:style-name="Example"><text:s text:c="6"/>{</text:p>
      <text:p text:style-name="Example"><text:s text:c="7"/>move.w SR,D0; </text:p>
      <text:p text:style-name="Example"><text:s text:c="7"/>move.w D0,saved_SR; </text:p>
      <text:p text:style-name="Example"><text:s text:c="7"/>ori.l #0x700,D0;</text:p>
      <text:p text:style-name="Example"><text:s text:c="7"/>move.w D0,SR;</text:p>
      <text:p text:style-name="Example"><text:s text:c="7"/>}</text:p>
      <text:p text:style-name="Example"><text:s text:c="3"/></text:p>
      <text:p text:style-name="Example"><text:s text:c="3"/>}</text:p>
      <text:p text:style-name="Example">}</text:p>
      <text:p text:style-name="Example"/>
      <text:p text:style-name="Example">void STI(void) </text:p>
      <text:p text:style-name="Example">{</text:p>
      <text:p text:style-name="Example"><text:s text:c="3"/>// If this is the last call, then restore SR.</text:p>
      <text:p text:style-name="Example"><text:s text:c="3"/>if (--SR_level == 0) </text:p>
      <text:p text:style-name="Example"><text:s text:c="3"/>{</text:p>
      <text:p text:style-name="Example"><text:s text:c="6"/>asm</text:p>
      <text:p text:style-name="Example"><text:s text:c="6"/>{ </text:p>
      <text:p text:style-name="Example"><text:s text:c="8"/>move.w saved_SR,D0; </text:p>
      <text:p text:style-name="Example"><text:s text:c="8"/>move.w D0,SR; </text:p>
      <text:p text:style-name="Example"><text:s text:c="6"/>} <text:s text:c="4"/></text:p>
      <text:p text:style-name="Example"><text:s text:c="3"/></text:p>
      <text:p text:style-name="Example"><text:s text:c="3"/>}</text:p>
      <text:p text:style-name="Example">}</text:p>
      <text:p text:style-name="Example"/>
      <text:p text:style-name="Standard"/>
      <text:p text:style-name="Standard">In the following example, vdata can be <text:s/>modified by an interrupt so we need to insure not concurrent access to it when we modify it.</text:p>
      <text:p text:style-name="P19"><text:soft-page-break/></text:p>
      <text:p text:style-name="Example">// vdata can be modified in an interrupt.</text:p>
      <text:p text:style-name="Example">myfunction(struct* vdata)</text:p>
      <text:p text:style-name="Example">{</text:p>
      <text:p text:style-name="Example"><text:tab/>ENTER_CRITSEC();</text:p>
      <text:p text:style-name="Example"><text:tab/>if( vdata-&gt;flag )</text:p>
      <text:p text:style-name="Example"><text:tab/>{</text:p>
      <text:p text:style-name="Example"><text:tab/><text:tab/>vdata-&gt;flag = 0;</text:p>
      <text:p text:style-name="Example"><text:tab/><text:tab/>strcpy(vdata-&gt;str,savedata);</text:p>
      <text:p text:style-name="Example"><text:tab/>}<text:tab/></text:p>
      <text:p text:style-name="Example"><text:tab/>EXIT_CRITSEC();</text:p>
      <text:p text:style-name="Example">}</text:p>
      <text:h text:style-name="Heading_20_3" text:outline-level="3"><text:s text:c="2"/>interrupts() - Enable MCU interrupts</text:h>
      <table:table table:name="interrupts" table:style-name="interrupts">
        <table:table-column table:style-name="interrupts.A"/>
        <table:table-column table:style-name="interrupts.B"/>
        <table:table-row>
          <table:table-cell table:style-name="interrupts.A1" office:value-type="string">
            <text:p text:style-name="Table_20_Contents"/>
          </table:table-cell>
          <table:table-cell table:style-name="interrupts.B1" office:value-type="string">
            <text:p text:style-name="P1">void interrupts(void)</text:p>
          </table:table-cell>
        </table:table-row>
      </table:table>
      <text:p text:style-name="Standard"/>
      <text:p text:style-name="Standard">This enables the MCUs interrupts. See <text:span text:style-name="T1">ENTER_CRITSEC().</text:span></text:p>
      <text:h text:style-name="Heading_20_3" text:outline-level="3"><text:s text:c="2"/>noInterrupts() - Disable MCU interrupts</text:h>
      <table:table table:name="noInterrupts" table:style-name="noInterrupts">
        <table:table-column table:style-name="noInterrupts.A"/>
        <table:table-column table:style-name="noInterrupts.B"/>
        <table:table-row table:style-name="noInterrupts.1">
          <table:table-cell table:style-name="noInterrupts.A1" office:value-type="string">
            <text:p text:style-name="Table_20_Contents"/>
          </table:table-cell>
          <table:table-cell table:style-name="noInterrupts.B1" office:value-type="string">
            <text:p text:style-name="P1">void noInterrupts(void)</text:p>
          </table:table-cell>
        </table:table-row>
      </table:table>
      <text:p text:style-name="Standard"/>
      <text:p text:style-name="Standard">Disable the MCU's interrupts. See <text:span text:style-name="T1">EXIT_CRITSEC()</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eorgia" svg:font-family="Georgia, 'Times New Roman', Times, serif"/>
    <style:font-face style:name="Mangal1" svg:font-family="Mangal"/>
    <style:font-face style:name="OpenSymbol" svg:font-family="OpenSymbol"/>
    <style:font-face style:name="SymbolMT" svg:font-family="SymbolMT"/>
    <style:font-face style:name="Verdana" svg:font-family="Verdana, Geneva, Arial, Helvetica, sans-serif"/>
    <style:font-face style:name="TimesNewRomanPSMT" svg:font-family="TimesNewRomanPSMT" style:font-family-generic="roman"/>
    <style:font-face style:name="Helvetica-Bold" svg:font-family="Helvetica-Bold"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3" svg:font-family="'Courier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01in" fo:margin-bottom="0.2in" fo:keep-together="alway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CODE_20_LISTING_20_LARGE" style:display-name="CODE LISTING LARGE" style:family="paragraph" style:parent-style-name="CODE_20_LISTING" style:class="text">
      <style:text-properties fo:font-size="12pt"/>
    </style:style>
    <style:style style:name="CODE_20_LISTING" style:display-name="CODE LISTING" style:family="paragraph" style:parent-style-name="Standard" style:class="text">
      <style:paragraph-properties fo:text-align="start" style:justify-single-word="false"/>
      <style:text-properties style:font-name="Courier New"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_20_Frame_20_Contents" style:display-name="Example Frame Contents" style:family="paragraph" style:parent-style-name="CODE_20_LISTING"/>
    <style:style style:name="Text" style:family="paragraph" style:parent-style-name="Caption" style:class="extra"/>
    <style:style style:name="Frame_20_contents" style:display-name="Frame contents" style:family="paragraph" style:parent-style-name="Text_20_body" style:class="extra"/>
    <style:style style:name="Caption_20_in_20_TOC" style:display-name="Caption in TOC" style:family="paragraph" style:parent-style-name="Caption" style:next-style-name="Standard" style:list-style-name="Numbering_20_1"/>
    <style:style style:name="Example_20_Numbered" style:display-name="Example Numbered" style:family="paragraph" style:parent-style-name="Example" style:list-style-name="Numbering_20_1">
      <style:paragraph-properties text:number-lines="false" text:line-number="1"/>
    </style:style>
    <style:style style:name="Example" style:family="paragraph" style:parent-style-name="CODE_20_LISTING" style:list-style-name="" style:class="text" style:master-page-name="">
      <style:paragraph-properties fo:keep-together="always" style:page-number="auto" fo:padding="0.0201in" fo:border="0.0138in solid #000000" style:shadow="none" fo:keep-with-next="always"/>
    </style:style>
    <style:style style:name="CODE_20_LISTING_20_LARGE_20_BOLD" style:display-name="CODE LISTING LARGE BOLD" style:family="paragraph" style:parent-style-name="CODE_20_LISTING_20_LARGE" style:default-outline-level="" style:list-style-name="" style:class="text">
      <style:paragraph-properties fo:text-align="start" style:justify-single-word="false"/>
      <style:text-properties style:font-name="Courier New1" fo:font-size="12pt" fo:font-weight="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NSimSun" style:font-size-asian="10pt" style:font-name-complex="Courier New2" style:font-size-complex="10pt"/>
    </style:style>
    <style:style style:name="Table" style:family="paragraph" style:parent-style-name="Caption" style:class="extra"/>
    <style:style style:name="ListLetterd" style:family="paragraph" style:parent-style-name="List" style:class="list" style:master-page-name="">
      <style:paragraph-properties style:page-number="auto"/>
    </style:style>
    <style:style style:name="AppendexHeading" style:family="paragraph" style:parent-style-name="Heading" style:list-style-name="Lettered_20_1" style:class="text" style:master-page-name="">
      <style:paragraph-properties fo:text-align="center" style:justify-single-word="false" style:page-number="auto">
        <style:tab-stops/>
      </style:paragraph-properties>
    </style:style>
    <style:style style:name="filename" style:family="text">
      <style:text-properties style:font-name="Courier New" fo:font-size="12pt" fo:font-weight="normal" style:font-name-asian="Microsoft YaHei" style:font-size-asian="115%" style:font-weight-asian="bold" style:font-name-complex="Mangal"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2" style:font-name-asian="NSimSun" style:font-name-complex="Courier New2"/>
    </style:style>
    <style:style style:name="Bullet_20_Symbols" style:display-name="Bullet Symbols" style:family="text">
      <style:text-properties style:font-name="OpenSymbol" style:font-name-asian="OpenSymbol" style:font-name-complex="OpenSymbol"/>
    </style:style>
    <style:style style:name="ExampleFrame" style:family="graphic" style:parent-style-name="Frame">
      <style:graphic-properties svg:width="6.2327in" style:rel-width="90%" fo:min-height="0.1402in" text:anchor-type="paragraph" fo:background-color="transparent" style:background-transparency="100%">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background-image/>
        <style:columns fo:column-count="1" fo:column-gap="0in"/>
      </style:graphic-properties>
    </style:style>
    <style:style style:name="Labels" style:family="graphic">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ettered_20_1" style:display-name="Lettered 1">
      <text:list-level-style-number text:level="1" text:style-name="Numbering_20_Symbols" style:num-prefix=" Appendix "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Appendix "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Appendix "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Appendix "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Appendix "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Appendix "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Appendix "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Appendix "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Appendix "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Appendix "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5T17:10:58.99</meta:creation-date>
    <dc:title>Techref</dc:title>
    <meta:editing-duration>P21DT16H24M36S</meta:editing-duration>
    <meta:editing-cycles>64</meta:editing-cycles>
    <meta:generator>OpenOffice.org/3.3$Win32 OpenOffice.org_project/330m20$Build-9567</meta:generator>
    <dc:date>2011-05-28T18:19:12.66</dc:date>
    <meta:document-statistic meta:table-count="31" meta:image-count="0" meta:object-count="0" meta:page-count="34" meta:paragraph-count="545" meta:word-count="2412" meta:character-count="13935"/>
    <meta:template xlink:type="simple" xlink:actuate="onRequest" xlink:title="Techref" xlink:href="file:///C:/Users/jdonelson/AppData/Roaming/OpenOffice.org/3/user/template/Techref.ott" meta:date="2011-04-07T18:11:25"/>
  </office:meta>
</office:document-meta>
</file>